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b3ae60" loext:opacity="100%" style:font-name="JetBrains Mono" fo:font-size="12pt" fo:font-style="normal" fo:font-weight="normal" style:font-size-asian="12pt" style:font-style-asian="normal" style:font-weight-asian="normal"/>
    </style:style>
    <style:style style:name="T2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fo:color="#b5b6e3" loext:opacity="100%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bcbec4" loext:opacity="100%" style:font-name="JetBrains Mono" fo:font-size="12pt" fo:font-style="normal" fo:font-weight="bold" style:font-size-asian="12pt" style:font-style-asian="normal" style:font-weight-asian="bold"/>
    </style:style>
    <style:style style:name="T6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/>
    </style:style>
    <style:style style:name="T7" style:family="text">
      <style:text-properties fo:color="#7a7e85" loext:opacity="100%" style:font-name="DejaVu Sans Mono" fo:font-size="12pt" fo:font-style="normal" fo:font-weight="normal" style:font-size-asian="12pt" style:font-style-asian="normal" style:font-weight-asian="normal"/>
    </style:style>
    <style:style style:name="T8" style:family="text">
      <style:text-properties fo:color="#908b25" loext:opacity="100%" style:font-name="JetBrains Mono" fo:font-size="12pt" fo:font-style="normal" fo:font-weight="normal" style:font-size-asian="12pt" style:font-style-asian="normal" style:font-weight-asian="normal"/>
    </style:style>
    <style:style style:name="T9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c77dbb" loext:opacity="100%" style:font-name="JetBrains Mono" fo:font-size="12pt" fo:font-style="italic" fo:font-weight="normal" style:font-size-asian="12pt" style:font-style-asian="italic" style:font-weight-asian="normal"/>
    </style:style>
    <style:style style:name="T12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/>
    </style:style>
    <style:style style:name="T13" style:family="text">
      <style:text-properties fo:color="#9373a5" loext:opacity="100%" style:font-name="JetBrains Mono" fo:font-size="12pt" fo:font-style="normal" fo:font-weight="normal" style:font-size-asian="12pt" style:font-style-asian="normal" style:font-weight-asian="normal"/>
    </style:style>
    <style:style style:name="T14" style:family="text">
      <style:text-properties fo:color="#b9bcd1" loext:opacity="100%" style:font-name="JetBrains Mono" fo:font-size="12pt" fo:font-style="normal" fo:font-weight="normal" style:font-size-asian="12pt" style:font-style-asian="normal" style:font-weight-asian="normal"/>
    </style:style>
    <style:style style:name="T15" style:family="text">
      <style:text-properties fo:color="#5f8c8a" loext:opacity="100%" style:font-name="JetBrains Mono" fo:font-size="12pt" fo:font-style="normal" fo:font-weight="normal" style:font-size-asian="12pt" style:font-style-asian="normal" style:font-weight-asian="normal"/>
    </style:style>
    <style:style style:name="T16" style:family="text">
      <style:text-properties fo:color="#8bb33d" loext:opacity="100%" style:font-name="JetBrains Mono" fo:font-size="12pt" fo:font-style="italic" fo:font-weight="normal" style:font-size-asian="12pt" style:font-style-asian="italic" style:font-weight-asian="normal"/>
    </style:style>
    <style:style style:name="T17" style:family="text">
      <style:text-properties fo:color="#8bb33d" loext:opacity="100%" style:font-name="DejaVu Sans Mono" fo:font-size="12pt" fo:font-style="italic" fo:font-weight="normal" style:font-size-asian="12pt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2">&lt;iostream&gt;</text:span><text:line-break/><text:span text:style-name="T1">#include</text:span><text:span text:style-name="T2">&lt;opencv2/opencv.hpp&gt;</text:span><text:line-break/><text:span text:style-name="T1">#include </text:span><text:span text:style-name="T2">"dec.h"</text:span><text:line-break/><text:span text:style-name="T3">std</text:span><text:span text:style-name="T4">::</text:span><text:span text:style-name="T3">vector</text:span><text:span text:style-name="T4">&lt;</text:span><text:span text:style-name="T3">rm_auto_aim</text:span><text:span text:style-name="T4">::</text:span><text:span text:style-name="T3">ShootFan</text:span><text:span text:style-name="T4">&gt; fans;</text:span><text:line-break/><text:span text:style-name="T6">//#define filename "/home/yukki/LIT BLUE ONE.MP4";</text:span><text:line-break/><text:span text:style-name="T1">#define </text:span><text:span text:style-name="T8">filename </text:span><text:span text:style-name="T2">"/home/yukki/LIT FULL.mp4"</text:span><text:span text:style-name="T4">;</text:span><text:line-break/><text:span text:style-name="T6">//#define DRAW</text:span><text:line-break/><text:span text:style-name="T1">#define </text:span><text:span text:style-name="T8">delay </text:span><text:span text:style-name="T9">50</text:span><text:line-break/><text:span text:style-name="T6">//#define rune_color self_BLUE</text:span><text:line-break/><text:span text:style-name="T6">//</text:span><text:span text:style-name="T7">没用</text:span><text:span text:style-name="T6">pnp</text:span><text:line-break/><text:span text:style-name="T1">#define </text:span><text:span text:style-name="T8">rune_color </text:span><text:span text:style-name="T4">self_RED</text:span><text:line-break/><text:span text:style-name="T6">//#define videoroi</text:span><text:line-break/><text:span text:style-name="T6">//yituoshi <text:s text:c="17"/>//</text:span><text:span text:style-name="T7">屎黄色</text:span><text:span text:style-name="T6">102,204,255 <text:s text:c="3"/>255</text:span><text:span text:style-name="T7">，</text:span><text:span text:style-name="T6">204</text:span><text:span text:style-name="T7">，</text:span><text:span text:style-name="T6">102 <text:s/>yeyeye</text:span><text:line-break/><text:span text:style-name="T6">//green 189,240,120</text:span><text:line-break/><text:span text:style-name="T10">using namespace </text:span><text:span text:style-name="T3">std</text:span><text:span text:style-name="T4">;</text:span><text:line-break/><text:span text:style-name="T10">using namespace </text:span><text:span text:style-name="T3">cv</text:span><text:span text:style-name="T4">;</text:span><text:line-break/><text:span text:style-name="T10">using namespace </text:span><text:span text:style-name="T3">rm_auto_aim</text:span><text:span text:style-name="T4">;</text:span><text:line-break/><text:span text:style-name="T6">//</text:span><text:span text:style-name="T7">目前蓝色效果不好 针对性的做一个新的识别吧</text:span><text:line-break/><text:span text:style-name="T10">const static </text:span><text:span text:style-name="T3">cv</text:span><text:span text:style-name="T4">::</text:span><text:span text:style-name="T3">Mat </text:span><text:span text:style-name="T4">kernel3 = </text:span><text:span text:style-name="T3">cv</text:span><text:span text:style-name="T4">::getStructuringElement(</text:span><text:span text:style-name="T3">cv</text:span><text:span text:style-name="T4">::</text:span><text:span text:style-name="T11">MORPH_RECT</text:span><text:span text:style-name="T4">, </text:span><text:span text:style-name="T3">cv</text:span><text:span text:style-name="T4">::Size(</text:span><text:span text:style-name="T9">3</text:span><text:span text:style-name="T4">, </text:span><text:span text:style-name="T9">3</text:span><text:span text:style-name="T4">));</text:span><text:line-break/><text:span text:style-name="T10">const static </text:span><text:span text:style-name="T3">cv</text:span><text:span text:style-name="T4">::</text:span><text:span text:style-name="T3">Mat </text:span><text:span text:style-name="T4">kernel5 = </text:span><text:span text:style-name="T3">cv</text:span><text:span text:style-name="T4">::getStructuringElement(</text:span><text:span text:style-name="T3">cv</text:span><text:span text:style-name="T4">::</text:span><text:span text:style-name="T11">MORPH_RECT</text:span><text:span text:style-name="T4">, </text:span><text:span text:style-name="T3">cv</text:span><text:span text:style-name="T4">::Size(</text:span><text:span text:style-name="T9">5</text:span><text:span text:style-name="T4">, </text:span><text:span text:style-name="T9">5</text:span><text:span text:style-name="T4">));</text:span><text:line-break/><text:span text:style-name="T10">const static </text:span><text:span text:style-name="T3">cv</text:span><text:span text:style-name="T4">::</text:span><text:span text:style-name="T3">Mat </text:span><text:span text:style-name="T4">kernel7 = </text:span><text:span text:style-name="T3">cv</text:span><text:span text:style-name="T4">::getStructuringElement(</text:span><text:span text:style-name="T3">cv</text:span><text:span text:style-name="T4">::</text:span><text:span text:style-name="T11">MORPH_RECT</text:span><text:span text:style-name="T4">, </text:span><text:span text:style-name="T3">cv</text:span><text:span text:style-name="T4">::Size(</text:span><text:span text:style-name="T9">7</text:span><text:span text:style-name="T4">, </text:span><text:span text:style-name="T9">7</text:span><text:span text:style-name="T4">));</text:span><text:line-break/><text:span text:style-name="T10">const static </text:span><text:span text:style-name="T3">cv</text:span><text:span text:style-name="T4">::</text:span><text:span text:style-name="T3">Mat </text:span><text:span text:style-name="T4">kernel11 = </text:span><text:span text:style-name="T3">cv</text:span><text:span text:style-name="T4">::getStructuringElement(</text:span><text:span text:style-name="T3">cv</text:span><text:span text:style-name="T4">::</text:span><text:span text:style-name="T11">MORPH_RECT</text:span><text:span text:style-name="T4">, </text:span><text:span text:style-name="T3">cv</text:span><text:span text:style-name="T4">::Size(</text:span><text:span text:style-name="T9">11</text:span><text:span text:style-name="T4">, </text:span><text:span text:style-name="T9">11</text:span><text:span text:style-name="T4">));</text:span><text:line-break/><text:span text:style-name="T3">rm_auto_aim</text:span><text:span text:style-name="T4">::</text:span><text:span text:style-name="T3">RuneDetector</text:span><text:span text:style-name="T4">::</text:span><text:span text:style-name="T12">RuneDetector</text:span><text:span text:style-name="T4">(</text:span><text:span text:style-name="T10">const </text:span><text:span text:style-name="T3">RuneParam </text:span><text:span text:style-name="T4">&amp; r) :</text:span><text:line-break/><text:span text:style-name="T4"> <text:s text:c="7"/></text:span><text:span text:style-name="T13">rune_param</text:span><text:span text:style-name="T4">(r)</text:span><text:line-break/><text:span text:style-name="T4">{</text:span><text:line-break/><text:span text:style-name="T4">}</text:span><text:line-break/><text:span text:style-name="T10">double </text:span><text:span text:style-name="T3">RuneDetector</text:span><text:span text:style-name="T4">::</text:span><text:span text:style-name="T12">PixelContour</text:span><text:span text:style-name="T4">(</text:span><text:span text:style-name="T3">cv</text:span><text:span text:style-name="T4">::</text:span><text:span text:style-name="T3">Mat </text:span><text:span text:style-name="T4">&amp; rot, </text:span><text:span text:style-name="T10">double </text:span><text:span text:style-name="T4">start, </text:span><text:span text:style-name="T10">int </text:span><text:span text:style-name="T4">height)</text:span><text:line-break/><text:span text:style-name="T4">{</text:span><text:line-break/><text:span text:style-name="T4"> <text:s text:c="3"/></text:span><text:span text:style-name="T10">double </text:span><text:span text:style-name="T4">sum = </text:span><text:span text:style-name="T9">0</text:span><text:span text:style-name="T4">;</text:span><text:line-break/><text:span text:style-name="T4"> <text:s text:c="3"/></text:span><text:span text:style-name="T10">for </text:span><text:span text:style-name="T4">(</text:span><text:span text:style-name="T10">int </text:span><text:span text:style-name="T4">i = start; i &lt; <text:s text:c="4"/>start + height; i++) {</text:span><text:line-break/><text:span text:style-name="T4"> <text:s text:c="7"/></text:span><text:span text:style-name="T10">auto </text:span><text:span text:style-name="T4">* data = rot.ptr&lt;</text:span><text:span text:style-name="T14">uchar</text:span><text:span text:style-name="T4">&gt;(i);</text:span><text:line-break/><text:span text:style-name="T4"> <text:s text:c="7"/></text:span><text:span text:style-name="T10">for </text:span><text:span text:style-name="T4">(</text:span><text:span text:style-name="T10">int </text:span><text:span text:style-name="T4">j = </text:span><text:span text:style-name="T9">0</text:span><text:span text:style-name="T4">; j &lt; rot.</text:span><text:span text:style-name="T13">cols</text:span><text:span text:style-name="T4">; j++) {</text:span><text:line-break/><text:span text:style-name="T4"> <text:s text:c="11"/></text:span><text:span text:style-name="T10">if </text:span><text:span text:style-name="T4">(data[j] == </text:span><text:span text:style-name="T9">255</text:span><text:span text:style-name="T4">) {</text:span><text:line-break/><text:span text:style-name="T4"> <text:s text:c="15"/>sum += </text:span><text:span text:style-name="T9">1</text:span><text:span text:style-name="T4">;</text:span><text:line-break/><text:span text:style-name="T4"> <text:s text:c="11"/>}</text:span><text:line-break/><text:span text:style-name="T4"> <text:s text:c="7"/>}</text:span><text:line-break/><text:span text:style-name="T4"> <text:s text:c="3"/>}</text:span><text:line-break/><text:span text:style-name="T4"> <text:s text:c="3"/></text:span><text:span text:style-name="T10">return </text:span><text:span text:style-name="T4">sum;</text:span><text:line-break/><text:span text:style-name="T4">}</text:span><text:line-break/><text:line-break/><text:span text:style-name="T10">void </text:span><text:span text:style-name="T12">colorFilter</text:span><text:span text:style-name="T4">(</text:span><text:span text:style-name="T3">cv</text:span><text:span text:style-name="T4">::</text:span><text:span text:style-name="T3">Mat </text:span><text:span text:style-name="T4">inputImage, </text:span><text:span text:style-name="T3">cv</text:span><text:span text:style-name="T4">::</text:span><text:span text:style-name="T3">Mat</text:span><text:span text:style-name="T4">&amp; outputImage)</text:span><text:line-break/><text:span text:style-name="T4">{</text:span><text:line-break/><text:span text:style-name="T4"> <text:s text:c="3"/></text:span><text:span text:style-name="T6">// </text:span><text:span text:style-name="T7">将</text:span><text:span text:style-name="T6">CvMat</text:span><text:span text:style-name="T7">转换为</text:span><text:span text:style-name="T6">cv::Mat</text:span><text:line-break/><text:span text:style-name="T6"> <text:s text:c="3"/></text:span><text:span text:style-name="T3">cv</text:span><text:span text:style-name="T4">::</text:span><text:span text:style-name="T3">Mat </text:span><text:span text:style-name="T4">img = inputImage;</text:span><text:line-break/><text:line-break/><text:span text:style-name="T4"> <text:s text:c="3"/></text:span><text:span text:style-name="T6">// </text:span><text:span text:style-name="T7">转换为</text:span><text:span text:style-name="T6">HSV</text:span><text:span text:style-name="T7">色彩空间</text:span><text:line-break/><text:soft-page-break/><text:span text:style-name="T7"> <text:s text:c="3"/></text:span><text:span text:style-name="T3">cv</text:span><text:span text:style-name="T4">::</text:span><text:span text:style-name="T3">Mat </text:span><text:span text:style-name="T4">hsv;</text:span><text:line-break/><text:span text:style-name="T4"> <text:s text:c="3"/></text:span><text:span text:style-name="T3">cv</text:span><text:span text:style-name="T4">::cvtColor(img, hsv, </text:span><text:span text:style-name="T3">cv</text:span><text:span text:style-name="T4">::</text:span><text:span text:style-name="T11">COLOR_BGR2HSV</text:span><text:span text:style-name="T4">);</text:span><text:line-break/><text:line-break/><text:span text:style-name="T4"> <text:s text:c="3"/></text:span><text:span text:style-name="T10">int </text:span><text:span text:style-name="T4">width = hsv.</text:span><text:span text:style-name="T13">cols</text:span><text:span text:style-name="T4">;</text:span><text:line-break/><text:span text:style-name="T4"> <text:s text:c="3"/></text:span><text:span text:style-name="T10">int </text:span><text:span text:style-name="T4">height = hsv.</text:span><text:span text:style-name="T13">rows</text:span><text:span text:style-name="T4">;</text:span><text:line-break/><text:span text:style-name="T4"> <text:s text:c="3"/></text:span><text:span text:style-name="T10">for </text:span><text:span text:style-name="T4">(</text:span><text:span text:style-name="T10">int </text:span><text:span text:style-name="T4">i = </text:span><text:span text:style-name="T9">0</text:span><text:span text:style-name="T4">; i &lt; height; i++)</text:span><text:line-break/><text:span text:style-name="T4"> <text:s text:c="3"/>{</text:span><text:line-break/><text:span text:style-name="T4"> <text:s text:c="7"/></text:span><text:span text:style-name="T10">for </text:span><text:span text:style-name="T4">(</text:span><text:span text:style-name="T10">int </text:span><text:span text:style-name="T4">j = </text:span><text:span text:style-name="T9">0</text:span><text:span text:style-name="T4">; j &lt; width; j++)</text:span><text:line-break/><text:span text:style-name="T4"> <text:s text:c="7"/>{</text:span><text:line-break/><text:span text:style-name="T4"> <text:s text:c="11"/></text:span><text:span text:style-name="T3">cv</text:span><text:span text:style-name="T4">::</text:span><text:span text:style-name="T14">Vec3b </text:span><text:span text:style-name="T4">hsvPixel = hsv.at&lt;</text:span><text:span text:style-name="T3">cv</text:span><text:span text:style-name="T4">::</text:span><text:span text:style-name="T14">Vec3b</text:span><text:span text:style-name="T4">&gt;(i, j);</text:span><text:line-break/><text:span text:style-name="T4"> <text:s text:c="11"/></text:span><text:span text:style-name="T6">// </text:span><text:span text:style-name="T7">获取像素点（</text:span><text:span text:style-name="T6">j, i</text:span><text:span text:style-name="T7">）的</text:span><text:span text:style-name="T6">HSV</text:span><text:span text:style-name="T7">值</text:span><text:line-break/><text:span text:style-name="T7"> <text:s text:c="11"/></text:span><text:span text:style-name="T14">uchar </text:span><text:span text:style-name="T4">h = hsvPixel</text:span><text:span text:style-name="T15">[</text:span><text:span text:style-name="T9">0</text:span><text:span text:style-name="T15">]</text:span><text:span text:style-name="T4">;</text:span><text:line-break/><text:span text:style-name="T4"> <text:s text:c="11"/></text:span><text:span text:style-name="T14">uchar </text:span><text:span text:style-name="T4">s = hsvPixel</text:span><text:span text:style-name="T15">[</text:span><text:span text:style-name="T9">1</text:span><text:span text:style-name="T15">]</text:span><text:span text:style-name="T4">;</text:span><text:line-break/><text:span text:style-name="T4"> <text:s text:c="11"/></text:span><text:span text:style-name="T14">uchar </text:span><text:span text:style-name="T4">v = hsvPixel</text:span><text:span text:style-name="T15">[</text:span><text:span text:style-name="T9">2</text:span><text:span text:style-name="T15">]</text:span><text:span text:style-name="T4">;</text:span><text:line-break/><text:line-break/><text:span text:style-name="T4"> <text:s text:c="11"/></text:span><text:span text:style-name="T6">// </text:span><text:span text:style-name="T7">红色的</text:span><text:span text:style-name="T6">H</text:span><text:span text:style-name="T7">范围过滤条件</text:span><text:line-break/><text:span text:style-name="T7"> <text:s text:c="11"/></text:span><text:span text:style-name="T10">if </text:span><text:span text:style-name="T4">(!((h &gt; </text:span><text:span text:style-name="T9">0 </text:span><text:span text:style-name="T4">&amp;&amp; h &lt; </text:span><text:span text:style-name="T9">8</text:span><text:span text:style-name="T4">) || (h &gt; </text:span><text:span text:style-name="T9">160 </text:span><text:span text:style-name="T4">&amp;&amp; h &lt; </text:span><text:span text:style-name="T9">180</text:span><text:span text:style-name="T4">)) || (s &lt; </text:span><text:span text:style-name="T9">80</text:span><text:span text:style-name="T4">) || (v &lt; </text:span><text:span text:style-name="T9">50 </text:span><text:span text:style-name="T4">|| v &gt; </text:span><text:span text:style-name="T9">220</text:span><text:span text:style-name="T4">))</text:span><text:line-break/><text:span text:style-name="T4"> <text:s text:c="11"/>{</text:span><text:line-break/><text:span text:style-name="T4"> <text:s text:c="15"/>hsv.at&lt;</text:span><text:span text:style-name="T3">cv</text:span><text:span text:style-name="T4">::</text:span><text:span text:style-name="T14">Vec3b</text:span><text:span text:style-name="T4">&gt;(i, j) </text:span><text:span text:style-name="T15">= </text:span><text:span text:style-name="T3">cv</text:span><text:span text:style-name="T4">::Vec3b(</text:span><text:span text:style-name="T9">0</text:span><text:span text:style-name="T4">, </text:span><text:span text:style-name="T9">0</text:span><text:span text:style-name="T4">, </text:span><text:span text:style-name="T9">0</text:span><text:span text:style-name="T4">); </text:span><text:span text:style-name="T6">// </text:span><text:span text:style-name="T7">设置为黑色</text:span><text:line-break/><text:span text:style-name="T7"> <text:s text:c="11"/></text:span><text:span text:style-name="T4">}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6">// </text:span><text:span text:style-name="T7">创建输出图像矩阵</text:span><text:line-break/><text:span text:style-name="T7"> <text:s text:c="3"/></text:span><text:span text:style-name="T4">outputImage.create(hsv.</text:span><text:span text:style-name="T13">size</text:span><text:span text:style-name="T15">()</text:span><text:span text:style-name="T4">, hsv.type());</text:span><text:line-break/><text:line-break/><text:span text:style-name="T4"> <text:s text:c="3"/></text:span><text:span text:style-name="T6">// </text:span><text:span text:style-name="T7">将处理后的</text:span><text:span text:style-name="T6">HSV</text:span><text:span text:style-name="T7">图像转换回</text:span><text:span text:style-name="T6">BGR</text:span><text:span text:style-name="T7">以便显示和存储</text:span><text:line-break/><text:span text:style-name="T7"> <text:s text:c="3"/></text:span><text:span text:style-name="T3">cv</text:span><text:span text:style-name="T4">::cvtColor(hsv, outputImage, </text:span><text:span text:style-name="T3">cv</text:span><text:span text:style-name="T4">::</text:span><text:span text:style-name="T11">COLOR_HSV2BGR</text:span><text:span text:style-name="T4">);</text:span><text:line-break/><text:line-break/><text:span text:style-name="T4"> <text:s text:c="3"/></text:span><text:span text:style-name="T6">// </text:span><text:span text:style-name="T7">显示结果</text:span><text:line-break/><text:span text:style-name="T7"> <text:s text:c="3"/></text:span><text:span text:style-name="T3">cv</text:span><text:span text:style-name="T4">::namedWindow(</text:span><text:span text:style-name="T2">"filter"</text:span><text:span text:style-name="T4">, </text:span><text:span text:style-name="T3">cv</text:span><text:span text:style-name="T4">::</text:span><text:span text:style-name="T11">WINDOW_NORMAL</text:span><text:span text:style-name="T4">);</text:span><text:line-break/><text:span text:style-name="T4"> <text:s text:c="3"/></text:span><text:span text:style-name="T3">cv</text:span><text:span text:style-name="T4">::imshow(</text:span><text:span text:style-name="T2">"filter"</text:span><text:span text:style-name="T4">, outputImage);</text:span><text:line-break/><text:span text:style-name="T4"> <text:s text:c="3"/></text:span><text:span text:style-name="T6">// cv::waitKey(0);</text:span><text:line-break/><text:span text:style-name="T4">}</text:span><text:line-break/><text:span text:style-name="T10">bool </text:span><text:span text:style-name="T3">RuneDetector</text:span><text:span text:style-name="T4">::</text:span><text:span text:style-name="T12">imageProcess</text:span><text:span text:style-name="T4">(</text:span><text:span text:style-name="T3">cv</text:span><text:span text:style-name="T4">::</text:span><text:span text:style-name="T3">Mat </text:span><text:span text:style-name="T4">&amp; src)</text:span><text:line-break/><text:span text:style-name="T4">{</text:span><text:line-break/><text:span text:style-name="T4"> <text:s text:c="3"/></text:span><text:span text:style-name="T10">if </text:span><text:span text:style-name="T4">(src.empty())</text:span><text:line-break/><text:span text:style-name="T4"> <text:s text:c="7"/></text:span><text:span text:style-name="T10">return false</text:span><text:span text:style-name="T4">;</text:span><text:line-break/><text:span text:style-name="T4"> <text:s text:c="3"/></text:span><text:span text:style-name="T3">std</text:span><text:span text:style-name="T4">::</text:span><text:span text:style-name="T3">vector</text:span><text:span text:style-name="T4">&lt;</text:span><text:span text:style-name="T3">cv</text:span><text:span text:style-name="T4">::</text:span><text:span text:style-name="T3">Mat</text:span><text:span text:style-name="T4">&gt; channels;</text:span><text:line-break/><text:span text:style-name="T4"> <text:s text:c="3"/></text:span><text:span text:style-name="T13">rune_debug </text:span><text:span text:style-name="T15">= </text:span><text:span text:style-name="T4">src.clone();</text:span><text:line-break/><text:line-break/><text:span text:style-name="T4"> <text:s text:c="3"/></text:span><text:span text:style-name="T6">//debug 1st</text:span><text:line-break/><text:line-break/><text:span text:style-name="T6"> <text:s text:c="3"/></text:span><text:span text:style-name="T3">cv</text:span><text:span text:style-name="T4">::split(src, channels);</text:span><text:line-break/><text:span text:style-name="T6">//</text:span><text:span text:style-name="T7">实践得出结论：亮度高时均接近白光，反向通道反而可以滤掉圆心，有一定</text:span><text:span text:style-name="T6">b</text:span><text:span text:style-name="T7">用</text:span><text:line-break/><text:span text:style-name="T7"> <text:s text:c="3"/></text:span><text:span text:style-name="T10">if </text:span><text:span text:style-name="T4">(</text:span><text:span text:style-name="T8">rune_color </text:span><text:span text:style-name="T4">== </text:span><text:span text:style-name="T11">self_BLUE</text:span><text:span text:style-name="T4">)</text:span><text:line-break/><text:span text:style-name="T4"> <text:s text:c="7"/></text:span><text:span text:style-name="T13">binary_img </text:span><text:span text:style-name="T15">= </text:span><text:span text:style-name="T4">channels.at(</text:span><text:span text:style-name="T9">2</text:span><text:span text:style-name="T4">);</text:span><text:line-break/><text:span text:style-name="T4"> <text:s text:c="3"/></text:span><text:span text:style-name="T10">else</text:span><text:line-break/><text:span text:style-name="T10"> <text:s text:c="7"/></text:span><text:span text:style-name="T13">binary_img </text:span><text:span text:style-name="T15">= </text:span><text:span text:style-name="T4">channels.at(</text:span><text:span text:style-name="T9">1</text:span><text:span text:style-name="T4">);</text:span><text:line-break/><text:soft-page-break/><text:span text:style-name="T4"> <text:s text:c="3"/></text:span><text:span text:style-name="T6">//</text:span><text:span text:style-name="T7">单通道近似灰度图</text:span><text:line-break/><text:span text:style-name="T6">// <text:s text:c="3"/>imshow("</text:span><text:span text:style-name="T7">通道二值化</text:span><text:span text:style-name="T6">",binary_img);</text:span><text:line-break/><text:span text:style-name="T6"> <text:s text:c="3"/></text:span><text:span text:style-name="T4">threshold(</text:span><text:span text:style-name="T13">binary_img</text:span><text:span text:style-name="T4">, </text:span><text:span text:style-name="T13">binary_img</text:span><text:span text:style-name="T4">, </text:span><text:span text:style-name="T13">rune_param</text:span><text:span text:style-name="T4">.</text:span><text:span text:style-name="T13">binary_threshold</text:span><text:span text:style-name="T4">, </text:span><text:span text:style-name="T9">255</text:span><text:span text:style-name="T4">, </text:span><text:span text:style-name="T3">cv</text:span><text:span text:style-name="T4">::</text:span><text:span text:style-name="T11">THRESH_BINARY</text:span><text:span text:style-name="T4">);</text:span><text:line-break/><text:line-break/><text:span text:style-name="T4"> <text:s text:c="3"/>morphologyEx(</text:span><text:span text:style-name="T13">binary_img</text:span><text:span text:style-name="T4">, </text:span><text:span text:style-name="T13">binary_img</text:span><text:span text:style-name="T4">, </text:span><text:span text:style-name="T3">cv</text:span><text:span text:style-name="T4">::</text:span><text:span text:style-name="T11">MORPH_DILATE</text:span><text:span text:style-name="T4">, kernel3);</text:span><text:line-break/><text:span text:style-name="T6">// <text:s text:c="3"/>imshow("</text:span><text:span text:style-name="T7">膨胀</text:span><text:span text:style-name="T6">",binary_img);</text:span><text:line-break/><text:span text:style-name="T6"> <text:s text:c="3"/></text:span><text:span text:style-name="T10">return true</text:span><text:span text:style-name="T4">;</text:span><text:line-break/><text:span text:style-name="T4">}</text:span><text:line-break/><text:span text:style-name="T6">//img process </text:span><text:span text:style-name="T7">没啥好写的</text:span><text:line-break/><text:line-break/><text:line-break/><text:line-break/><text:line-break/><text:span text:style-name="T6">//</text:span><text:span text:style-name="T7">预处理</text:span><text:span text:style-name="T6">-&gt;</text:span><text:span text:style-name="T7">扇叶候选队列</text:span><text:line-break/><text:span text:style-name="T3">std</text:span><text:span text:style-name="T4">::</text:span><text:span text:style-name="T3">vector</text:span><text:span text:style-name="T4">&lt;</text:span><text:span text:style-name="T3">rm_auto_aim</text:span><text:span text:style-name="T4">::</text:span><text:span text:style-name="T3">ShootFan</text:span><text:span text:style-name="T4">&gt; </text:span><text:span text:style-name="T3">rm_auto_aim</text:span><text:span text:style-name="T4">::</text:span><text:span text:style-name="T3">RuneDetector</text:span><text:span text:style-name="T4">::</text:span><text:span text:style-name="T12">fillContour</text:span><text:span text:style-name="T4">()</text:span><text:line-break/><text:span text:style-name="T4">{</text:span><text:line-break/><text:span text:style-name="T4"> <text:s text:c="3"/></text:span><text:span text:style-name="T10">int </text:span><text:span text:style-name="T4">yukki_fan=</text:span><text:span text:style-name="T9">0</text:span><text:span text:style-name="T4">;</text:span><text:line-break/><text:span text:style-name="T4"> <text:s text:c="3"/></text:span><text:span text:style-name="T6">////</text:span><text:span text:style-name="T7">创建轮廓填充图 填充轮廓</text:span><text:line-break/><text:span text:style-name="T7"> <text:s text:c="3"/></text:span><text:span text:style-name="T13">filled_contour_img </text:span><text:span text:style-name="T15">= </text:span><text:span text:style-name="T3">cv</text:span><text:span text:style-name="T4">::</text:span><text:span text:style-name="T3">Mat</text:span><text:span text:style-name="T4">::zeros(</text:span><text:span text:style-name="T3">cv</text:span><text:span text:style-name="T4">::Size(</text:span><text:span text:style-name="T13">rune_debug</text:span><text:span text:style-name="T4">.</text:span><text:span text:style-name="T13">cols</text:span><text:span text:style-name="T4">, </text:span><text:span text:style-name="T13">rune_debug</text:span><text:span text:style-name="T4">.</text:span><text:span text:style-name="T13">rows</text:span><text:span text:style-name="T4">), </text:span><text:span text:style-name="T8">CV_8UC1</text:span><text:span text:style-name="T4">);</text:span><text:line-break/><text:span text:style-name="T4"> <text:s text:c="3"/></text:span><text:span text:style-name="T6">// </text:span><text:span text:style-name="T7">原图大小的黑底</text:span><text:line-break/><text:span text:style-name="T7"> <text:s text:c="3"/></text:span><text:span text:style-name="T6">//</text:span><text:span text:style-name="T7">永远只有黑白，包括</text:span><text:span text:style-name="T6">draw</text:span><text:line-break/><text:span text:style-name="T6"> <text:s text:c="3"/></text:span><text:span text:style-name="T3">std</text:span><text:span text:style-name="T4">::</text:span><text:span text:style-name="T3">vector</text:span><text:span text:style-name="T4">&lt;</text:span><text:span text:style-name="T3">std</text:span><text:span text:style-name="T4">::</text:span><text:span text:style-name="T3">vector</text:span><text:span text:style-name="T4">&lt;</text:span><text:span text:style-name="T3">cv</text:span><text:span text:style-name="T4">::</text:span><text:span text:style-name="T14">Point</text:span><text:span text:style-name="T4">&gt;&gt; contours;</text:span><text:line-break/><text:line-break/><text:line-break/><text:span text:style-name="T4"> <text:s text:c="3"/></text:span><text:span text:style-name="T6">////</text:span><text:span text:style-name="T7">寻找主要轮廓并填充（把填充的轮廓画在黑底上）</text:span><text:line-break/><text:span text:style-name="T7"> <text:s text:c="3"/></text:span><text:span text:style-name="T6">/// </text:span><text:span text:style-name="T7">需要调整</text:span><text:span text:style-name="T6">area</text:span><text:span text:style-name="T7">大小</text:span><text:line-break/><text:span text:style-name="T7"> <text:s text:c="3"/></text:span><text:span text:style-name="T4">findContours(</text:span><text:span text:style-name="T13">binary_img</text:span><text:span text:style-name="T4">, </text:span><text:span text:style-name="T13">filled_contours</text:span><text:span text:style-name="T4">, </text:span><text:span text:style-name="T3">cv</text:span><text:span text:style-name="T4">::</text:span><text:span text:style-name="T11">RETR_EXTERNAL</text:span><text:span text:style-name="T4">, </text:span><text:span text:style-name="T3">cv</text:span><text:span text:style-name="T4">::</text:span><text:span text:style-name="T11">CHAIN_APPROX_SIMPLE</text:span><text:span text:style-name="T4">);</text:span><text:line-break/><text:span text:style-name="T4"> <text:s text:c="3"/></text:span><text:span text:style-name="T6">//find contours all in before</text:span><text:line-break/><text:span text:style-name="T6"> <text:s text:c="3"/></text:span><text:span text:style-name="T10">for </text:span><text:span text:style-name="T4">(</text:span><text:span text:style-name="T14">size_t </text:span><text:span text:style-name="T4">i = </text:span><text:span text:style-name="T9">0</text:span><text:span text:style-name="T4">; i &lt; </text:span><text:span text:style-name="T13">filled_contours</text:span><text:span text:style-name="T4">.size(); i++) {</text:span><text:line-break/><text:span text:style-name="T4"> <text:s text:c="7"/></text:span><text:span text:style-name="T10">double </text:span><text:span text:style-name="T4">area = contourArea(</text:span><text:span text:style-name="T13">filled_contours</text:span><text:span text:style-name="T15">[</text:span><text:span text:style-name="T4">i</text:span><text:span text:style-name="T15">]</text:span><text:span text:style-name="T4">);</text:span><text:line-break/><text:span text:style-name="T4"> <text:s text:c="7"/></text:span><text:span text:style-name="T10">if </text:span><text:span text:style-name="T4">(area &lt; </text:span><text:span text:style-name="T13">rune_param</text:span><text:span text:style-name="T4">.</text:span><text:span text:style-name="T13">min_filledContours_area</text:span><text:span text:style-name="T4">) </text:span><text:span text:style-name="T10">continue</text:span><text:span text:style-name="T4">;</text:span><text:line-break/><text:span text:style-name="T4"> <text:s text:c="7"/></text:span><text:span text:style-name="T6">//</text:span><text:span text:style-name="T7">把不符合条件的（小）轮廓给过滤掉</text:span><text:line-break/><text:span text:style-name="T7"> <text:s text:c="7"/></text:span><text:span text:style-name="T4">drawContours(</text:span><text:line-break/><text:span text:style-name="T4"> <text:s text:c="15"/></text:span><text:span text:style-name="T13">filled_contour_img</text:span><text:span text:style-name="T4">, </text:span><text:span text:style-name="T13">filled_contours</text:span><text:span text:style-name="T4">, </text:span><text:span text:style-name="T10">static_cast</text:span><text:span text:style-name="T4">&lt;</text:span><text:span text:style-name="T10">int</text:span><text:span text:style-name="T4">&gt;(i), </text:span><text:span text:style-name="T3">cv</text:span><text:span text:style-name="T4">::Scalar(</text:span><text:span text:style-name="T9">189</text:span><text:span text:style-name="T4">,</text:span><text:span text:style-name="T9">240</text:span><text:span text:style-name="T4">,</text:span><text:span text:style-name="T9">120</text:span><text:span text:style-name="T4">),</text:span><text:line-break/><text:span text:style-name="T4"> <text:s text:c="15"/></text:span><text:span text:style-name="T3">cv</text:span><text:span text:style-name="T4">::</text:span><text:span text:style-name="T11">FILLED</text:span><text:span text:style-name="T4">);</text:span><text:line-break/><text:span text:style-name="T4"> <text:s text:c="3"/>}</text:span><text:span text:style-name="T6">//</text:span><text:span text:style-name="T7">大小合适的轮廓画出来，并塞满</text:span><text:line-break/><text:line-break/><text:span text:style-name="T6">//</text:span><text:span text:style-name="T7">这里也没啥好改的 虽然有点多余</text:span><text:line-break/><text:line-break/><text:span text:style-name="T6">// <text:s text:c="3"/>std::vector&lt;ShootFan&gt; fans;</text:span><text:line-break/><text:line-break/><text:span text:style-name="T6"> <text:s text:c="3"/>////</text:span><text:span text:style-name="T7">膨胀轮廓使其连续</text:span><text:line-break/><text:span text:style-name="T7"> <text:s text:c="3"/></text:span><text:span text:style-name="T6">// <text:s text:c="3"/>dilate(filled_contour_img,filled_contour_img,kernel7);</text:span><text:line-break/><text:span text:style-name="T6"> <text:s text:c="3"/></text:span><text:span text:style-name="T4">morphologyEx(</text:span><text:span text:style-name="T13">filled_contour_img</text:span><text:span text:style-name="T4">, </text:span><text:span text:style-name="T13">filled_contour_img</text:span><text:span text:style-name="T4">, </text:span><text:span text:style-name="T3">cv</text:span><text:span text:style-name="T4">::</text:span><text:span text:style-name="T11">MORPH_CLOSE</text:span><text:span text:style-name="T4">, </text:span><text:soft-page-break/><text:span text:style-name="T4">kernel3);</text:span><text:line-break/><text:span text:style-name="T6">//</text:span><text:span text:style-name="T7">去除细小空洞，感觉没啥用。准备做掉！！！！！！！</text:span><text:line-break/><text:span text:style-name="T6">// <text:s text:c="3"/>imshow("what the fuck you find",filled_contour_img);</text:span><text:line-break/><text:span text:style-name="T6"> <text:s text:c="3"/>//</text:span><text:span text:style-name="T7">画完的黑底</text:span><text:line-break/><text:line-break/><text:line-break/><text:span text:style-name="T7"> <text:s text:c="3"/></text:span><text:span text:style-name="T6">//</text:span><text:span text:style-name="T7">第二次筛轮廓，不知道为啥要这么繁琐的筛，先看着</text:span><text:line-break/><text:span text:style-name="T7"> <text:s text:c="3"/></text:span><text:span text:style-name="T4">findContours(</text:span><text:span text:style-name="T13">filled_contour_img</text:span><text:span text:style-name="T4">, </text:span><text:span text:style-name="T13">filled_contours</text:span><text:span text:style-name="T4">, </text:span><text:span text:style-name="T3">cv</text:span><text:span text:style-name="T4">::</text:span><text:span text:style-name="T11">RETR_EXTERNAL</text:span><text:span text:style-name="T4">, </text:span><text:span text:style-name="T3">cv</text:span><text:span text:style-name="T4">::</text:span><text:span text:style-name="T11">CHAIN_APPROX_SIMPLE</text:span><text:span text:style-name="T4">);</text:span><text:line-break/><text:span text:style-name="T4"> <text:s text:c="3"/></text:span><text:span text:style-name="T10">for </text:span><text:span text:style-name="T4">(</text:span><text:span text:style-name="T14">size_t </text:span><text:span text:style-name="T4">i = </text:span><text:span text:style-name="T9">0</text:span><text:span text:style-name="T4">; i &lt; </text:span><text:span text:style-name="T13">filled_contours</text:span><text:span text:style-name="T4">.size(); i++) {</text:span><text:line-break/><text:span text:style-name="T4"> <text:s text:c="7"/></text:span><text:span text:style-name="T10">double </text:span><text:span text:style-name="T4">area = contourArea(</text:span><text:span text:style-name="T13">filled_contours</text:span><text:span text:style-name="T15">[</text:span><text:span text:style-name="T4">i</text:span><text:span text:style-name="T15">]</text:span><text:span text:style-name="T4">);</text:span><text:line-break/><text:line-break/><text:span text:style-name="T4"> <text:s text:c="7"/>drawContours(</text:span><text:span text:style-name="T13">rune_debug</text:span><text:span text:style-name="T4">, </text:span><text:span text:style-name="T13">filled_contours</text:span><text:span text:style-name="T4">, </text:span><text:span text:style-name="T10">static_cast</text:span><text:span text:style-name="T4">&lt;</text:span><text:span text:style-name="T10">int</text:span><text:span text:style-name="T4">&gt;(i), </text:span><text:span text:style-name="T3">cv</text:span><text:span text:style-name="T4">::Scalar(</text:span><text:span text:style-name="T9">0</text:span><text:span text:style-name="T4">, </text:span><text:span text:style-name="T9">255</text:span><text:span text:style-name="T4">, </text:span><text:span text:style-name="T9">255</text:span><text:span text:style-name="T4">), </text:span><text:span text:style-name="T9">2</text:span><text:span text:style-name="T4">);</text:span><text:line-break/><text:line-break/><text:span text:style-name="T4"> <text:s text:c="7"/></text:span><text:span text:style-name="T6">//</text:span><text:span text:style-name="T7">金黄色外围轮廓，</text:span><text:span text:style-name="T6">r</text:span><text:span text:style-name="T7">标到底要不要（我觉得不要）</text:span><text:line-break/><text:line-break/><text:span text:style-name="T7"> <text:s text:c="7"/></text:span><text:span text:style-name="T10">auto </text:span><text:span text:style-name="T4">rect = </text:span><text:span text:style-name="T3">cv</text:span><text:span text:style-name="T4">::minAreaRect(</text:span><text:span text:style-name="T13">filled_contours</text:span><text:span text:style-name="T15">[</text:span><text:span text:style-name="T4">i</text:span><text:span text:style-name="T15">]</text:span><text:span text:style-name="T4">);</text:span><text:line-break/><text:span text:style-name="T4"> <text:s text:c="7"/></text:span><text:span text:style-name="T6">//RRECT rect</text:span><text:line-break/><text:span text:style-name="T6"> <text:s text:c="7"/>// std::cout&lt;&lt;area&lt;&lt;std::endl;</text:span><text:line-break/><text:span text:style-name="T6"> <text:s text:c="7"/>//?</text:span><text:line-break/><text:span text:style-name="T6"> <text:s text:c="7"/></text:span><text:span text:style-name="T10">if </text:span><text:span text:style-name="T4">(area &lt; </text:span><text:span text:style-name="T13">rune_param</text:span><text:span text:style-name="T4">.</text:span><text:span text:style-name="T13">min_contourArea </text:span><text:span text:style-name="T4">|| area &gt; </text:span><text:span text:style-name="T13">rune_param</text:span><text:span text:style-name="T4">.</text:span><text:span text:style-name="T13">max_contourArea</text:span><text:span text:style-name="T4">) </text:span><text:span text:style-name="T10">continue</text:span><text:span text:style-name="T4">;</text:span><text:line-break/><text:span text:style-name="T4"> <text:s text:c="7"/></text:span><text:span text:style-name="T6">//</text:span><text:span text:style-name="T7">大小</text:span><text:line-break/><text:line-break/><text:span text:style-name="T7"> <text:s text:c="7"/></text:span><text:span text:style-name="T10">float </text:span><text:span text:style-name="T4">ratio = rect.</text:span><text:span text:style-name="T13">size</text:span><text:span text:style-name="T4">.</text:span><text:span text:style-name="T13">width </text:span><text:span text:style-name="T4">&gt; rect.</text:span><text:span text:style-name="T13">size</text:span><text:span text:style-name="T4">.</text:span><text:span text:style-name="T13">height </text:span><text:span text:style-name="T4">? rect.</text:span><text:span text:style-name="T13">size</text:span><text:span text:style-name="T4">.</text:span><text:span text:style-name="T13">width </text:span><text:span text:style-name="T4">/ rect.</text:span><text:span text:style-name="T13">size</text:span><text:span text:style-name="T4">.</text:span><text:span text:style-name="T13">height</text:span><text:line-break/><text:span text:style-name="T13"> <text:s text:c="56"/></text:span><text:span text:style-name="T4">: rect.</text:span><text:span text:style-name="T13">size</text:span><text:span text:style-name="T4">.</text:span><text:span text:style-name="T13">height </text:span><text:span text:style-name="T4">/ rect.</text:span><text:span text:style-name="T13">size</text:span><text:span text:style-name="T4">.</text:span><text:span text:style-name="T13">width</text:span><text:span text:style-name="T4">;</text:span><text:line-break/><text:span text:style-name="T6">// </text:span><text:span text:style-name="T7">长比宽</text:span><text:line-break/><text:span text:style-name="T6">// <text:s text:c="8"/>std::cout &lt;&lt; "area:" &lt;&lt; rect.size.area() &lt;&lt; std::endl;</text:span><text:line-break/><text:span text:style-name="T6">// <text:s text:c="8"/>std::cout &lt;&lt;"ratio" &lt;&lt;ratio&lt;&lt;std::endl;</text:span><text:line-break/><text:span text:style-name="T6">// <text:s text:c="8"/>std::cout&lt;&lt;"wqwq"&lt;&lt;rect.size.area() / area &lt;&lt;std::endl;</text:span><text:line-break/><text:span text:style-name="T6"> <text:s text:c="7"/></text:span><text:span text:style-name="T10">if </text:span><text:span text:style-name="T4">((rect.</text:span><text:span text:style-name="T13">size</text:span><text:span text:style-name="T4">.area() &gt; </text:span><text:span text:style-name="T13">rune_param</text:span><text:span text:style-name="T4">.</text:span><text:span text:style-name="T13">min_fan_area </text:span><text:span text:style-name="T4">&amp;&amp; rect.</text:span><text:span text:style-name="T13">size</text:span><text:span text:style-name="T4">.area() &lt; </text:span><text:span text:style-name="T13">rune_param</text:span><text:span text:style-name="T4">.</text:span><text:span text:style-name="T13">max_fan_area</text:span><text:span text:style-name="T4">) &amp;&amp;</text:span><text:line-break/><text:span text:style-name="T4"> <text:s text:c="11"/>rect.</text:span><text:span text:style-name="T13">size</text:span><text:span text:style-name="T4">.area() / area &gt; </text:span><text:span text:style-name="T13">rune_param</text:span><text:span text:style-name="T4">.</text:span><text:span text:style-name="T13">min_area_ratio</text:span><text:line-break/><text:span text:style-name="T13"> <text:s text:c="11"/></text:span><text:span text:style-name="T4">&amp;&amp; <text:s/>(ratio &gt; </text:span><text:span text:style-name="T13">rune_param</text:span><text:span text:style-name="T4">.</text:span><text:span text:style-name="T13">min_fan_ratio </text:span><text:span text:style-name="T4">&amp;&amp; ratio &lt; </text:span><text:span text:style-name="T13">rune_param</text:span><text:span text:style-name="T4">.</text:span><text:span text:style-name="T13">max_fan_ratio</text:span><text:span text:style-name="T4">)</text:span><text:line-break/><text:span text:style-name="T6">//this is key</text:span><text:line-break/><text:span text:style-name="T6"> <text:s text:c="15"/></text:span><text:span text:style-name="T4">)</text:span><text:line-break/><text:span text:style-name="T4"> <text:s text:c="11"/></text:span><text:span text:style-name="T6">//rect area&amp;&amp;contour area &amp;&amp;ratio</text:span><text:line-break/><text:span text:style-name="T6"> <text:s text:c="7"/></text:span><text:span text:style-name="T4">{</text:span><text:line-break/><text:span text:style-name="T4"> <text:s text:c="11"/></text:span><text:span text:style-name="T6">//this is null</text:span><text:line-break/><text:span text:style-name="T6">// <text:s text:c="11"/>cout&lt;&lt;"eee"&lt;&lt;endl;</text:span><text:line-break/><text:span text:style-name="T6">// <text:s text:c="11"/>imshow("EEE??",rune_debug);</text:span><text:line-break/><text:span text:style-name="T6"> <text:s text:c="11"/>//</text:span><text:span text:style-name="T16">todo:: </text:span><text:span text:style-name="T17">需要添加更多的条件 <text:s/>放入扇叶候选队列</text:span><text:span text:style-name="T16">/</text:span><text:line-break/><text:span text:style-name="T16"> <text:s text:c="11"/></text:span><text:span text:style-name="T6">// </text:span><text:span text:style-name="T16">std::cout&lt;&lt;"qwqwqwq"&lt;&lt;std::endl;</text:span><text:line-break/><text:line-break/><text:span text:style-name="T16"> <text:s text:c="11"/></text:span><text:span text:style-name="T4">cout</text:span><text:span text:style-name="T15">&lt;&lt;</text:span><text:span text:style-name="T4">yukki_fan</text:span><text:span text:style-name="T15">&lt;&lt;</text:span><text:span text:style-name="T4">endl;</text:span><text:line-break/><text:span text:style-name="T4"> <text:s text:c="11"/>yukki_fan++;</text:span><text:line-break/><text:span text:style-name="T4"> <text:s text:c="11"/>fans.emplace_back(</text:span><text:span text:style-name="T13">filled_contours</text:span><text:span text:style-name="T15">[</text:span><text:span text:style-name="T4">i</text:span><text:span text:style-name="T15">]</text:span><text:span text:style-name="T4">, rect);</text:span><text:span text:style-name="T6">//fans</text:span><text:span text:style-name="T7">有时候不止一个，甚至可</text:span><text:soft-page-break/><text:span text:style-name="T7">能有三个</text:span><text:line-break/><text:span text:style-name="T7"> <text:s text:c="11"/></text:span><text:span text:style-name="T6">//get fan by"filled contours"</text:span><text:line-break/><text:span text:style-name="T6"> <text:s text:c="7"/></text:span><text:span text:style-name="T4">} </text:span><text:span text:style-name="T10">else</text:span><text:line-break/><text:span text:style-name="T10"> <text:s text:c="11"/>continue</text:span><text:span text:style-name="T4">;</text:span><text:line-break/><text:span text:style-name="T4"> <text:s text:c="3"/>}</text:span><text:line-break/><text:span text:style-name="T4"> <text:s text:c="3"/></text:span><text:span text:style-name="T6">//</text:span><text:span text:style-name="T16">todo::ifdef</text:span><text:span text:style-name="T17">只是个画图</text:span><text:line-break/><text:span text:style-name="T1">#define </text:span><text:span text:style-name="T8">DRAW</text:span><text:line-break/><text:span text:style-name="T1">#ifdef </text:span><text:span text:style-name="T8">DRAW</text:span><text:line-break/><text:span text:style-name="T8"> <text:s text:c="3"/></text:span><text:span text:style-name="T10">for </text:span><text:span text:style-name="T4">(</text:span><text:span text:style-name="T10">const auto </text:span><text:span text:style-name="T4">&amp; fan : fans) {</text:span><text:line-break/><text:span text:style-name="T4"> <text:s text:c="7"/></text:span><text:span text:style-name="T3">cv</text:span><text:span text:style-name="T4">::</text:span><text:span text:style-name="T14">Point2f </text:span><text:span text:style-name="T4">vertices[</text:span><text:span text:style-name="T9">4</text:span><text:span text:style-name="T4">];</text:span><text:line-break/><text:span text:style-name="T4"> <text:s text:c="7"/>fan.</text:span><text:span text:style-name="T13">rrect</text:span><text:span text:style-name="T4">.points(vertices);</text:span><text:line-break/><text:span text:style-name="T4"> <text:s text:c="7"/></text:span><text:span text:style-name="T3">cv</text:span><text:span text:style-name="T4">::putText(</text:span><text:line-break/><text:span text:style-name="T4"> <text:s text:c="15"/></text:span><text:span text:style-name="T13">rune_debug</text:span><text:span text:style-name="T4">, </text:span><text:span text:style-name="T2">"fan_angle" </text:span><text:span text:style-name="T15">+ </text:span><text:span text:style-name="T3">std</text:span><text:span text:style-name="T4">::to_string(fan.</text:span><text:span text:style-name="T13">rrect</text:span><text:span text:style-name="T4">.</text:span><text:span text:style-name="T13">angle</text:span><text:span text:style-name="T4">), </text:span><text:span text:style-name="T3">cv</text:span><text:span text:style-name="T4">::Point2f(</text:span><text:span text:style-name="T9">10</text:span><text:span text:style-name="T4">, </text:span><text:span text:style-name="T9">30</text:span><text:span text:style-name="T4">), </text:span><text:span text:style-name="T9">2</text:span><text:span text:style-name="T4">, </text:span><text:span text:style-name="T9">2</text:span><text:span text:style-name="T4">,</text:span><text:line-break/><text:span text:style-name="T4"> <text:s text:c="15"/></text:span><text:span text:style-name="T3">cv</text:span><text:span text:style-name="T4">::Scalar(</text:span><text:span text:style-name="T9">189</text:span><text:span text:style-name="T4">,</text:span><text:span text:style-name="T9">240</text:span><text:span text:style-name="T4">,</text:span><text:span text:style-name="T9">120</text:span><text:span text:style-name="T4">), </text:span><text:span text:style-name="T9">4</text:span><text:span text:style-name="T4">);</text:span><text:line-break/><text:span text:style-name="T4"> <text:s text:c="7"/></text:span><text:span text:style-name="T10">for </text:span><text:span text:style-name="T4">(</text:span><text:span text:style-name="T10">int </text:span><text:span text:style-name="T4">i = </text:span><text:span text:style-name="T9">0</text:span><text:span text:style-name="T4">; i &lt; </text:span><text:span text:style-name="T9">4</text:span><text:span text:style-name="T4">; i++) {</text:span><text:line-break/><text:span text:style-name="T4"> <text:s text:c="11"/>line(</text:span><text:line-break/><text:span text:style-name="T4"> <text:s text:c="19"/></text:span><text:span text:style-name="T13">rune_debug</text:span><text:span text:style-name="T4">, vertices[i], vertices[(i + </text:span><text:span text:style-name="T9">1</text:span><text:span text:style-name="T4">) % </text:span><text:span text:style-name="T9">4</text:span><text:span text:style-name="T4">],</text:span><text:line-break/><text:span text:style-name="T4"> <text:s text:c="19"/></text:span><text:span text:style-name="T3">cv</text:span><text:span text:style-name="T4">::Scalar(</text:span><text:span text:style-name="T9">189</text:span><text:span text:style-name="T4">,</text:span><text:span text:style-name="T9">240</text:span><text:span text:style-name="T4">,</text:span><text:span text:style-name="T9">120</text:span><text:span text:style-name="T4">)); <text:s/></text:span><text:span text:style-name="T6">//</text:span><text:span text:style-name="T7">四个角点连成线，最终形成旋转的矩形。</text:span><text:line-break/><text:span text:style-name="T7"> <text:s text:c="7"/></text:span><text:span text:style-name="T4">}</text:span><text:line-break/><text:span text:style-name="T4"> <text:s text:c="3"/>}</text:span><text:line-break/><text:span text:style-name="T6">// <text:s text:c="2"/>cv::imshow("debug1st", rune_debug);</text:span><text:line-break/><text:span text:style-name="T1">#endif</text:span><text:line-break/><text:span text:style-name="T6">// <text:s text:c="7"/>imshow("ccc",contour_filled);</text:span><text:line-break/><text:span text:style-name="T6"> <text:s text:c="3"/></text:span><text:span text:style-name="T10">return </text:span><text:span text:style-name="T4">fans;</text:span><text:line-break/><text:span text:style-name="T4">}</text:span><text:line-break/><text:span text:style-name="T6">//fansizer </text:span><text:span text:style-name="T7">没改</text:span><text:line-break/><text:span text:style-name="T6">//</text:span><text:span text:style-name="T7">直到这里都还可以 顶多也就是少量误差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span text:style-name="T10">bool </text:span><text:span text:style-name="T3">RuneDetector</text:span><text:span text:style-name="T4">::</text:span><text:span text:style-name="T12">fanSizer</text:span><text:span text:style-name="T4">(</text:span><text:span text:style-name="T3">std</text:span><text:span text:style-name="T4">::</text:span><text:span text:style-name="T3">vector</text:span><text:span text:style-name="T4">&lt;</text:span><text:span text:style-name="T3">rm_auto_aim</text:span><text:span text:style-name="T4">::</text:span><text:span text:style-name="T3">ShootFan</text:span><text:span text:style-name="T4">&gt; fans)</text:span><text:line-break/><text:span text:style-name="T4">{</text:span><text:line-break/><text:line-break/><text:line-break/><text:line-break/><text:span text:style-name="T4"> <text:s text:c="3"/></text:span><text:span text:style-name="T6">//11111///</text:span><text:span text:style-name="T7">寻找长边中心点（分类找长边）</text:span><text:span text:style-name="T6">////</text:span><text:line-break/><text:span text:style-name="T6"> <text:s text:c="3"/></text:span><text:span text:style-name="T10">for </text:span><text:span text:style-name="T4">(</text:span><text:span text:style-name="T10">auto </text:span><text:span text:style-name="T4">&amp; fan : fans) {</text:span><text:line-break/><text:span text:style-name="T4"> <text:s text:c="7"/></text:span><text:span text:style-name="T3">cv</text:span><text:span text:style-name="T4">::</text:span><text:span text:style-name="T14">Point2f </text:span><text:span text:style-name="T4">fan_pts[</text:span><text:span text:style-name="T9">4</text:span><text:span text:style-name="T4">];</text:span><text:line-break/><text:span text:style-name="T4"> <text:s text:c="7"/>fan.</text:span><text:span text:style-name="T13">rrect</text:span><text:span text:style-name="T4">.points(fan_pts);</text:span><text:line-break/><text:span text:style-name="T4"> <text:s text:c="7"/></text:span><text:span text:style-name="T10">if </text:span><text:span text:style-name="T4">(</text:span><text:span text:style-name="T3">cv</text:span><text:span text:style-name="T4">::norm(fan_pts[</text:span><text:span text:style-name="T9">0</text:span><text:span text:style-name="T4">] </text:span><text:span text:style-name="T15">- </text:span><text:span text:style-name="T4">fan_pts[</text:span><text:span text:style-name="T9">1</text:span><text:span text:style-name="T4">]) &gt; </text:span><text:span text:style-name="T3">cv</text:span><text:span text:style-name="T4">::norm(fan_pts[</text:span><text:span text:style-name="T9">1</text:span><text:span text:style-name="T4">] </text:span><text:span text:style-name="T15">- </text:span><text:span text:style-name="T4">fan_pts[</text:span><text:span text:style-name="T9">2</text:span><text:span text:style-name="T4">])) {</text:span><text:line-break/><text:span text:style-name="T4"> <text:s text:c="11"/></text:span><text:span text:style-name="T6">// 0-1 is the long side</text:span><text:line-break/><text:span text:style-name="T6"> <text:s text:c="11"/></text:span><text:span text:style-name="T13">sorted_pts </text:span><text:span text:style-name="T4">= {fan_pts[</text:span><text:span text:style-name="T9">0</text:span><text:span text:style-name="T4">], fan_pts[</text:span><text:span text:style-name="T9">1</text:span><text:span text:style-name="T4">], fan_pts[</text:span><text:span text:style-name="T9">2</text:span><text:span text:style-name="T4">], fan_pts[</text:span><text:span text:style-name="T9">3</text:span><text:span text:style-name="T4">]};</text:span><text:line-break/><text:span text:style-name="T4"> <text:s text:c="7"/>} </text:span><text:span text:style-name="T10">else </text:span><text:span text:style-name="T4">{</text:span><text:line-break/><text:span text:style-name="T4"> <text:s text:c="11"/></text:span><text:span text:style-name="T6">// 1-2 is the long side</text:span><text:line-break/><text:span text:style-name="T6"> <text:s text:c="11"/></text:span><text:span text:style-name="T13">sorted_pts </text:span><text:span text:style-name="T4">= {fan_pts[</text:span><text:span text:style-name="T9">1</text:span><text:span text:style-name="T4">], fan_pts[</text:span><text:span text:style-name="T9">2</text:span><text:span text:style-name="T4">], fan_pts[</text:span><text:span text:style-name="T9">3</text:span><text:span text:style-name="T4">], fan_pts[</text:span><text:span text:style-name="T9">0</text:span><text:span text:style-name="T4">]};</text:span><text:line-break/><text:span text:style-name="T4"> <text:s text:c="7"/>}</text:span><text:line-break/><text:span text:style-name="T4"> <text:s text:c="7"/></text:span><text:span text:style-name="T6">//</text:span><text:span text:style-name="T7">貌似只能保证顺时针？</text:span><text:line-break/><text:span text:style-name="T7"> <text:s text:c="7"/></text:span><text:span text:style-name="T4">fan.</text:span><text:span text:style-name="T13">long_side </text:span><text:span text:style-name="T15">= </text:span><text:span text:style-name="T13">sorted_pts</text:span><text:span text:style-name="T15">[</text:span><text:span text:style-name="T9">0</text:span><text:span text:style-name="T15">] - </text:span><text:span text:style-name="T13">sorted_pts</text:span><text:span text:style-name="T15">[</text:span><text:span text:style-name="T9">1</text:span><text:span text:style-name="T15">]</text:span><text:span text:style-name="T4">;</text:span><text:line-break/><text:span text:style-name="T4"> <text:s text:c="7"/></text:span><text:span text:style-name="T3">cv</text:span><text:span text:style-name="T4">::</text:span><text:span text:style-name="T14">Point2f </text:span><text:span text:style-name="T4">longcenter1, longcenter2;</text:span><text:line-break/><text:span text:style-name="T4"> <text:s text:c="7"/>longcenter1 </text:span><text:span text:style-name="T15">= </text:span><text:span text:style-name="T4">(</text:span><text:span text:style-name="T13">sorted_pts</text:span><text:span text:style-name="T15">[</text:span><text:span text:style-name="T9">0</text:span><text:span text:style-name="T15">] + </text:span><text:span text:style-name="T13">sorted_pts</text:span><text:span text:style-name="T15">[</text:span><text:span text:style-name="T9">1</text:span><text:span text:style-name="T15">]</text:span><text:span text:style-name="T4">) </text:span><text:span text:style-name="T15">/ </text:span><text:span text:style-name="T9">2</text:span><text:span text:style-name="T4">;</text:span><text:line-break/><text:span text:style-name="T4"> <text:s text:c="7"/>longcenter2 </text:span><text:span text:style-name="T15">= </text:span><text:span text:style-name="T4">(</text:span><text:span text:style-name="T13">sorted_pts</text:span><text:span text:style-name="T15">[</text:span><text:span text:style-name="T9">2</text:span><text:span text:style-name="T15">] + </text:span><text:span text:style-name="T13">sorted_pts</text:span><text:span text:style-name="T15">[</text:span><text:span text:style-name="T9">3</text:span><text:span text:style-name="T15">]</text:span><text:span text:style-name="T4">) </text:span><text:span text:style-name="T15">/ </text:span><text:span text:style-name="T9">2</text:span><text:span text:style-name="T4">;</text:span><text:line-break/><text:span text:style-name="T4"> <text:s text:c="7"/>fan.</text:span><text:span text:style-name="T13">longside_centers</text:span><text:span text:style-name="T4">.emplace_back(longcenter1);</text:span><text:line-break/><text:span text:style-name="T4"> <text:s text:c="7"/>fan.</text:span><text:span text:style-name="T13">longside_centers</text:span><text:span text:style-name="T4">.emplace_back(longcenter2);</text:span><text:line-break/><text:line-break/><text:line-break/><text:line-break/><text:span text:style-name="T1">#define </text:span><text:span text:style-name="T8">DRAW_CIRCLE</text:span><text:line-break/><text:span text:style-name="T1">#ifdef </text:span><text:span text:style-name="T8">DRAW_CIRCLE</text:span><text:line-break/><text:span text:style-name="T6">// <text:s text:c="19"/>line(rune_debug,sorted_pts[0],sorted_pts[1],Scalar(255,255,0),3);</text:span><text:line-break/><text:span text:style-name="T6">// <text:s text:c="15"/>line(rune_debug,sorted_pts[2],sorted_pts[3],Scalar(255,255,0),3);</text:span><text:line-break/><text:line-break/><text:span text:style-name="T6">// <text:s text:c="7"/>circle(rune_debug, sorted_pts[2], 7, Scalar(102,204,255));</text:span><text:line-break/><text:span text:style-name="T6"> <text:s text:c="7"/></text:span><text:span text:style-name="T4">circle(</text:span><text:span text:style-name="T13">rune_debug</text:span><text:span text:style-name="T4">, </text:span><text:span text:style-name="T13">sorted_pts</text:span><text:span text:style-name="T15">[</text:span><text:span text:style-name="T9">1</text:span><text:span text:style-name="T15">]</text:span><text:span text:style-name="T4">, </text:span><text:span text:style-name="T9">7</text:span><text:span text:style-name="T4">, Scalar(</text:span><text:span text:style-name="T9">255</text:span><text:span text:style-name="T4">));</text:span><text:line-break/><text:span text:style-name="T4"> <text:s text:c="7"/></text:span><text:span text:style-name="T6">//</text:span><text:span text:style-name="T7">感觉不准的是黄框框，因为那是外接矩形，是顶点的轨迹</text:span><text:line-break/><text:span text:style-name="T7"> <text:s text:c="7"/></text:span><text:span text:style-name="T6">//</text:span><text:span text:style-name="T7">但感觉并不影响。</text:span><text:line-break/><text:span text:style-name="T7"> <text:s text:c="7"/></text:span><text:span text:style-name="T4">circle(</text:span><text:span text:style-name="T13">rune_debug</text:span><text:span text:style-name="T4">, longcenter1, </text:span><text:span text:style-name="T9">7</text:span><text:span text:style-name="T4">, Scalar(</text:span><text:span text:style-name="T9">102</text:span><text:span text:style-name="T4">,</text:span><text:span text:style-name="T9">204</text:span><text:span text:style-name="T4">,</text:span><text:span text:style-name="T9">255</text:span><text:span text:style-name="T4">));</text:span><text:line-break/><text:span text:style-name="T4"> <text:s text:c="7"/>circle(</text:span><text:span text:style-name="T13">rune_debug</text:span><text:span text:style-name="T4">, longcenter2, </text:span><text:span text:style-name="T9">7</text:span><text:span text:style-name="T4">, Scalar(</text:span><text:span text:style-name="T9">0</text:span><text:span text:style-name="T4">,</text:span><text:span text:style-name="T9">255</text:span><text:span text:style-name="T4">,</text:span><text:span text:style-name="T9">255</text:span><text:span text:style-name="T4">));</text:span><text:line-break/><text:line-break/><text:span text:style-name="T4"> <text:s text:c="7"/></text:span><text:span text:style-name="T6">/// </text:span><text:span text:style-name="T7">长边中心画圈圈是要干啥。</text:span><text:span text:style-name="T6">.......</text:span><text:span text:style-name="T7">但这里识别还没问题</text:span><text:span text:style-name="T6">!!!!!!!!!!!!!!sort</text:span><text:span text:style-name="T7">的也暂时没有问题</text:span><text:line-break/><text:span text:style-name="T7"> <text:s text:c="7"/></text:span><text:span text:style-name="T6">//////......................................?why find side center?</text:span><text:line-break/><text:span text:style-name="T6"> <text:s text:c="7"/>// get</text:span><text:span text:style-name="T7">！</text:span><text:span text:style-name="T6"> goto -&gt;409</text:span><text:line-break/><text:span text:style-name="T1">#endif</text:span><text:line-break/><text:span text:style-name="T1"> <text:s text:c="3"/></text:span><text:span text:style-name="T4">}</text:span><text:line-break/><text:soft-page-break/><text:line-break/><text:line-break/><text:line-break/><text:line-break/><text:span text:style-name="T4"> <text:s text:c="3"/></text:span><text:span text:style-name="T10">auto </text:span><text:span text:style-name="T4">getROI = [&amp;](</text:span><text:line-break/><text:span text:style-name="T4"> <text:s text:c="11"/></text:span><text:span text:style-name="T10">const </text:span><text:span text:style-name="T3">std</text:span><text:span text:style-name="T4">::</text:span><text:span text:style-name="T3">vector</text:span><text:span text:style-name="T4">&lt;</text:span><text:span text:style-name="T3">cv</text:span><text:span text:style-name="T4">::</text:span><text:span text:style-name="T14">Point</text:span><text:span text:style-name="T4">&gt; &amp; roi_pts1,</text:span><text:line-break/><text:span text:style-name="T4"> <text:s text:c="11"/></text:span><text:span text:style-name="T10">const </text:span><text:span text:style-name="T3">std</text:span><text:span text:style-name="T4">::</text:span><text:span text:style-name="T3">vector</text:span><text:span text:style-name="T4">&lt;</text:span><text:span text:style-name="T3">cv</text:span><text:span text:style-name="T4">::</text:span><text:span text:style-name="T14">Point</text:span><text:span text:style-name="T4">&gt; &amp; roi_pts2) -&gt; </text:span><text:span text:style-name="T3">cv</text:span><text:span text:style-name="T4">::</text:span><text:span text:style-name="T3">Mat </text:span><text:span text:style-name="T4">{</text:span><text:line-break/><text:span text:style-name="T4"> <text:s text:c="7"/></text:span><text:span text:style-name="T3">cv</text:span><text:span text:style-name="T4">::</text:span><text:span text:style-name="T3">Mat </text:span><text:span text:style-name="T4">mask = </text:span><text:span text:style-name="T3">cv</text:span><text:span text:style-name="T4">::</text:span><text:span text:style-name="T3">Mat</text:span><text:span text:style-name="T4">::zeros(</text:span><text:span text:style-name="T13">filled_contour_img</text:span><text:span text:style-name="T4">.</text:span><text:span text:style-name="T13">size</text:span><text:span text:style-name="T15">()</text:span><text:span text:style-name="T4">, </text:span><text:span text:style-name="T8">CV_8UC1</text:span><text:span text:style-name="T4">);</text:span><text:line-break/><text:span text:style-name="T4"> <text:s text:c="7"/></text:span><text:span text:style-name="T3">std</text:span><text:span text:style-name="T4">::</text:span><text:span text:style-name="T3">vector</text:span><text:span text:style-name="T4">&lt;</text:span><text:span text:style-name="T3">std</text:span><text:span text:style-name="T4">::</text:span><text:span text:style-name="T3">vector</text:span><text:span text:style-name="T4">&lt;</text:span><text:span text:style-name="T3">cv</text:span><text:span text:style-name="T4">::</text:span><text:span text:style-name="T14">Point</text:span><text:span text:style-name="T4">&gt;&gt; vpts = </text:span><text:span text:style-name="T5">{</text:span><text:span text:style-name="T4">roi_pts1, roi_pts2</text:span><text:span text:style-name="T5">}</text:span><text:span text:style-name="T4">;</text:span><text:line-break/><text:span text:style-name="T4"> <text:s text:c="7"/></text:span><text:span text:style-name="T3">cv</text:span><text:span text:style-name="T4">::fillPoly(mask, vpts, </text:span><text:span text:style-name="T3">cv</text:span><text:span text:style-name="T4">::Scalar(</text:span><text:span text:style-name="T9">255</text:span><text:span text:style-name="T4">));</text:span><text:line-break/><text:span text:style-name="T4"> <text:s text:c="7"/></text:span><text:span text:style-name="T10">return </text:span><text:span text:style-name="T13">filled_contour_img </text:span><text:span text:style-name="T15">&amp; </text:span><text:span text:style-name="T4">mask;</text:span><text:line-break/><text:span text:style-name="T4"> <text:s text:c="7"/>cout</text:span><text:span text:style-name="T15">&lt;&lt;</text:span><text:span text:style-name="T4">roi_pts1</text:span><text:span text:style-name="T15">&lt;&lt;</text:span><text:span text:style-name="T9">111</text:span><text:span text:style-name="T15">&lt;&lt;</text:span><text:span text:style-name="T4">endl</text:span><text:span text:style-name="T15">&lt;&lt;</text:span><text:span text:style-name="T4">roi_pts2</text:span><text:span text:style-name="T15">&lt;&lt;</text:span><text:span text:style-name="T9">222</text:span><text:span text:style-name="T15">&lt;&lt;</text:span><text:span text:style-name="T4">endl;</text:span><text:line-break/><text:line-break/><text:span text:style-name="T4"> <text:s text:c="3"/>};</text:span><text:line-break/><text:span text:style-name="T4"> <text:s text:c="3"/></text:span><text:span text:style-name="T6">//BYD </text:span><text:span text:style-name="T7">在</text:span><text:span text:style-name="T6">beta</text:span><text:span text:style-name="T7">地方写了个函数</text:span><text:line-break/><text:line-break/><text:span text:style-name="T6">// <text:s text:c="3"/>for (auto &amp; fana : fans)</text:span><text:line-break/><text:span text:style-name="T6">// <text:s text:c="3"/>{</text:span><text:line-break/><text:span text:style-name="T6">// <text:s text:c="7"/>//cv::Mat flow_roi;</text:span><text:line-break/><text:span text:style-name="T6">//flow_roi=cv::Mat(getROI())</text:span><text:line-break/><text:span text:style-name="T6">// <text:s text:c="3"/>}</text:span><text:line-break/><text:line-break/><text:line-break/><text:line-break/><text:line-break/><text:line-break/><text:line-break/><text:span text:style-name="T6">//fans -&gt;fana</text:span><text:line-break/><text:span text:style-name="T6"> <text:s text:c="3"/></text:span><text:span text:style-name="T3">cv</text:span><text:span text:style-name="T4">::</text:span><text:span text:style-name="T3">Mat </text:span><text:span text:style-name="T4">flow_roi;</text:span><text:line-break/><text:span text:style-name="T4"> <text:s text:c="3"/></text:span><text:span text:style-name="T10">for </text:span><text:span text:style-name="T4">(</text:span><text:span text:style-name="T10">auto </text:span><text:span text:style-name="T4">&amp; fana : fans)</text:span><text:span text:style-name="T6">//</text:span><text:span text:style-name="T7">问题是 候选扇叶只有一个。。。。。。。。。。。。。。</text:span><text:line-break/><text:span text:style-name="T7"> <text:s text:c="7"/></text:span><text:span text:style-name="T6">//</text:span><text:span text:style-name="T7">这里是构思依托 建议改了？不知道跑的有没有问题，我的意见是直接</text:span><text:span text:style-name="T6">flowptss</text:span><text:span text:style-name="T7">不就行了 虽然</text:span><text:span text:style-name="T6">rect</text:span><text:span text:style-name="T7">可能不止一个。。。，但是，这种</text:span><text:span text:style-name="T6">b</text:span><text:span text:style-name="T7">写法也没啥优点，总比这坨好吧？</text:span><text:line-break/><text:span text:style-name="T7"> <text:s text:c="7"/></text:span><text:span text:style-name="T6">//</text:span><text:span text:style-name="T7">比起直接</text:span><text:span text:style-name="T6">rect</text:span><text:span text:style-name="T7">排序后锁定 有个坤八优点</text:span><text:line-break/><text:span text:style-name="T7"> <text:s text:c="3"/></text:span><text:span text:style-name="T4">{</text:span><text:line-break/><text:span text:style-name="T4"> <text:s text:c="7"/></text:span><text:span text:style-name="T3">std</text:span><text:span text:style-name="T4">::</text:span><text:span text:style-name="T3">vector</text:span><text:span text:style-name="T4">&lt;</text:span><text:span text:style-name="T3">cv</text:span><text:span text:style-name="T4">::</text:span><text:span text:style-name="T14">Point</text:span><text:span text:style-name="T4">&gt; lights_roi1_pts1 = </text:span><text:span text:style-name="T5">{</text:span><text:line-break/><text:span text:style-name="T5"> <text:s text:c="15"/></text:span><text:span text:style-name="T4">fana.</text:span><text:span text:style-name="T13">longside_centers</text:span><text:span text:style-name="T15">[</text:span><text:span text:style-name="T9">1</text:span><text:span text:style-name="T15">] + </text:span><text:span text:style-name="T4">fana.</text:span><text:span text:style-name="T13">long_side </text:span><text:span text:style-name="T15">/ </text:span><text:span text:style-name="T4">norm(fana.</text:span><text:span text:style-name="T13">long_side</text:span><text:span text:style-name="T4">) </text:span><text:span text:style-name="T15">* </text:span><text:span text:style-name="T9">20</text:span><text:span text:style-name="T4">,</text:span><text:span text:style-name="T6">//WTF</text:span><text:line-break/><text:span text:style-name="T6"> <text:s text:c="15"/></text:span><text:span text:style-name="T4">fana.</text:span><text:span text:style-name="T13">longside_centers</text:span><text:span text:style-name="T15">[</text:span><text:span text:style-name="T9">1</text:span><text:span text:style-name="T15">] + </text:span><text:span text:style-name="T9">100 </text:span><text:span text:style-name="T15">* </text:span><text:span text:style-name="T4">fana.</text:span><text:span text:style-name="T13">long_side </text:span><text:span text:style-name="T15">/ </text:span><text:span text:style-name="T4">norm(fana.</text:span><text:span text:style-name="T13">long_side</text:span><text:span text:style-name="T4">),</text:span><text:line-break/><text:span text:style-name="T4"> <text:s text:c="15"/>fana.</text:span><text:span text:style-name="T13">longside_centers</text:span><text:span text:style-name="T15">[</text:span><text:span text:style-name="T9">0</text:span><text:span text:style-name="T15">] + </text:span><text:span text:style-name="T9">100 </text:span><text:span text:style-name="T15">* </text:span><text:span text:style-name="T4">fana.</text:span><text:span text:style-name="T13">long_side </text:span><text:span text:style-name="T15">/ </text:span><text:span text:style-name="T4">norm(fana.</text:span><text:span text:style-name="T13">long_side</text:span><text:span text:style-name="T4">),</text:span><text:line-break/><text:span text:style-name="T4"> <text:s text:c="15"/>fana.</text:span><text:span text:style-name="T13">longside_centers</text:span><text:span text:style-name="T15">[</text:span><text:span text:style-name="T9">0</text:span><text:span text:style-name="T15">] + </text:span><text:span text:style-name="T4">fana.</text:span><text:span text:style-name="T13">long_side </text:span><text:span text:style-name="T15">/ </text:span><text:span text:style-name="T4">norm(fana.</text:span><text:span text:style-name="T13">long_side</text:span><text:span text:style-name="T4">) </text:span><text:span text:style-name="T15">* </text:span><text:span text:style-name="T9">20</text:span><text:line-break/><text:span text:style-name="T9"> <text:s text:c="7"/></text:span><text:span text:style-name="T5">}</text:span><text:span text:style-name="T4">;</text:span><text:line-break/><text:span text:style-name="T4"> <text:s text:c="7"/></text:span><text:span text:style-name="T6">//</text:span><text:span text:style-name="T7">我的理解是 他太依赖老板代码了。</text:span><text:line-break/><text:span text:style-name="T7"> <text:s text:c="7"/></text:span><text:span text:style-name="T3">std</text:span><text:span text:style-name="T4">::</text:span><text:span text:style-name="T3">vector</text:span><text:span text:style-name="T4">&lt;</text:span><text:span text:style-name="T3">cv</text:span><text:span text:style-name="T4">::</text:span><text:span text:style-name="T14">Point</text:span><text:span text:style-name="T4">&gt; lights_roi1_pts2 = </text:span><text:span text:style-name="T5">{</text:span><text:line-break/><text:span text:style-name="T5"> <text:s text:c="15"/></text:span><text:span text:style-name="T4">fana.</text:span><text:span text:style-name="T13">longside_centers</text:span><text:span text:style-name="T15">[</text:span><text:span text:style-name="T9">1</text:span><text:span text:style-name="T15">] - </text:span><text:span text:style-name="T4">fana.</text:span><text:span text:style-name="T13">long_side </text:span><text:span text:style-name="T15">/ </text:span><text:span text:style-name="T4">norm(fana.</text:span><text:span text:style-name="T13">long_side</text:span><text:span text:style-name="T4">) </text:span><text:span text:style-name="T15">* </text:span><text:span text:style-name="T9">20</text:span><text:span text:style-name="T4">,</text:span><text:line-break/><text:span text:style-name="T4"> <text:s text:c="15"/>fana.</text:span><text:span text:style-name="T13">longside_centers</text:span><text:span text:style-name="T15">[</text:span><text:span text:style-name="T9">1</text:span><text:span text:style-name="T15">] - </text:span><text:span text:style-name="T9">100 </text:span><text:span text:style-name="T15">* </text:span><text:span text:style-name="T4">fana.</text:span><text:span text:style-name="T13">long_side </text:span><text:span text:style-name="T15">/ </text:span><text:span text:style-name="T4">norm(fana.</text:span><text:span text:style-name="T13">long_side</text:span><text:span text:style-name="T4">),</text:span><text:line-break/><text:soft-page-break/><text:span text:style-name="T4"> <text:s text:c="15"/>fana.</text:span><text:span text:style-name="T13">longside_centers</text:span><text:span text:style-name="T15">[</text:span><text:span text:style-name="T9">0</text:span><text:span text:style-name="T15">] - </text:span><text:span text:style-name="T9">100 </text:span><text:span text:style-name="T15">* </text:span><text:span text:style-name="T4">fana.</text:span><text:span text:style-name="T13">long_side </text:span><text:span text:style-name="T15">/ </text:span><text:span text:style-name="T4">norm(fana.</text:span><text:span text:style-name="T13">long_side</text:span><text:span text:style-name="T4">),</text:span><text:line-break/><text:span text:style-name="T4"> <text:s text:c="15"/>fana.</text:span><text:span text:style-name="T13">longside_centers</text:span><text:span text:style-name="T15">[</text:span><text:span text:style-name="T9">0</text:span><text:span text:style-name="T15">] - </text:span><text:span text:style-name="T4">fana.</text:span><text:span text:style-name="T13">long_side </text:span><text:span text:style-name="T15">/ </text:span><text:span text:style-name="T4">norm(fana.</text:span><text:span text:style-name="T13">long_side</text:span><text:span text:style-name="T4">) </text:span><text:span text:style-name="T15">* </text:span><text:span text:style-name="T9">20</text:span><text:span text:style-name="T5">}</text:span><text:span text:style-name="T4">;</text:span><text:line-break/><text:line-break/><text:span text:style-name="T4"> <text:s text:c="7"/></text:span><text:span text:style-name="T6">///////////</text:span><text:span text:style-name="T7">寻找流水灯条</text:span><text:span text:style-name="T6">////////////</text:span><text:line-break/><text:span text:style-name="T6"> <text:s text:c="7"/>//</text:span><text:span text:style-name="T7">实测结论：老绿框（</text:span><text:span text:style-name="T6">step2</text:span><text:span text:style-name="T7">后的识别没啥问题，黄框的识别有问题（</text:span><text:span text:style-name="T6">Step3</text:span><text:span text:style-name="T7">））</text:span><text:line-break/><text:span text:style-name="T7"> <text:s text:c="7"/></text:span><text:span text:style-name="T4">circle(</text:span><text:span text:style-name="T13">rune_debug</text:span><text:span text:style-name="T4">, lights_roi1_pts1</text:span><text:span text:style-name="T15">[</text:span><text:span text:style-name="T9">1</text:span><text:span text:style-name="T15">]</text:span><text:span text:style-name="T4">, </text:span><text:span text:style-name="T9">7</text:span><text:span text:style-name="T4">, Scalar(</text:span><text:span text:style-name="T9">0</text:span><text:span text:style-name="T4">,</text:span><text:span text:style-name="T9">0</text:span><text:span text:style-name="T4">,</text:span><text:span text:style-name="T9">255</text:span><text:span text:style-name="T4">));</text:span><text:line-break/><text:line-break/><text:span text:style-name="T4"> <text:s text:c="7"/>circle(</text:span><text:span text:style-name="T13">rune_debug</text:span><text:span text:style-name="T4">, lights_roi1_pts1</text:span><text:span text:style-name="T15">[</text:span><text:span text:style-name="T9">2</text:span><text:span text:style-name="T15">]</text:span><text:span text:style-name="T4">, </text:span><text:span text:style-name="T9">7</text:span><text:span text:style-name="T4">, Scalar(</text:span><text:span text:style-name="T9">0</text:span><text:span text:style-name="T4">,</text:span><text:span text:style-name="T9">0</text:span><text:span text:style-name="T4">,</text:span><text:span text:style-name="T9">255</text:span><text:span text:style-name="T4">));</text:span><text:line-break/><text:span text:style-name="T4"> <text:s text:c="7"/></text:span><text:span text:style-name="T6">//</text:span><text:span text:style-name="T7">变形的有点严重我只能说。</text:span><text:span text:style-name="T6">30-40</text:span><text:span text:style-name="T7">环也就是极限了，太畸形了</text:span><text:line-break/><text:span text:style-name="T7"> <text:s text:c="7"/></text:span><text:span text:style-name="T6">//</text:span><text:span text:style-name="T7">直接重写吧 不演了</text:span><text:line-break/><text:span text:style-name="T7"> <text:s text:c="7"/></text:span><text:span text:style-name="T4">flow_roi </text:span><text:span text:style-name="T15">= </text:span><text:span text:style-name="T3">cv</text:span><text:span text:style-name="T4">::Mat(getROI</text:span><text:span text:style-name="T15">(</text:span><text:span text:style-name="T4">lights_roi1_pts1, lights_roi1_pts2</text:span><text:span text:style-name="T15">)</text:span><text:span text:style-name="T4">);</text:span><text:line-break/><text:line-break/><text:span text:style-name="T4"> <text:s text:c="7"/>imshow(</text:span><text:span text:style-name="T2">"00010007"</text:span><text:span text:style-name="T4">,flow_roi);</text:span><text:line-break/><text:span text:style-name="T4"> <text:s text:c="7"/></text:span><text:span text:style-name="T3">std</text:span><text:span text:style-name="T4">::</text:span><text:span text:style-name="T3">vector</text:span><text:span text:style-name="T4">&lt;</text:span><text:span text:style-name="T3">std</text:span><text:span text:style-name="T4">::</text:span><text:span text:style-name="T3">vector</text:span><text:span text:style-name="T4">&lt;</text:span><text:span text:style-name="T3">cv</text:span><text:span text:style-name="T4">::</text:span><text:span text:style-name="T14">Point</text:span><text:span text:style-name="T4">&gt;&gt; flow_roi_contours;</text:span><text:line-break/><text:span text:style-name="T4"> <text:s text:c="7"/></text:span><text:span text:style-name="T3">cv</text:span><text:span text:style-name="T4">::findContours(flow_roi, flow_roi_contours, </text:span><text:span text:style-name="T3">cv</text:span><text:span text:style-name="T4">::</text:span><text:span text:style-name="T11">RETR_EXTERNAL</text:span><text:span text:style-name="T4">, </text:span><text:span text:style-name="T3">cv</text:span><text:span text:style-name="T4">::</text:span><text:span text:style-name="T11">CHAIN_APPROX_SIMPLE</text:span><text:span text:style-name="T4">);</text:span><text:line-break/><text:span text:style-name="T6">//</text:span><text:span text:style-name="T7">我看只能</text:span><text:span text:style-name="T6">find</text:span><text:span text:style-name="T7">出个鸡毛来</text:span><text:line-break/><text:line-break/><text:span text:style-name="T7"> <text:s text:c="7"/></text:span><text:span text:style-name="T10">for </text:span><text:span text:style-name="T4">(</text:span><text:span text:style-name="T10">const auto </text:span><text:span text:style-name="T4">&amp; contour</text:span><text:line-break/><text:line-break/><text:line-break/><text:span text:style-name="T4"> <text:s text:c="15"/>: flow_roi_contours) {</text:span><text:line-break/><text:line-break/><text:span text:style-name="T4"> <text:s text:c="11"/></text:span><text:span text:style-name="T10">double </text:span><text:span text:style-name="T4">area = contourArea(contour);</text:span><text:line-break/><text:line-break/><text:span text:style-name="T4"> <text:s text:c="11"/></text:span><text:span text:style-name="T6">//</text:span><text:span text:style-name="T7">是这个</text:span><text:span text:style-name="T6">rect </text:span><text:span text:style-name="T7">也就是</text:span><text:span text:style-name="T6">contour</text:span><text:span text:style-name="T7">（刚刚</text:span><text:span text:style-name="T6">find</text:span><text:span text:style-name="T7">鸡毛出来的</text:span><text:span text:style-name="T6">flowcontour</text:span><text:span text:style-name="T7">的角点，自然是个鸡毛。）</text:span><text:line-break/><text:span text:style-name="T7"> <text:s text:c="11"/></text:span><text:span text:style-name="T6">//...</text:span><text:line-break/><text:span text:style-name="T6"> <text:s text:c="11"/></text:span><text:span text:style-name="T10">auto </text:span><text:span text:style-name="T4">rect = </text:span><text:span text:style-name="T3">cv</text:span><text:span text:style-name="T4">::minAreaRect(contour);</text:span><text:line-break/><text:span text:style-name="T4"> <text:s text:c="11"/></text:span><text:span text:style-name="T10">if </text:span><text:span text:style-name="T4">(</text:span><text:line-break/><text:span text:style-name="T4"> <text:s text:c="19"/>rect.</text:span><text:span text:style-name="T13">size</text:span><text:span text:style-name="T4">.area() &gt; </text:span><text:span text:style-name="T13">rune_param</text:span><text:span text:style-name="T4">.</text:span><text:span text:style-name="T13">min_flow_area </text:span><text:span text:style-name="T4">&amp;&amp;</text:span><text:line-break/><text:span text:style-name="T4"> <text:s text:c="19"/>rect.</text:span><text:span text:style-name="T13">size</text:span><text:span text:style-name="T4">.area() &lt; </text:span><text:span text:style-name="T13">rune_param</text:span><text:span text:style-name="T4">.</text:span><text:span text:style-name="T13">max_flow_area</text:span><text:span text:style-name="T4">) {</text:span><text:line-break/><text:span text:style-name="T4"> <text:s text:c="15"/></text:span><text:span text:style-name="T10">float </text:span><text:span text:style-name="T4">ratio = rect.</text:span><text:span text:style-name="T13">size</text:span><text:span text:style-name="T4">.</text:span><text:span text:style-name="T13">width </text:span><text:span text:style-name="T4">&gt; rect.</text:span><text:span text:style-name="T13">size</text:span><text:span text:style-name="T4">.</text:span><text:span text:style-name="T13">height </text:span><text:span text:style-name="T4">? rect.</text:span><text:span text:style-name="T13">size</text:span><text:span text:style-name="T4">.</text:span><text:span text:style-name="T13">width </text:span><text:span text:style-name="T4">/ rect.</text:span><text:span text:style-name="T13">size</text:span><text:span text:style-name="T4">.</text:span><text:span text:style-name="T13">height</text:span><text:line-break/><text:span text:style-name="T13"> <text:s text:c="64"/></text:span><text:span text:style-name="T4">: rect.</text:span><text:span text:style-name="T13">size</text:span><text:span text:style-name="T4">.</text:span><text:span text:style-name="T13">height </text:span><text:span text:style-name="T4">/ rect.</text:span><text:span text:style-name="T13">size</text:span><text:span text:style-name="T4">.</text:span><text:span text:style-name="T13">width</text:span><text:span text:style-name="T4">;</text:span><text:line-break/><text:span text:style-name="T4"> <text:s text:c="15"/></text:span><text:span text:style-name="T10">if </text:span><text:span text:style-name="T4">(</text:span><text:line-break/><text:span text:style-name="T4"> <text:s text:c="23"/></text:span><text:span text:style-name="T13">rune_param</text:span><text:span text:style-name="T4">.</text:span><text:span text:style-name="T13">min_ratio </text:span><text:span text:style-name="T4">&lt; ratio &amp;&amp; ratio &lt; </text:span><text:span text:style-name="T13">rune_param</text:span><text:span text:style-name="T4">.</text:span><text:span text:style-name="T13">max_ratio</text:span><text:line-break/><text:span text:style-name="T13"> <text:s text:c="23"/></text:span><text:span text:style-name="T6">//bug!!!!bug!!!!!!</text:span><text:span text:style-name="T16">todo::bug!!!!!</text:span><text:line-break/><text:span text:style-name="T16"> <text:s text:c="23"/></text:span><text:span text:style-name="T4">&amp;&amp;rect.</text:span><text:span text:style-name="T13">size</text:span><text:span text:style-name="T4">.area() / area &gt; </text:span><text:span text:style-name="T13">rune_param</text:span><text:span text:style-name="T4">.</text:span><text:span text:style-name="T13">min_flow_area_ratio</text:span><text:line-break/><text:span text:style-name="T13"> <text:s text:c="23"/></text:span><text:span text:style-name="T4">) {</text:span><text:line-break/><text:line-break/><text:span text:style-name="T4"> <text:s text:c="19"/></text:span><text:span text:style-name="T3">cv</text:span><text:span text:style-name="T4">::</text:span><text:span text:style-name="T14">Point2f </text:span><text:span text:style-name="T4">flow_pts[</text:span><text:span text:style-name="T9">4</text:span><text:span text:style-name="T4">];</text:span><text:line-break/><text:span text:style-name="T4"> <text:s text:c="19"/>rect.points(flow_pts);</text:span><text:line-break/><text:line-break/><text:span text:style-name="T4"> <text:s text:c="19"/></text:span><text:span text:style-name="T10">if </text:span><text:span text:style-name="T4">(</text:span><text:span text:style-name="T3">cv</text:span><text:span text:style-name="T4">::norm(flow_pts[</text:span><text:span text:style-name="T9">0</text:span><text:span text:style-name="T4">] </text:span><text:span text:style-name="T15">- </text:span><text:span text:style-name="T4">flow_pts[</text:span><text:span text:style-name="T9">1</text:span><text:span text:style-name="T4">]) &gt; </text:span><text:span text:style-name="T3">cv</text:span><text:span text:style-name="T4">::norm(flow_pts[</text:span><text:span text:style-name="T9">1</text:span><text:span text:style-name="T4">] </text:span><text:span text:style-name="T15">- </text:span><text:span text:style-name="T4">flow_pts[</text:span><text:span text:style-name="T9">2</text:span><text:span text:style-name="T4">])) {</text:span><text:line-break/><text:span text:style-name="T4"> <text:s text:c="23"/></text:span><text:span text:style-name="T6">// 0-1 is the long side</text:span><text:line-break/><text:span text:style-name="T6"> <text:s text:c="23"/></text:span><text:span text:style-name="T13">sorted_pts </text:span><text:span text:style-name="T4">= {flow_pts[</text:span><text:span text:style-name="T9">0</text:span><text:span text:style-name="T4">], flow_pts[</text:span><text:span text:style-name="T9">1</text:span><text:span text:style-name="T4">], flow_pts[</text:span><text:span text:style-name="T9">2</text:span><text:span text:style-name="T4">], flow_pts[</text:span><text:span text:style-name="T9">3</text:span><text:span text:style-name="T4">]};</text:span><text:line-break/><text:soft-page-break/><text:span text:style-name="T4"> <text:s text:c="19"/>} </text:span><text:span text:style-name="T10">else </text:span><text:span text:style-name="T4">{</text:span><text:line-break/><text:span text:style-name="T4"> <text:s text:c="23"/></text:span><text:span text:style-name="T6">// 1-2 is the long side</text:span><text:line-break/><text:span text:style-name="T6"> <text:s text:c="23"/></text:span><text:span text:style-name="T13">sorted_pts </text:span><text:span text:style-name="T4">= {flow_pts[</text:span><text:span text:style-name="T9">1</text:span><text:span text:style-name="T4">], flow_pts[</text:span><text:span text:style-name="T9">2</text:span><text:span text:style-name="T4">], flow_pts[</text:span><text:span text:style-name="T9">3</text:span><text:span text:style-name="T4">], flow_pts[</text:span><text:span text:style-name="T9">0</text:span><text:span text:style-name="T4">]};</text:span><text:line-break/><text:span text:style-name="T4"> <text:s text:c="19"/>}</text:span><text:line-break/><text:span text:style-name="T4"> <text:s text:c="19"/></text:span><text:span text:style-name="T6">//sort </text:span><text:span text:style-name="T7">了个坤</text:span><text:span text:style-name="T6">8 </text:span><text:span text:style-name="T7">这个</text:span><text:span text:style-name="T6">flowpts</text:span><text:span text:style-name="T7">更是一坨屎</text:span><text:line-break/><text:span text:style-name="T7"> <text:s text:c="19"/></text:span><text:span text:style-name="T6">//dst</text:span><text:span text:style-name="T7">框 理所应当的依托答辩</text:span><text:line-break/><text:span text:style-name="T7"> <text:s text:c="19"/></text:span><text:span text:style-name="T4">line(</text:span><text:span text:style-name="T13">rune_debug</text:span><text:span text:style-name="T4">, </text:span><text:span text:style-name="T13">sorted_pts</text:span><text:span text:style-name="T15">[</text:span><text:span text:style-name="T9">0</text:span><text:span text:style-name="T15">]</text:span><text:span text:style-name="T4">, </text:span><text:span text:style-name="T13">sorted_pts</text:span><text:span text:style-name="T15">[</text:span><text:span text:style-name="T9">1</text:span><text:span text:style-name="T15">]</text:span><text:span text:style-name="T4">, </text:span><text:span text:style-name="T3">cv</text:span><text:span text:style-name="T4">::Scalar(</text:span><text:span text:style-name="T9">255</text:span><text:span text:style-name="T4">,</text:span><text:span text:style-name="T9">255</text:span><text:span text:style-name="T4">,</text:span><text:span text:style-name="T9">0</text:span><text:span text:style-name="T4">), </text:span><text:span text:style-name="T9">5</text:span><text:span text:style-name="T4">);</text:span><text:line-break/><text:line-break/><text:span text:style-name="T4"> <text:s text:c="19"/></text:span><text:span text:style-name="T6">//0 is near the center</text:span><text:line-break/><text:span text:style-name="T6"> <text:s text:c="19"/></text:span><text:span text:style-name="T10">if </text:span><text:span text:style-name="T4">(</text:span><text:line-break/><text:span text:style-name="T4"> <text:s text:c="27"/></text:span><text:span text:style-name="T3">cv</text:span><text:span text:style-name="T4">::norm(</text:span><text:span text:style-name="T13">sorted_pts</text:span><text:span text:style-name="T15">[</text:span><text:span text:style-name="T9">0</text:span><text:span text:style-name="T15">] - </text:span><text:span text:style-name="T4">fana.</text:span><text:span text:style-name="T13">rrect</text:span><text:span text:style-name="T4">.</text:span><text:span text:style-name="T13">center</text:span><text:span text:style-name="T4">) &gt;</text:span><text:line-break/><text:span text:style-name="T4"> <text:s text:c="27"/></text:span><text:span text:style-name="T3">cv</text:span><text:span text:style-name="T4">::norm(</text:span><text:span text:style-name="T13">sorted_pts</text:span><text:span text:style-name="T15">[</text:span><text:span text:style-name="T9">1</text:span><text:span text:style-name="T15">] - </text:span><text:span text:style-name="T4">fana.</text:span><text:span text:style-name="T13">rrect</text:span><text:span text:style-name="T4">.</text:span><text:span text:style-name="T13">center</text:span><text:span text:style-name="T4">)) {</text:span><text:line-break/><text:span text:style-name="T4"> <text:s text:c="23"/>swap(</text:span><text:span text:style-name="T13">sorted_pts</text:span><text:span text:style-name="T15">[</text:span><text:span text:style-name="T9">0</text:span><text:span text:style-name="T15">]</text:span><text:span text:style-name="T4">, </text:span><text:span text:style-name="T13">sorted_pts</text:span><text:span text:style-name="T15">[</text:span><text:span text:style-name="T9">1</text:span><text:span text:style-name="T15">]</text:span><text:span text:style-name="T4">);</text:span><text:line-break/><text:span text:style-name="T4"> <text:s text:c="19"/>}</text:span><text:line-break/><text:span text:style-name="T4"> <text:s text:c="19"/></text:span><text:span text:style-name="T10">if </text:span><text:span text:style-name="T4">(</text:span><text:line-break/><text:span text:style-name="T4"> <text:s text:c="27"/></text:span><text:span text:style-name="T3">cv</text:span><text:span text:style-name="T4">::norm(</text:span><text:span text:style-name="T13">sorted_pts</text:span><text:span text:style-name="T15">[</text:span><text:span text:style-name="T9">2</text:span><text:span text:style-name="T15">] - </text:span><text:span text:style-name="T4">fana.</text:span><text:span text:style-name="T13">rrect</text:span><text:span text:style-name="T4">.</text:span><text:span text:style-name="T13">center</text:span><text:span text:style-name="T4">) &gt;</text:span><text:line-break/><text:span text:style-name="T4"> <text:s text:c="27"/></text:span><text:span text:style-name="T3">cv</text:span><text:span text:style-name="T4">::norm(</text:span><text:span text:style-name="T13">sorted_pts</text:span><text:span text:style-name="T15">[</text:span><text:span text:style-name="T9">3</text:span><text:span text:style-name="T15">] - </text:span><text:span text:style-name="T4">fana.</text:span><text:span text:style-name="T13">rrect</text:span><text:span text:style-name="T4">.</text:span><text:span text:style-name="T13">center</text:span><text:span text:style-name="T4">)) {</text:span><text:line-break/><text:span text:style-name="T4"> <text:s text:c="23"/>swap(</text:span><text:span text:style-name="T13">sorted_pts</text:span><text:span text:style-name="T15">[</text:span><text:span text:style-name="T9">2</text:span><text:span text:style-name="T15">]</text:span><text:span text:style-name="T4">, </text:span><text:span text:style-name="T13">sorted_pts</text:span><text:span text:style-name="T15">[</text:span><text:span text:style-name="T9">3</text:span><text:span text:style-name="T15">]</text:span><text:span text:style-name="T4">);</text:span><text:line-break/><text:span text:style-name="T4"> <text:s text:c="19"/>}</text:span><text:line-break/><text:line-break/><text:span text:style-name="T4"> <text:s text:c="19"/>circle(</text:span><text:span text:style-name="T13">rune_debug</text:span><text:span text:style-name="T4">, </text:span><text:span text:style-name="T13">sorted_pts</text:span><text:span text:style-name="T15">[</text:span><text:span text:style-name="T9">0</text:span><text:span text:style-name="T15">]</text:span><text:span text:style-name="T4">, </text:span><text:span text:style-name="T9">7</text:span><text:span text:style-name="T4">, </text:span><text:span text:style-name="T3">cv</text:span><text:span text:style-name="T4">::Scalar(</text:span><text:span text:style-name="T9">255</text:span><text:span text:style-name="T4">,</text:span><text:span text:style-name="T9">255</text:span><text:span text:style-name="T4">,</text:span><text:span text:style-name="T9">0</text:span><text:span text:style-name="T4">), </text:span><text:span text:style-name="T9">5</text:span><text:span text:style-name="T4">);</text:span><text:line-break/><text:span text:style-name="T4"> <text:s text:c="19"/></text:span><text:span text:style-name="T6">//</text:span><text:span text:style-name="T7">睾丸。</text:span><text:line-break/><text:span text:style-name="T7"> <text:s text:c="19"/></text:span><text:span text:style-name="T4">circle(</text:span><text:span text:style-name="T13">rune_debug</text:span><text:span text:style-name="T4">, </text:span><text:span text:style-name="T13">sorted_pts</text:span><text:span text:style-name="T15">[</text:span><text:span text:style-name="T9">2</text:span><text:span text:style-name="T15">]</text:span><text:span text:style-name="T4">, </text:span><text:span text:style-name="T9">7</text:span><text:span text:style-name="T4">, </text:span><text:span text:style-name="T3">cv</text:span><text:span text:style-name="T4">::Scalar(</text:span><text:span text:style-name="T9">255</text:span><text:span text:style-name="T4">,</text:span><text:span text:style-name="T9">204</text:span><text:span text:style-name="T4">,</text:span><text:span text:style-name="T9">102</text:span><text:span text:style-name="T4">), </text:span><text:span text:style-name="T9">5</text:span><text:span text:style-name="T4">);</text:span><text:line-break/><text:span text:style-name="T4"> <text:s text:c="19"/>fana.</text:span><text:span text:style-name="T13">flow_far_from_center </text:span><text:span text:style-name="T15">= </text:span><text:span text:style-name="T4">(</text:span><text:span text:style-name="T13">sorted_pts</text:span><text:span text:style-name="T15">[</text:span><text:span text:style-name="T9">0</text:span><text:span text:style-name="T15">] + </text:span><text:span text:style-name="T13">sorted_pts</text:span><text:span text:style-name="T15">[</text:span><text:span text:style-name="T9">2</text:span><text:span text:style-name="T15">]</text:span><text:span text:style-name="T4">) </text:span><text:span text:style-name="T15">/ </text:span><text:span text:style-name="T9">2</text:span><text:span text:style-name="T4">;</text:span><text:line-break/><text:span text:style-name="T4"> <text:s text:c="19"/>fana.</text:span><text:span text:style-name="T13">towards </text:span><text:span text:style-name="T15">= </text:span><text:span text:style-name="T4">(</text:span><text:span text:style-name="T13">sorted_pts</text:span><text:span text:style-name="T15">[</text:span><text:span text:style-name="T9">1</text:span><text:span text:style-name="T15">] - </text:span><text:span text:style-name="T13">sorted_pts</text:span><text:span text:style-name="T15">[</text:span><text:span text:style-name="T9">0</text:span><text:span text:style-name="T15">]</text:span><text:span text:style-name="T4">) </text:span><text:span text:style-name="T15">/ </text:span><text:span text:style-name="T4">norm(</text:span><text:span text:style-name="T13">sorted_pts</text:span><text:span text:style-name="T15">[</text:span><text:span text:style-name="T9">0</text:span><text:span text:style-name="T15">] - </text:span><text:span text:style-name="T13">sorted_pts</text:span><text:span text:style-name="T15">[</text:span><text:span text:style-name="T9">1</text:span><text:span text:style-name="T15">]</text:span><text:span text:style-name="T4">);</text:span><text:line-break/><text:span text:style-name="T4"> <text:s text:c="19"/></text:span><text:span text:style-name="T6">////////////////</text:span><text:span text:style-name="T7">找到灯条角度</text:span><text:span text:style-name="T6">/////////////</text:span><text:line-break/><text:span text:style-name="T6"> <text:s text:c="19"/></text:span><text:span text:style-name="T10">auto </text:span><text:span text:style-name="T4">ang =</text:span><text:line-break/><text:span text:style-name="T4"> <text:s text:c="27"/></text:span><text:span text:style-name="T3">cv</text:span><text:span text:style-name="T4">::fastAtan2(</text:span><text:span text:style-name="T13">sorted_pts</text:span><text:span text:style-name="T15">[</text:span><text:span text:style-name="T9">0</text:span><text:span text:style-name="T15">]</text:span><text:span text:style-name="T4">.</text:span><text:span text:style-name="T13">y </text:span><text:span text:style-name="T4">- </text:span><text:span text:style-name="T13">sorted_pts</text:span><text:span text:style-name="T15">[</text:span><text:span text:style-name="T9">1</text:span><text:span text:style-name="T15">]</text:span><text:span text:style-name="T4">.</text:span><text:span text:style-name="T13">y</text:span><text:span text:style-name="T4">, </text:span><text:span text:style-name="T13">sorted_pts</text:span><text:span text:style-name="T15">[</text:span><text:span text:style-name="T9">0</text:span><text:span text:style-name="T15">]</text:span><text:span text:style-name="T4">.</text:span><text:span text:style-name="T13">x </text:span><text:span text:style-name="T4">- </text:span><text:span text:style-name="T13">sorted_pts</text:span><text:span text:style-name="T15">[</text:span><text:span text:style-name="T9">1</text:span><text:span text:style-name="T15">]</text:span><text:span text:style-name="T4">.</text:span><text:span text:style-name="T13">x</text:span><text:span text:style-name="T4">);</text:span><text:line-break/><text:span text:style-name="T4"> <text:s text:c="19"/>fana.</text:span><text:span text:style-name="T13">fan_angle </text:span><text:span text:style-name="T4">= ang;</text:span><text:line-break/><text:span text:style-name="T4"> <text:s text:c="19"/>putText(</text:span><text:line-break/><text:span text:style-name="T4"> <text:s text:c="27"/></text:span><text:span text:style-name="T13">rune_debug</text:span><text:span text:style-name="T4">, </text:span><text:span text:style-name="T2">"long_angle shit 1" </text:span><text:span text:style-name="T15">+ </text:span><text:span text:style-name="T3">std</text:span><text:span text:style-name="T4">::to_string(ang), </text:span><text:span text:style-name="T3">cv</text:span><text:span text:style-name="T4">::Point2f(</text:span><text:span text:style-name="T9">10</text:span><text:span text:style-name="T4">, </text:span><text:span text:style-name="T9">80</text:span><text:span text:style-name="T4">), </text:span><text:span text:style-name="T9">2</text:span><text:span text:style-name="T4">, </text:span><text:span text:style-name="T9">2</text:span><text:span text:style-name="T4">, </text:span><text:span text:style-name="T3">cv</text:span><text:span text:style-name="T4">::Scalar(</text:span><text:span text:style-name="T9">135</text:span><text:span text:style-name="T4">, </text:span><text:span text:style-name="T9">206</text:span><text:span text:style-name="T4">, </text:span><text:span text:style-name="T9">235</text:span><text:span text:style-name="T4">),</text:span><text:line-break/><text:span text:style-name="T4"> <text:s text:c="27"/></text:span><text:span text:style-name="T9">2</text:span><text:span text:style-name="T4">);</text:span><text:line-break/><text:span text:style-name="T4"> <text:s text:c="19"/></text:span><text:span text:style-name="T3">cv</text:span><text:span text:style-name="T4">::</text:span><text:span text:style-name="T14">Point2f </text:span><text:span text:style-name="T4">vertices[</text:span><text:span text:style-name="T9">4</text:span><text:span text:style-name="T4">];</text:span><text:line-break/><text:line-break/><text:span text:style-name="T4"> <text:s text:c="19"/></text:span><text:span text:style-name="T6">//ooooooooooooooooooooooooooooooooooooooooooooooooooooooooooooooooooooooooooooooooooooooooooooooooooooooo</text:span><text:line-break/><text:span text:style-name="T6"> <text:s text:c="19"/></text:span><text:span text:style-name="T4">fana.</text:span><text:span text:style-name="T13">rrect</text:span><text:span text:style-name="T4">.points(vertices);</text:span><text:line-break/><text:span text:style-name="T4"> <text:s text:c="19"/></text:span><text:span text:style-name="T6">//shittttttttttttttttttttttttttttttttttttttttt</text:span><text:line-break/><text:span text:style-name="T6"> <text:s text:c="19"/>// <text:s/>ttttttttttttttttttttttttttttttttttttttttttttttttttttttttttt</text:span><text:line-break/><text:line-break/><text:span text:style-name="T6"> <text:s text:c="19"/></text:span><text:span text:style-name="T3">std</text:span><text:span text:style-name="T4">::</text:span><text:span text:style-name="T3">vector</text:span><text:span text:style-name="T4">&lt;</text:span><text:span text:style-name="T3">cv</text:span><text:span text:style-name="T4">::</text:span><text:span text:style-name="T14">Point2f</text:span><text:span text:style-name="T4">&gt; roi_pts = {vertices, vertices + </text:span><text:span text:style-name="T9">4</text:span><text:span text:style-name="T4">};</text:span><text:line-break/><text:span text:style-name="T4"> <text:s text:c="19"/></text:span><text:span text:style-name="T10">for</text:span><text:span text:style-name="T4">(</text:span><text:span text:style-name="T10">int </text:span><text:span text:style-name="T4">i=</text:span><text:span text:style-name="T9">0</text:span><text:span text:style-name="T4">;i&lt;</text:span><text:span text:style-name="T9">4</text:span><text:span text:style-name="T4">;i++){</text:span><text:line-break/><text:span text:style-name="T4"> <text:s text:c="23"/>line(</text:span><text:span text:style-name="T13">rune_debug</text:span><text:span text:style-name="T4">,vertices[i],vertices[(i+</text:span><text:span text:style-name="T9">1</text:span><text:span text:style-name="T4">)%</text:span><text:span text:style-name="T9">4</text:span><text:span text:style-name="T4">],Scalar(</text:span><text:span text:style-name="T9">255</text:span><text:span text:style-name="T4">,</text:span><text:span text:style-name="T9">255</text:span><text:span text:style-name="T4">,</text:span><text:span text:style-name="T9">255</text:span><text:span text:style-name="T4">),</text:span><text:span text:style-name="T9">3</text:span><text:span text:style-name="T4">);</text:span><text:span text:style-name="T6">//</text:span><text:span text:style-name="T7">四个角点</text:span><text:soft-page-break/><text:span text:style-name="T7">连成线，最终形成旋转的矩形。</text:span><text:line-break/><text:span text:style-name="T7"> <text:s text:c="19"/></text:span><text:span text:style-name="T4">}</text:span><text:line-break/><text:line-break/><text:span text:style-name="T4"> <text:s text:c="19"/></text:span><text:span text:style-name="T3">cv</text:span><text:span text:style-name="T4">::</text:span><text:span text:style-name="T14">Rect </text:span><text:span text:style-name="T4">rect = </text:span><text:span text:style-name="T3">cv</text:span><text:span text:style-name="T4">::boundingRect(fana.</text:span><text:span text:style-name="T13">fan_contours</text:span><text:span text:style-name="T4">);</text:span><text:line-break/><text:span text:style-name="T6">// <text:s text:c="41"/>if (!makeRectSafe(rect, image_process_.src_.size())) continue;</text:span><text:line-break/><text:span text:style-name="T6">// <text:s text:c="20"/>cv::Point2f coo = rect.tl();</text:span><text:line-break/><text:span text:style-name="T6"> <text:s text:c="19"/></text:span><text:span text:style-name="T3">cv</text:span><text:span text:style-name="T4">::</text:span><text:span text:style-name="T3">Mat </text:span><text:span text:style-name="T4">roi = </text:span><text:span text:style-name="T13">filled_contour_img</text:span><text:span text:style-name="T15">(</text:span><text:span text:style-name="T4">rect</text:span><text:span text:style-name="T15">)</text:span><text:span text:style-name="T4">;</text:span><text:line-break/><text:span text:style-name="T4"> <text:s text:c="19"/></text:span><text:span text:style-name="T6">// </text:span><text:span text:style-name="T7">扇叶的最小外接矩形</text:span><text:line-break/><text:span text:style-name="T7"> <text:s text:c="19"/></text:span><text:span text:style-name="T3">cv</text:span><text:span text:style-name="T4">::</text:span><text:span text:style-name="T3">RotatedRect </text:span><text:span text:style-name="T4">rrect = </text:span><text:span text:style-name="T3">cv</text:span><text:span text:style-name="T4">::minAreaRect(fana.</text:span><text:span text:style-name="T13">fan_contours</text:span><text:span text:style-name="T4">);</text:span><text:line-break/><text:span text:style-name="T4"> <text:s text:c="19"/></text:span><text:span text:style-name="T10">if </text:span><text:span text:style-name="T4">(rrect.</text:span><text:span text:style-name="T13">size</text:span><text:span text:style-name="T4">.</text:span><text:span text:style-name="T13">width </text:span><text:span text:style-name="T4">&gt; rrect.</text:span><text:span text:style-name="T13">size</text:span><text:span text:style-name="T4">.</text:span><text:span text:style-name="T13">height</text:span><text:span text:style-name="T4">) {</text:span><text:line-break/><text:span text:style-name="T4"> <text:s text:c="23"/></text:span><text:span text:style-name="T13">fan_angle </text:span><text:span text:style-name="T4">= </text:span><text:span text:style-name="T9">90 </text:span><text:span text:style-name="T4">+ rrect.</text:span><text:span text:style-name="T13">angle</text:span><text:span text:style-name="T4">;</text:span><text:line-break/><text:span text:style-name="T4"> <text:s text:c="23"/></text:span><text:span text:style-name="T3">std</text:span><text:span text:style-name="T4">::swap(rrect.</text:span><text:span text:style-name="T13">size</text:span><text:span text:style-name="T4">.</text:span><text:span text:style-name="T13">width</text:span><text:span text:style-name="T4">, rrect.</text:span><text:span text:style-name="T13">size</text:span><text:span text:style-name="T4">.</text:span><text:span text:style-name="T13">height</text:span><text:span text:style-name="T4">);</text:span><text:line-break/><text:span text:style-name="T4"> <text:s text:c="19"/>} </text:span><text:span text:style-name="T10">else </text:span><text:span text:style-name="T4">{</text:span><text:line-break/><text:span text:style-name="T4"> <text:s text:c="23"/></text:span><text:span text:style-name="T13">fan_angle </text:span><text:span text:style-name="T4">= rrect.</text:span><text:span text:style-name="T13">angle</text:span><text:span text:style-name="T4">;</text:span><text:line-break/><text:span text:style-name="T4"> <text:s text:c="19"/>}</text:span><text:line-break/><text:span text:style-name="T4"> <text:s text:c="19"/></text:span><text:span text:style-name="T3">cv</text:span><text:span text:style-name="T4">::</text:span><text:span text:style-name="T14">Point2f </text:span><text:span text:style-name="T4">roi_center = </text:span><text:span text:style-name="T3">cv</text:span><text:span text:style-name="T4">::Point2f(roi.</text:span><text:span text:style-name="T13">cols </text:span><text:span text:style-name="T4">/ </text:span><text:span text:style-name="T9">2</text:span><text:span text:style-name="T4">, roi.</text:span><text:span text:style-name="T13">rows </text:span><text:span text:style-name="T4">/ </text:span><text:span text:style-name="T9">2</text:span><text:span text:style-name="T4">);</text:span><text:line-break/><text:line-break/><text:span text:style-name="T4"> <text:s text:c="19"/></text:span><text:span text:style-name="T6">// </text:span><text:span text:style-name="T7">旋转图形，使图片信息不丢失</text:span><text:span text:style-name="T6">q</text:span><text:line-break/><text:span text:style-name="T6"> <text:s text:c="19"/></text:span><text:span text:style-name="T3">cv</text:span><text:span text:style-name="T4">::</text:span><text:span text:style-name="T3">Mat </text:span><text:span text:style-name="T4">rot = getRotationMatrix2D(roi_center, ang - </text:span><text:span text:style-name="T9">90</text:span><text:span text:style-name="T4">, </text:span><text:span text:style-name="T9">1</text:span><text:span text:style-name="T4">);</text:span><text:line-break/><text:line-break/><text:span text:style-name="T4"> <text:s text:c="19"/></text:span><text:span text:style-name="T3">cv</text:span><text:span text:style-name="T4">::</text:span><text:span text:style-name="T3">Mat </text:span><text:span text:style-name="T4">rot_g(</text:span><text:span text:style-name="T9">3</text:span><text:span text:style-name="T4">, </text:span><text:span text:style-name="T9">3</text:span><text:span text:style-name="T4">, </text:span><text:span text:style-name="T8">CV_64F</text:span><text:span text:style-name="T4">);</text:span><text:line-break/><text:span text:style-name="T4"> <text:s text:c="19"/></text:span><text:span text:style-name="T10">for </text:span><text:span text:style-name="T4">(</text:span><text:span text:style-name="T10">int </text:span><text:span text:style-name="T4">i = </text:span><text:span text:style-name="T9">0</text:span><text:span text:style-name="T4">; i &lt; </text:span><text:span text:style-name="T9">2</text:span><text:span text:style-name="T4">; ++i) {</text:span><text:line-break/><text:span text:style-name="T4"> <text:s text:c="23"/></text:span><text:span text:style-name="T10">for </text:span><text:span text:style-name="T4">(</text:span><text:span text:style-name="T10">int </text:span><text:span text:style-name="T4">j = </text:span><text:span text:style-name="T9">0</text:span><text:span text:style-name="T4">; j &lt; </text:span><text:span text:style-name="T9">3</text:span><text:span text:style-name="T4">; ++j) {</text:span><text:line-break/><text:span text:style-name="T4"> <text:s text:c="27"/>rot_g.at&lt;</text:span><text:span text:style-name="T10">double</text:span><text:span text:style-name="T4">&gt;(i, j) = rot.at&lt;</text:span><text:span text:style-name="T10">double</text:span><text:span text:style-name="T4">&gt;(i, j);</text:span><text:line-break/><text:span text:style-name="T4"> <text:s text:c="23"/>}</text:span><text:line-break/><text:span text:style-name="T4"> <text:s text:c="19"/>}</text:span><text:line-break/><text:span text:style-name="T4"> <text:s text:c="19"/>rot_g.at&lt;</text:span><text:span text:style-name="T10">double</text:span><text:span text:style-name="T4">&gt;(</text:span><text:span text:style-name="T9">2</text:span><text:span text:style-name="T4">, </text:span><text:span text:style-name="T9">0</text:span><text:span text:style-name="T4">) = </text:span><text:span text:style-name="T9">0</text:span><text:span text:style-name="T4">;</text:span><text:line-break/><text:span text:style-name="T4"> <text:s text:c="19"/>rot_g.at&lt;</text:span><text:span text:style-name="T10">double</text:span><text:span text:style-name="T4">&gt;(</text:span><text:span text:style-name="T9">2</text:span><text:span text:style-name="T4">, </text:span><text:span text:style-name="T9">1</text:span><text:span text:style-name="T4">) = </text:span><text:span text:style-name="T9">0</text:span><text:span text:style-name="T4">;</text:span><text:line-break/><text:span text:style-name="T4"> <text:s text:c="19"/>rot_g.at&lt;</text:span><text:span text:style-name="T10">double</text:span><text:span text:style-name="T4">&gt;(</text:span><text:span text:style-name="T9">2</text:span><text:span text:style-name="T4">, </text:span><text:span text:style-name="T9">2</text:span><text:span text:style-name="T4">) = </text:span><text:span text:style-name="T9">1</text:span><text:span text:style-name="T4">;</text:span><text:line-break/><text:span text:style-name="T4"> <text:s text:c="19"/>invert(rot_g, rot_g);</text:span><text:line-break/><text:span text:style-name="T4"> <text:s text:c="19"/></text:span><text:span text:style-name="T3">cv</text:span><text:span text:style-name="T4">::</text:span><text:span text:style-name="T14">Rect2f </text:span><text:span text:style-name="T4">bbox = </text:span><text:span text:style-name="T3">cv</text:span><text:span text:style-name="T4">::RotatedRect(roi_center, roi.</text:span><text:span text:style-name="T13">size</text:span><text:span text:style-name="T15">()</text:span><text:span text:style-name="T4">, </text:span><text:span text:style-name="T13">fan_angle</text:span><text:span text:style-name="T4">).boundingRect2f();</text:span><text:line-break/><text:span text:style-name="T4"> <text:s text:c="19"/>rot.at&lt;</text:span><text:span text:style-name="T10">double</text:span><text:span text:style-name="T4">&gt;(</text:span><text:span text:style-name="T9">0</text:span><text:span text:style-name="T4">, </text:span><text:span text:style-name="T9">2</text:span><text:span text:style-name="T4">) += bbox.</text:span><text:span text:style-name="T13">width </text:span><text:span text:style-name="T4">/ </text:span><text:span text:style-name="T9">2.0 </text:span><text:span text:style-name="T4">- roi.</text:span><text:span text:style-name="T13">cols </text:span><text:span text:style-name="T4">/ </text:span><text:span text:style-name="T9">2.0</text:span><text:span text:style-name="T4">;</text:span><text:line-break/><text:span text:style-name="T4"> <text:s text:c="19"/>rot.at&lt;</text:span><text:span text:style-name="T10">double</text:span><text:span text:style-name="T4">&gt;(</text:span><text:span text:style-name="T9">1</text:span><text:span text:style-name="T4">, </text:span><text:span text:style-name="T9">2</text:span><text:span text:style-name="T4">) += bbox.</text:span><text:span text:style-name="T13">height </text:span><text:span text:style-name="T4">/ </text:span><text:span text:style-name="T9">2.0 </text:span><text:span text:style-name="T4">- roi.</text:span><text:span text:style-name="T13">rows </text:span><text:span text:style-name="T4">/ </text:span><text:span text:style-name="T9">2.0</text:span><text:span text:style-name="T4">;</text:span><text:line-break/><text:span text:style-name="T4"> <text:s text:c="19"/></text:span><text:span text:style-name="T3">cv</text:span><text:span text:style-name="T4">::</text:span><text:span text:style-name="T3">Mat </text:span><text:span text:style-name="T4">rot_roi;</text:span><text:line-break/><text:span text:style-name="T4"> <text:s text:c="19"/>warpAffine(roi, rot_roi, rot, bbox.size());</text:span><text:line-break/><text:line-break/><text:span text:style-name="T4"> <text:s text:c="19"/></text:span><text:span text:style-name="T6">// </text:span><text:span text:style-name="T7">扇叶中心旋转后的点</text:span><text:line-break/><text:span text:style-name="T7"> <text:s text:c="19"/></text:span><text:span text:style-name="T3">cv</text:span><text:span text:style-name="T4">::</text:span><text:span text:style-name="T3">Mat </text:span><text:span text:style-name="T4">rrect_center_mat =</text:span><text:line-break/><text:span text:style-name="T4"> <text:s text:c="27"/>(</text:span><text:span text:style-name="T3">cv</text:span><text:span text:style-name="T4">::Mat_&lt;</text:span><text:span text:style-name="T10">double</text:span><text:span text:style-name="T4">&gt;(</text:span><text:span text:style-name="T9">3</text:span><text:span text:style-name="T4">, </text:span><text:span text:style-name="T9">1</text:span><text:span text:style-name="T4">) </text:span><text:span text:style-name="T15">&lt;&lt; </text:span><text:span text:style-name="T4">rrect.</text:span><text:span text:style-name="T13">center</text:span><text:span text:style-name="T4">.</text:span><text:span text:style-name="T13">x </text:span><text:span text:style-name="T4">- rect.tl().</text:span><text:span text:style-name="T13">x</text:span><text:span text:style-name="T15">, </text:span><text:span text:style-name="T4">rrect.</text:span><text:span text:style-name="T13">center</text:span><text:span text:style-name="T4">.</text:span><text:span text:style-name="T13">y </text:span><text:span text:style-name="T4">- rect.tl().</text:span><text:span text:style-name="T13">y</text:span><text:span text:style-name="T15">,</text:span><text:line-break/><text:span text:style-name="T15"> <text:s text:c="35"/></text:span><text:span text:style-name="T9">1</text:span><text:span text:style-name="T4">);</text:span><text:line-break/><text:span text:style-name="T4"> <text:s text:c="19"/></text:span><text:span text:style-name="T3">cv</text:span><text:span text:style-name="T4">::</text:span><text:span text:style-name="T3">Mat </text:span><text:span text:style-name="T4">rot_mat = rot </text:span><text:span text:style-name="T15">* </text:span><text:span text:style-name="T4">rrect_center_mat;</text:span><text:line-break/><text:span text:style-name="T4"> <text:s text:c="19"/></text:span><text:span text:style-name="T3">cv</text:span><text:span text:style-name="T4">::</text:span><text:span text:style-name="T14">Point2f </text:span><text:span text:style-name="T4">rot_center = </text:span><text:span text:style-name="T3">cv</text:span><text:span text:style-name="T4">::Point2f(rot_mat.at&lt;</text:span><text:span text:style-name="T10">double</text:span><text:span text:style-name="T4">&gt;(</text:span><text:span text:style-name="T9">0</text:span><text:span text:style-name="T4">, </text:span><text:span text:style-name="T9">0</text:span><text:span text:style-name="T4">), rot_mat.at&lt;</text:span><text:span text:style-name="T10">double</text:span><text:span text:style-name="T4">&gt;(</text:span><text:span text:style-name="T9">1</text:span><text:span text:style-name="T4">, </text:span><text:span text:style-name="T9">0</text:span><text:span text:style-name="T4">));</text:span><text:line-break/><text:line-break/><text:span text:style-name="T4"> <text:s text:c="19"/></text:span><text:span text:style-name="T6">//</text:span><text:span text:style-name="T7">截取矫正的图形</text:span><text:line-break/><text:span text:style-name="T7"> <text:s text:c="19"/></text:span><text:span text:style-name="T3">cv</text:span><text:span text:style-name="T4">::</text:span><text:span text:style-name="T3">Mat </text:span><text:span text:style-name="T4">dst;</text:span><text:line-break/><text:soft-page-break/><text:span text:style-name="T4"> <text:s text:c="19"/>getRectSubPix(rot_roi, rrect.</text:span><text:span text:style-name="T13">size</text:span><text:span text:style-name="T4">, rot_center, dst);</text:span><text:line-break/><text:span text:style-name="T4"> <text:s text:c="19"/>circle(dst, rot_center, </text:span><text:span text:style-name="T9">3</text:span><text:span text:style-name="T4">, </text:span><text:span text:style-name="T3">cv</text:span><text:span text:style-name="T4">::Scalar(</text:span><text:span text:style-name="T9">255</text:span><text:span text:style-name="T4">, </text:span><text:span text:style-name="T9">255</text:span><text:span text:style-name="T4">, </text:span><text:span text:style-name="T9">255</text:span><text:span text:style-name="T4">), </text:span><text:span text:style-name="T9">2</text:span><text:span text:style-name="T4">);</text:span><text:line-break/><text:line-break/><text:line-break/><text:line-break/><text:line-break/><text:line-break/><text:span text:style-name="T4"> <text:s text:c="19"/></text:span><text:span text:style-name="T3">std</text:span><text:span text:style-name="T4">::</text:span><text:span text:style-name="T3">vector</text:span><text:span text:style-name="T4">&lt;</text:span><text:span text:style-name="T3">cv</text:span><text:span text:style-name="T4">::</text:span><text:span text:style-name="T14">Point2f</text:span><text:span text:style-name="T4">&gt; armor_pts;</text:span><text:line-break/><text:span text:style-name="T4"> <text:s text:c="19"/></text:span><text:span text:style-name="T10">double </text:span><text:span text:style-name="T4">start = dst.</text:span><text:span text:style-name="T13">rows </text:span><text:span text:style-name="T4">/ </text:span><text:span text:style-name="T9">3</text:span><text:span text:style-name="T4">;</text:span><text:line-break/><text:span text:style-name="T4"> <text:s text:c="19"/></text:span><text:span text:style-name="T10">double </text:span><text:span text:style-name="T4">pixel_ratio = </text:span><text:span text:style-name="T9">0</text:span><text:span text:style-name="T4">;</text:span><text:line-break/><text:span text:style-name="T4"> <text:s text:c="19"/></text:span><text:span text:style-name="T10">while </text:span><text:span text:style-name="T4">(pixel_ratio &lt; </text:span><text:span text:style-name="T9">0.3</text:span><text:span text:style-name="T4">) {</text:span><text:line-break/><text:span text:style-name="T4"> <text:s text:c="23"/>pixel_ratio = PixelContour(dst, start++, </text:span><text:span text:style-name="T9">1</text:span><text:span text:style-name="T4">) / (</text:span><text:span text:style-name="T9">1 </text:span><text:span text:style-name="T4">* dst.</text:span><text:span text:style-name="T13">cols</text:span><text:span text:style-name="T4">);</text:span><text:line-break/><text:span text:style-name="T4"> <text:s text:c="19"/>}</text:span><text:line-break/><text:span text:style-name="T4"> <text:s text:c="19"/></text:span><text:span text:style-name="T6">//?????????????????</text:span><text:line-break/><text:line-break/><text:line-break/><text:line-break/><text:line-break/><text:line-break/><text:line-break/><text:line-break/><text:line-break/><text:line-break/><text:span text:style-name="T6"> <text:s text:c="19"/></text:span><text:span text:style-name="T3">cv</text:span><text:span text:style-name="T4">::</text:span><text:span text:style-name="T14">Point2f </text:span><text:span text:style-name="T4">roi_target_center(dst.</text:span><text:span text:style-name="T13">cols </text:span><text:span text:style-name="T4">/ </text:span><text:span text:style-name="T9">2</text:span><text:span text:style-name="T4">, (start + dst.</text:span><text:span text:style-name="T13">rows</text:span><text:span text:style-name="T4">) / </text:span><text:span text:style-name="T9">2</text:span><text:span text:style-name="T4">);</text:span><text:line-break/><text:span text:style-name="T4"> <text:s text:c="19"/>fana.</text:span><text:span text:style-name="T13">fan_cols </text:span><text:span text:style-name="T4">= dst.</text:span><text:span text:style-name="T13">cols</text:span><text:span text:style-name="T4">;</text:span><text:line-break/><text:span text:style-name="T4"> <text:s text:c="19"/>fana.</text:span><text:span text:style-name="T13">fan_center </text:span><text:span text:style-name="T15">= </text:span><text:span text:style-name="T4">rrect.</text:span><text:span text:style-name="T13">center</text:span><text:span text:style-name="T4">;</text:span><text:line-break/><text:span text:style-name="T4"> <text:s text:c="19"/></text:span><text:span text:style-name="T6">// <text:s text:c="23"/>auto qwq=inverse_affine(rot_g,roi_target_center);</text:span><text:line-break/><text:span text:style-name="T6"> <text:s text:c="19"/>// <text:s text:c="23"/>auto awa=qwq+rrect.center;</text:span><text:line-break/><text:span text:style-name="T6"> <text:s text:c="19"/>// <text:s text:c="23"/>Point2f junction(rrect.center.x+cos(ang/180*CV_PI)*roi_target_center.y,rrect.center.y+cos(ang/180*CV_PI)*roi_target_center.y);</text:span><text:line-break/><text:span text:style-name="T6"> <text:s text:c="19"/></text:span><text:span text:style-name="T3">cv</text:span><text:span text:style-name="T4">::</text:span><text:span text:style-name="T14">Point2f </text:span><text:span text:style-name="T4">target_center(dst.</text:span><text:span text:style-name="T13">cols </text:span><text:span text:style-name="T4">/ </text:span><text:span text:style-name="T9">2</text:span><text:span text:style-name="T4">, (start + dst.</text:span><text:span text:style-name="T13">rows</text:span><text:span text:style-name="T4">) / </text:span><text:span text:style-name="T9">2 </text:span><text:span text:style-name="T4">- dst.</text:span><text:span text:style-name="T13">rows </text:span><text:span text:style-name="T4">/ </text:span><text:span text:style-name="T9">2</text:span><text:span text:style-name="T4">);</text:span><text:line-break/><text:line-break/><text:span text:style-name="T4"> <text:s text:c="19"/></text:span><text:span text:style-name="T6">// <text:s text:c="23"/>Point2f point_4_left_top <text:s text:c="3"/>(rrect.center.x+cos(ang/180*CV_PI)*dst.cols,rrect.center.y+sin(ang/180*CV_PI)*dst.rows);</text:span><text:line-break/><text:span text:style-name="T6"> <text:s text:c="19"/>// <text:s text:c="23"/>Point2f point_4_right_top <text:s text:c="2"/>(rrect.center.x+cos(ang/180*CV_PI)*0, <text:s text:c="6"/>rrect.center.y+sin(ang/180*CV_PI)*dst.rows);</text:span><text:line-break/><text:span text:style-name="T6"> <text:s text:c="19"/>// <text:s text:c="23"/>Point2f point_4_right_bottom(rrect.center.x+cos(ang/180*CV_PI)*0, <text:s text:c="6"/>rrect.center.y+sin(ang/180*CV_PI)*start);</text:span><text:line-break/><text:span text:style-name="T6"> <text:s text:c="19"/>// <text:s text:c="23"/>Point2f point_4_left_bottom (rrect.center.x+cos(ang/180*CV_PI)*dst.cols,rrect.center.y+sin(ang/180*CV_PI)*start);</text:span><text:line-break/><text:span text:style-name="T6"> <text:s text:c="19"/></text:span><text:span text:style-name="T3">cv</text:span><text:span text:style-name="T4">::</text:span><text:span text:style-name="T3">Mat </text:span><text:span text:style-name="T4">point_left_top = (</text:span><text:span text:style-name="T3">cv</text:span><text:span text:style-name="T4">::Mat_&lt;</text:span><text:span text:style-name="T10">double</text:span><text:span text:style-name="T4">&gt;(</text:span><text:span text:style-name="T9">3</text:span><text:span text:style-name="T4">, </text:span><text:span text:style-name="T9">1</text:span><text:span text:style-name="T4">) </text:span><text:span text:style-name="T15">&lt;&lt; </text:span><text:span text:style-name="T4">dst.</text:span><text:span text:style-name="T13">cols</text:span><text:span text:style-name="T15">, </text:span><text:span text:style-name="T4">dst.</text:span><text:span text:style-name="T13">rows</text:span><text:span text:style-name="T15">, </text:span><text:span text:style-name="T9">1</text:span><text:span text:style-name="T4">);</text:span><text:line-break/><text:span text:style-name="T4"> <text:s text:c="19"/></text:span><text:span text:style-name="T3">cv</text:span><text:span text:style-name="T4">::</text:span><text:span text:style-name="T3">Mat </text:span><text:span text:style-name="T4">point_right_top = (</text:span><text:span text:style-name="T3">cv</text:span><text:span text:style-name="T4">::Mat_&lt;</text:span><text:span text:style-name="T10">double</text:span><text:span text:style-name="T4">&gt;(</text:span><text:span text:style-name="T9">3</text:span><text:span text:style-name="T4">, </text:span><text:span text:style-name="T9">1</text:span><text:span text:style-name="T4">) </text:span><text:span text:style-name="T15">&lt;&lt; </text:span><text:span text:style-name="T9">0</text:span><text:span text:style-name="T15">, </text:span><text:span text:style-name="T4">dst.</text:span><text:span text:style-name="T13">rows</text:span><text:span text:style-name="T15">, </text:span><text:span text:style-name="T9">1</text:span><text:span text:style-name="T4">);</text:span><text:line-break/><text:span text:style-name="T4"> <text:s text:c="19"/></text:span><text:span text:style-name="T3">cv</text:span><text:span text:style-name="T4">::</text:span><text:span text:style-name="T3">Mat </text:span><text:span text:style-name="T4">point_right_bottom = (</text:span><text:span text:style-name="T3">cv</text:span><text:span text:style-name="T4">::Mat_&lt;</text:span><text:span text:style-name="T10">double</text:span><text:span text:style-name="T4">&gt;(</text:span><text:span text:style-name="T9">3</text:span><text:span text:style-name="T4">, </text:span><text:span text:style-name="T9">1</text:span><text:span text:style-name="T4">) </text:span><text:span text:style-name="T15">&lt;&lt; </text:span><text:span text:style-name="T9">0</text:span><text:span text:style-name="T15">, </text:span><text:span text:style-name="T4">start</text:span><text:span text:style-name="T15">, </text:span><text:span text:style-name="T9">1</text:span><text:span text:style-name="T4">);</text:span><text:line-break/><text:soft-page-break/><text:span text:style-name="T4"> <text:s text:c="19"/></text:span><text:span text:style-name="T3">cv</text:span><text:span text:style-name="T4">::</text:span><text:span text:style-name="T3">Mat </text:span><text:span text:style-name="T4">point_left_bottom = (</text:span><text:span text:style-name="T3">cv</text:span><text:span text:style-name="T4">::Mat_&lt;</text:span><text:span text:style-name="T10">double</text:span><text:span text:style-name="T4">&gt;(</text:span><text:span text:style-name="T9">3</text:span><text:span text:style-name="T4">, </text:span><text:span text:style-name="T9">1</text:span><text:span text:style-name="T4">) </text:span><text:span text:style-name="T15">&lt;&lt; </text:span><text:span text:style-name="T4">dst.</text:span><text:span text:style-name="T13">cols</text:span><text:span text:style-name="T15">, </text:span><text:span text:style-name="T4">dst.</text:span><text:span text:style-name="T13">rows</text:span><text:span text:style-name="T15">, </text:span><text:span text:style-name="T9">1</text:span><text:span text:style-name="T4">);</text:span><text:line-break/><text:span text:style-name="T4"> <text:s text:c="19"/></text:span><text:span text:style-name="T3">cv</text:span><text:span text:style-name="T4">::</text:span><text:span text:style-name="T3">Mat </text:span><text:span text:style-name="T4">yuantu_point_left_top = rot_g </text:span><text:span text:style-name="T15">* </text:span><text:span text:style-name="T4">point_left_top;</text:span><text:line-break/><text:span text:style-name="T4"> <text:s text:c="19"/></text:span><text:span text:style-name="T3">cv</text:span><text:span text:style-name="T4">::</text:span><text:span text:style-name="T3">Mat </text:span><text:span text:style-name="T4">yuantu_right_top = rot_g </text:span><text:span text:style-name="T15">* </text:span><text:span text:style-name="T4">point_right_top;</text:span><text:line-break/><text:span text:style-name="T4"> <text:s text:c="19"/></text:span><text:span text:style-name="T3">cv</text:span><text:span text:style-name="T4">::</text:span><text:span text:style-name="T3">Mat </text:span><text:span text:style-name="T4">yuantu_right_bottom = rot_g </text:span><text:span text:style-name="T15">* </text:span><text:span text:style-name="T4">point_right_bottom;</text:span><text:line-break/><text:span text:style-name="T4"> <text:s text:c="19"/></text:span><text:span text:style-name="T3">cv</text:span><text:span text:style-name="T4">::</text:span><text:span text:style-name="T3">Mat </text:span><text:span text:style-name="T4">yuantu_point_left_bottom = rot_g </text:span><text:span text:style-name="T15">* </text:span><text:span text:style-name="T4">point_left_bottom;</text:span><text:line-break/><text:span text:style-name="T4"> <text:s text:c="19"/></text:span><text:span text:style-name="T6">// cv::Point2f point_4_left_top = cv::Point2f(</text:span><text:line-break/><text:span text:style-name="T6"> <text:s text:c="19"/>// <text:s text:c="2"/>yuantu_point_left_top.at&lt;double&gt;(0, 0), yuantu_point_left_top.at&lt;double&gt;(1, 0));</text:span><text:line-break/><text:span text:style-name="T6"> <text:s text:c="19"/>// cv::Point2f point_4_right_top =</text:span><text:line-break/><text:span text:style-name="T6"> <text:s text:c="19"/>// <text:s text:c="2"/>cv::Point2f(yuantu_right_top.at&lt;double&gt;(0, 0), yuantu_right_top.at&lt;double&gt;(1, 0));</text:span><text:line-break/><text:span text:style-name="T6"> <text:s text:c="19"/>// cv::Point2f point_4_right_bottom =</text:span><text:line-break/><text:span text:style-name="T6"> <text:s text:c="19"/>// <text:s text:c="2"/>cv::Point2f(yuantu_right_bottom.at&lt;double&gt;(0, 0), yuantu_right_bottom.at&lt;double&gt;(1, 0));</text:span><text:line-break/><text:span text:style-name="T6"> <text:s text:c="19"/>// cv::Point2f point_4_left_bottom = cv::Point2f(</text:span><text:line-break/><text:span text:style-name="T6"> <text:s text:c="19"/>// <text:s text:c="2"/>yuantu_point_left_bottom.at&lt;double&gt;(0, 0), yuantu_point_left_bottom.at&lt;double&gt;(1, 0));</text:span><text:line-break/><text:span text:style-name="T6"> <text:s text:c="19"/></text:span><text:span text:style-name="T3">cv</text:span><text:span text:style-name="T4">::</text:span><text:span text:style-name="T14">Point2f </text:span><text:span text:style-name="T4">junction(</text:span><text:line-break/><text:span text:style-name="T4"> <text:s text:c="27"/>rrect.</text:span><text:span text:style-name="T13">center</text:span><text:span text:style-name="T4">.</text:span><text:span text:style-name="T13">x </text:span><text:span text:style-name="T4">+ cos(ang / </text:span><text:span text:style-name="T9">180 </text:span><text:span text:style-name="T4">* </text:span><text:span text:style-name="T8">CV_PI</text:span><text:span text:style-name="T4">) * target_center.</text:span><text:span text:style-name="T13">y</text:span><text:span text:style-name="T4">,</text:span><text:line-break/><text:span text:style-name="T4"> <text:s text:c="27"/>rrect.</text:span><text:span text:style-name="T13">center</text:span><text:span text:style-name="T4">.</text:span><text:span text:style-name="T13">y </text:span><text:span text:style-name="T4">+ sin(ang / </text:span><text:span text:style-name="T9">180 </text:span><text:span text:style-name="T4">* </text:span><text:span text:style-name="T8">CV_PI</text:span><text:span text:style-name="T4">) * target_center.</text:span><text:span text:style-name="T13">y</text:span><text:span text:style-name="T4">);</text:span><text:line-break/><text:span text:style-name="T4"> <text:s text:c="19"/></text:span><text:span text:style-name="T6">////</text:span><text:line-break/><text:line-break/><text:span text:style-name="T6"> <text:s text:c="19"/></text:span><text:span text:style-name="T4">fana.</text:span><text:span text:style-name="T13">target_center </text:span><text:span text:style-name="T15">= </text:span><text:span text:style-name="T4">junction;</text:span><text:line-break/><text:span text:style-name="T4"> <text:s text:c="19"/></text:span><text:span text:style-name="T3">cv</text:span><text:span text:style-name="T4">::</text:span><text:span text:style-name="T3">Mat </text:span><text:span text:style-name="T4">debug = dst.clone();</text:span><text:line-break/><text:span text:style-name="T4"> <text:s text:c="19"/>cvtColor(dst, debug, </text:span><text:span text:style-name="T3">cv</text:span><text:span text:style-name="T4">::</text:span><text:span text:style-name="T11">COLOR_GRAY2BGR</text:span><text:span text:style-name="T4">);</text:span><text:line-break/><text:span text:style-name="T4"> <text:s text:c="19"/>circle(debug, </text:span><text:span text:style-name="T3">cv</text:span><text:span text:style-name="T4">::Point2f(dst.</text:span><text:span text:style-name="T13">cols </text:span><text:span text:style-name="T4">/ </text:span><text:span text:style-name="T9">2</text:span><text:span text:style-name="T4">, start), </text:span><text:span text:style-name="T9">2</text:span><text:span text:style-name="T4">, </text:span><text:span text:style-name="T3">cv</text:span><text:span text:style-name="T4">::Scalar(</text:span><text:span text:style-name="T9">0</text:span><text:span text:style-name="T4">, </text:span><text:span text:style-name="T9">255</text:span><text:span text:style-name="T4">, </text:span><text:span text:style-name="T9">0</text:span><text:span text:style-name="T4">), </text:span><text:span text:style-name="T9">2</text:span><text:span text:style-name="T4">);</text:span><text:line-break/><text:span text:style-name="T4"> <text:s text:c="19"/>circle(debug, roi_target_center, </text:span><text:span text:style-name="T9">6</text:span><text:span text:style-name="T4">, </text:span><text:span text:style-name="T3">cv</text:span><text:span text:style-name="T4">::Scalar(</text:span><text:span text:style-name="T9">0</text:span><text:span text:style-name="T4">, </text:span><text:span text:style-name="T9">255</text:span><text:span text:style-name="T4">, </text:span><text:span text:style-name="T9">0</text:span><text:span text:style-name="T4">), </text:span><text:span text:style-name="T9">2</text:span><text:span text:style-name="T4">);</text:span><text:line-break/><text:span text:style-name="T4"> <text:s text:c="19"/>circle(</text:span><text:span text:style-name="T13">rune_debug</text:span><text:span text:style-name="T4">, rrect.</text:span><text:span text:style-name="T13">center</text:span><text:span text:style-name="T4">, </text:span><text:span text:style-name="T9">10</text:span><text:span text:style-name="T4">, </text:span><text:span text:style-name="T3">cv</text:span><text:span text:style-name="T4">::Scalar(</text:span><text:span text:style-name="T9">38</text:span><text:span text:style-name="T4">, </text:span><text:span text:style-name="T9">255</text:span><text:span text:style-name="T4">, </text:span><text:span text:style-name="T9">255</text:span><text:span text:style-name="T4">), </text:span><text:span text:style-name="T9">2</text:span><text:span text:style-name="T4">);</text:span><text:line-break/><text:span text:style-name="T4"> <text:s text:c="19"/>circle(</text:span><text:span text:style-name="T13">rune_debug</text:span><text:span text:style-name="T4">, junction, </text:span><text:span text:style-name="T9">8</text:span><text:span text:style-name="T4">, </text:span><text:span text:style-name="T3">cv</text:span><text:span text:style-name="T4">::Scalar(</text:span><text:span text:style-name="T9">255</text:span><text:span text:style-name="T4">, </text:span><text:span text:style-name="T9">0</text:span><text:span text:style-name="T4">, </text:span><text:span text:style-name="T9">200</text:span><text:span text:style-name="T4">), </text:span><text:span text:style-name="T9">2</text:span><text:span text:style-name="T4">);</text:span><text:line-break/><text:span text:style-name="T4"> <text:s text:c="19"/></text:span><text:span text:style-name="T6">// circle(rune_debug, point_4_left_top + coo, 8, cv::Scalar(255, 0, 200), 2);</text:span><text:line-break/><text:span text:style-name="T6"> <text:s text:c="19"/>// circle(rune_debug, point_4_right_top + coo, 8, cv::Scalar(255, 0, 200), 2);</text:span><text:line-break/><text:span text:style-name="T6"> <text:s text:c="19"/>// circle(rune_debug, point_4_right_bottom + coo, 8, cv::Scalar(255, 0, 200), 2);</text:span><text:line-break/><text:span text:style-name="T6"> <text:s text:c="19"/>// circle(rune_debug, point_4_left_bottom + coo, 8, cv::Scalar(255, 0, 200), 2);</text:span><text:line-break/><text:span text:style-name="T6"> <text:s text:c="19"/>// <text:s text:c="23"/>circle(rune_debug,point_4_left_top,4,Scalar(255,0,200),2);</text:span><text:line-break/><text:span text:style-name="T6"> <text:s text:c="19"/></text:span><text:span text:style-name="T4">imshow(</text:span><text:span text:style-name="T2">"destination"</text:span><text:span text:style-name="T4">, debug);</text:span><text:line-break/><text:span text:style-name="T4"> <text:s text:c="19"/>imshow(</text:span><text:span text:style-name="T2">"rune_debug circle"</text:span><text:span text:style-name="T4">,</text:span><text:span text:style-name="T13">rune_debug</text:span><text:span text:style-name="T4">);</text:span><text:line-break/><text:span text:style-name="T4"> <text:s text:c="19"/></text:span><text:span text:style-name="T13">final_fan </text:span><text:span text:style-name="T4">= fana;</text:span><text:line-break/><text:line-break/><text:span text:style-name="T4"> <text:s text:c="19"/></text:span><text:span text:style-name="T10">return true</text:span><text:span text:style-name="T4">;</text:span><text:line-break/><text:span text:style-name="T4"> <text:s text:c="15"/>} </text:span><text:span text:style-name="T10">else </text:span><text:span text:style-name="T4">{</text:span><text:line-break/><text:span text:style-name="T4"> <text:s text:c="19"/></text:span><text:span text:style-name="T6">// RCLCPP_WARN(rclcpp::get_logger("armor_detector"), "No flow found!");</text:span><text:line-break/><text:span text:style-name="T6"> <text:s text:c="19"/></text:span><text:span text:style-name="T10">continue</text:span><text:span text:style-name="T4">;</text:span><text:line-break/><text:span text:style-name="T4"> <text:s text:c="15"/>}</text:span><text:line-break/><text:span text:style-name="T4"> <text:s text:c="11"/>} </text:span><text:span text:style-name="T10">else </text:span><text:span text:style-name="T4">{</text:span><text:line-break/><text:soft-page-break/><text:span text:style-name="T4"> <text:s text:c="15"/></text:span><text:span text:style-name="T10">continue</text:span><text:span text:style-name="T4">;</text:span><text:line-break/><text:span text:style-name="T4"> <text:s text:c="11"/>}</text:span><text:line-break/><text:span text:style-name="T4"> <text:s text:c="7"/>}</text:span><text:line-break/><text:line-break/><text:span text:style-name="T4"> <text:s text:c="7"/>imshow(</text:span><text:span text:style-name="T2">"flow_roi"</text:span><text:span text:style-name="T4">,flow_roi);</text:span><text:line-break/><text:span text:style-name="T6">// <text:s text:c="7"/>imwrite("flow_roi",flow_roi);</text:span><text:line-break/><text:span text:style-name="T6"> <text:s text:c="7"/></text:span><text:span text:style-name="T4">imshow(</text:span><text:span text:style-name="T2">"rune_debug"</text:span><text:span text:style-name="T4">,</text:span><text:span text:style-name="T13">rune_debug</text:span><text:span text:style-name="T4">);</text:span><text:line-break/><text:span text:style-name="T6">// <text:s text:c="7"/>imwrite("rune_debug",rune_debug);</text:span><text:line-break/><text:span text:style-name="T6">// <text:s text:c="7"/>printf("1111111");</text:span><text:line-break/><text:span text:style-name="T6"> <text:s text:c="3"/></text:span><text:span text:style-name="T4">}</text:span><text:line-break/><text:span text:style-name="T4"> <text:s text:c="3"/></text:span><text:span text:style-name="T10">return false</text:span><text:span text:style-name="T4">;</text:span><text:line-break/><text:span text:style-name="T4">}</text:span><text:line-break/><text:line-break/><text:span text:style-name="T10">bool </text:span><text:span text:style-name="T3">RuneDetector</text:span><text:span text:style-name="T4">::</text:span><text:span text:style-name="T12">findCenter</text:span><text:span text:style-name="T4">(</text:span><text:span text:style-name="T3">cv</text:span><text:span text:style-name="T4">::</text:span><text:span text:style-name="T3">Mat </text:span><text:span text:style-name="T4">&amp; src)</text:span><text:line-break/><text:span text:style-name="T4">{</text:span><text:line-break/><text:span text:style-name="T4"> <text:s text:c="3"/></text:span><text:span text:style-name="T6">// auto time_q = std::chrono::steady_clock::now();</text:span><text:line-break/><text:span text:style-name="T6">// <text:s text:c="3"/>cv::waitKey(4);</text:span><text:line-break/><text:span text:style-name="T6"> <text:s text:c="3"/></text:span><text:span text:style-name="T10">if </text:span><text:span text:style-name="T4">(imageProcess(src)) {</text:span><text:span text:style-name="T6">//</text:span><text:line-break/><text:span text:style-name="T6"> <text:s text:c="7"/></text:span><text:span text:style-name="T10">if </text:span><text:span text:style-name="T4">(fanSizer(fillContour())) {</text:span><text:line-break/><text:span text:style-name="T4"> <text:s text:c="11"/></text:span><text:span text:style-name="T3">cv</text:span><text:span text:style-name="T4">::</text:span><text:span text:style-name="T3">Mat </text:span><text:span text:style-name="T4">mask = </text:span><text:span text:style-name="T3">cv</text:span><text:span text:style-name="T4">::</text:span><text:span text:style-name="T3">Mat</text:span><text:span text:style-name="T4">::zeros(</text:span><text:span text:style-name="T13">binary_img</text:span><text:span text:style-name="T4">.</text:span><text:span text:style-name="T13">size</text:span><text:span text:style-name="T15">()</text:span><text:span text:style-name="T4">, </text:span><text:span text:style-name="T8">CV_8UC1</text:span><text:span text:style-name="T4">);</text:span><text:line-break/><text:span text:style-name="T4"> <text:s text:c="11"/></text:span><text:span text:style-name="T6">// <text:s text:c="7"/>int radius = cv::norm(final_fan.fan_cols) * 2;</text:span><text:line-break/><text:line-break/><text:span text:style-name="T6"> <text:s text:c="11"/></text:span><text:span text:style-name="T10">auto </text:span><text:span text:style-name="T4">r_coord = </text:span><text:span text:style-name="T13">final_fan</text:span><text:span text:style-name="T4">.</text:span><text:span text:style-name="T13">fan_center </text:span><text:span text:style-name="T15">+ </text:span><text:span text:style-name="T13">final_fan</text:span><text:span text:style-name="T4">.</text:span><text:span text:style-name="T13">towards </text:span><text:span text:style-name="T15">* </text:span><text:span text:style-name="T13">final_fan</text:span><text:span text:style-name="T4">.</text:span><text:span text:style-name="T13">fan_cols </text:span><text:span text:style-name="T15">* </text:span><text:span text:style-name="T9">1.3</text:span><text:span text:style-name="T4">;</text:span><text:line-break/><text:span text:style-name="T4"> <text:s text:c="11"/></text:span><text:span text:style-name="T3">cv</text:span><text:span text:style-name="T4">::circle(mask, r_coord, </text:span><text:span text:style-name="T9">25</text:span><text:span text:style-name="T4">, </text:span><text:span text:style-name="T3">cv</text:span><text:span text:style-name="T4">::Scalar(</text:span><text:span text:style-name="T9">255</text:span><text:span text:style-name="T4">), -</text:span><text:span text:style-name="T9">1</text:span><text:span text:style-name="T4">);</text:span><text:line-break/><text:span text:style-name="T4"> <text:s text:c="11"/></text:span><text:span text:style-name="T3">cv</text:span><text:span text:style-name="T4">::circle(</text:span><text:span text:style-name="T13">rune_debug</text:span><text:span text:style-name="T4">, r_coord, </text:span><text:span text:style-name="T9">25</text:span><text:span text:style-name="T4">, </text:span><text:span text:style-name="T3">cv</text:span><text:span text:style-name="T4">::Scalar(</text:span><text:span text:style-name="T9">255</text:span><text:span text:style-name="T4">,</text:span><text:span text:style-name="T9">255</text:span><text:span text:style-name="T4">,</text:span><text:span text:style-name="T9">255</text:span><text:span text:style-name="T4">), </text:span><text:span text:style-name="T9">2</text:span><text:span text:style-name="T4">);</text:span><text:line-break/><text:span text:style-name="T4"> <text:s text:c="11"/></text:span><text:span text:style-name="T3">cv</text:span><text:span text:style-name="T4">::</text:span><text:span text:style-name="T3">Mat </text:span><text:span text:style-name="T4">R_roi = </text:span><text:span text:style-name="T13">binary_img</text:span><text:span text:style-name="T4">.mul(mask);</text:span><text:line-break/><text:span text:style-name="T4"> <text:s text:c="11"/></text:span><text:span text:style-name="T6">// Find the center</text:span><text:line-break/><text:span text:style-name="T6"> <text:s text:c="11"/></text:span><text:span text:style-name="T3">std</text:span><text:span text:style-name="T4">::</text:span><text:span text:style-name="T3">vector</text:span><text:span text:style-name="T4">&lt;</text:span><text:span text:style-name="T3">std</text:span><text:span text:style-name="T4">::</text:span><text:span text:style-name="T3">vector</text:span><text:span text:style-name="T4">&lt;</text:span><text:span text:style-name="T3">cv</text:span><text:span text:style-name="T4">::</text:span><text:span text:style-name="T14">Point</text:span><text:span text:style-name="T4">&gt;&gt; contours;</text:span><text:line-break/><text:span text:style-name="T4"> <text:s text:c="11"/></text:span><text:span text:style-name="T3">cv</text:span><text:span text:style-name="T4">::findContours(R_roi, contours, </text:span><text:span text:style-name="T3">cv</text:span><text:span text:style-name="T4">::</text:span><text:span text:style-name="T11">RETR_EXTERNAL</text:span><text:span text:style-name="T4">, </text:span><text:span text:style-name="T3">cv</text:span><text:span text:style-name="T4">::</text:span><text:span text:style-name="T11">CHAIN_APPROX_SIMPLE</text:span><text:span text:style-name="T4">);</text:span><text:line-break/><text:span text:style-name="T4"> <text:s text:c="11"/></text:span><text:span text:style-name="T6">// std::cout&lt;&lt;contours.size()&lt;&lt;std::endl;</text:span><text:line-break/><text:span text:style-name="T6"> <text:s text:c="11"/></text:span><text:span text:style-name="T10">for </text:span><text:span text:style-name="T4">(</text:span><text:span text:style-name="T10">const auto </text:span><text:span text:style-name="T4">&amp; contour : contours) {</text:span><text:line-break/><text:span text:style-name="T4"> <text:s text:c="15"/></text:span><text:span text:style-name="T3">cv</text:span><text:span text:style-name="T4">::</text:span><text:span text:style-name="T14">Rect </text:span><text:span text:style-name="T4">rect = </text:span><text:span text:style-name="T3">cv</text:span><text:span text:style-name="T4">::boundingRect(contour);</text:span><text:line-break/><text:span text:style-name="T4"> <text:s text:c="15"/></text:span><text:span text:style-name="T6">// std::cout&lt;&lt;"rect_area"&lt;&lt;rect.area()&lt;&lt;std::endl;</text:span><text:line-break/><text:span text:style-name="T6"> <text:s text:c="15"/>// std::cout&lt;&lt;"min"&lt;&lt;rune_param.min_r_area&lt;&lt;std::endl;</text:span><text:line-break/><text:span text:style-name="T6"> <text:s text:c="15"/>// std::cout&lt;&lt;"max"&lt;&lt;rune_param.max_r_area&lt;&lt;std::endl;</text:span><text:line-break/><text:span text:style-name="T6"> <text:s text:c="15"/></text:span><text:span text:style-name="T10">if </text:span><text:span text:style-name="T4">(</text:span><text:span text:style-name="T13">rune_param</text:span><text:span text:style-name="T4">.</text:span><text:span text:style-name="T13">min_r_area </text:span><text:span text:style-name="T4">&lt; rect.area() &amp;&amp; rect.area() &lt; </text:span><text:span text:style-name="T13">rune_param</text:span><text:span text:style-name="T4">.</text:span><text:span text:style-name="T13">max_r_area</text:span><text:span text:style-name="T4">) {</text:span><text:line-break/><text:line-break/><text:span text:style-name="T4"> <text:s text:c="19"/></text:span><text:span text:style-name="T10">float </text:span><text:span text:style-name="T4">ratio = (</text:span><text:span text:style-name="T10">float</text:span><text:span text:style-name="T4">)rect.</text:span><text:span text:style-name="T13">height </text:span><text:span text:style-name="T4">/ (</text:span><text:span text:style-name="T10">float</text:span><text:span text:style-name="T4">)rect.</text:span><text:span text:style-name="T13">width</text:span><text:span text:style-name="T4">;</text:span><text:line-break/><text:span text:style-name="T1">#define </text:span><text:span text:style-name="T8">SHOW_R_ROI</text:span><text:line-break/><text:span text:style-name="T1">#define </text:span><text:span text:style-name="T8">changeTo2f</text:span><text:span text:style-name="T4">(x) std::to_string(</text:span><text:span text:style-name="T10">int</text:span><text:span text:style-name="T4">(x)) + </text:span><text:span text:style-name="T2">"." </text:span><text:span text:style-name="T4">+ std::to_string(</text:span><text:span text:style-name="T10">int</text:span><text:span text:style-name="T4">(x * </text:span><text:span text:style-name="T9">100 </text:span><text:span text:style-name="T4">+ </text:span><text:span text:style-name="T9">0.5</text:span><text:span text:style-name="T4">) % </text:span><text:span text:style-name="T9">100</text:span><text:span text:style-name="T4">)</text:span><text:line-break/><text:line-break/><text:span text:style-name="T1">#ifdef </text:span><text:span text:style-name="T8">SHOW_R_ROI</text:span><text:line-break/><text:span text:style-name="T8"> <text:s text:c="19"/></text:span><text:span text:style-name="T3">cv</text:span><text:span text:style-name="T4">::putText(</text:span><text:line-break/><text:span text:style-name="T4"> <text:s text:c="27"/>R_roi, </text:span><text:span text:style-name="T2">"a:" </text:span><text:span text:style-name="T15">+ </text:span><text:span text:style-name="T8">changeTo2f</text:span><text:span text:style-name="T4">(rect.area()), </text:span><text:span text:style-name="T3">cv</text:span><text:span text:style-name="T4">::Point2f(rect.br()) </text:span><text:span text:style-name="T15">+ </text:span><text:span text:style-name="T3">cv</text:span><text:span text:style-name="T4">::Point2f(</text:span><text:span text:style-name="T9">0</text:span><text:span text:style-name="T4">, </text:span><text:span text:style-name="T9">0</text:span><text:span text:style-name="T4">),</text:span><text:line-break/><text:span text:style-name="T4"> <text:s text:c="27"/></text:span><text:span text:style-name="T3">cv</text:span><text:span text:style-name="T4">::</text:span><text:span text:style-name="T11">FONT_HERSHEY_SIMPLEX</text:span><text:span text:style-name="T4">, </text:span><text:span text:style-name="T9">0.5</text:span><text:span text:style-name="T4">, </text:span><text:span text:style-name="T3">cv</text:span><text:span text:style-name="T4">::Scalar(</text:span><text:span text:style-name="T9">255</text:span><text:span text:style-name="T4">), </text:span><text:span text:style-name="T9">1</text:span><text:span text:style-name="T4">);</text:span><text:line-break/><text:line-break/><text:span text:style-name="T4"> <text:s text:c="19"/></text:span><text:span text:style-name="T3">cv</text:span><text:span text:style-name="T4">::putText(</text:span><text:line-break/><text:soft-page-break/><text:span text:style-name="T4"> <text:s text:c="27"/>R_roi, </text:span><text:span text:style-name="T2">"r:" </text:span><text:span text:style-name="T15">+ </text:span><text:span text:style-name="T8">changeTo2f</text:span><text:span text:style-name="T4">(ratio), </text:span><text:span text:style-name="T3">cv</text:span><text:span text:style-name="T4">::Point2f(rect.br()) </text:span><text:span text:style-name="T15">+ </text:span><text:span text:style-name="T3">cv</text:span><text:span text:style-name="T4">::Point2f(</text:span><text:span text:style-name="T9">0</text:span><text:span text:style-name="T4">, </text:span><text:span text:style-name="T9">20</text:span><text:span text:style-name="T4">),</text:span><text:line-break/><text:span text:style-name="T4"> <text:s text:c="27"/></text:span><text:span text:style-name="T3">cv</text:span><text:span text:style-name="T4">::</text:span><text:span text:style-name="T11">FONT_HERSHEY_SIMPLEX</text:span><text:span text:style-name="T4">, </text:span><text:span text:style-name="T9">0.5</text:span><text:span text:style-name="T4">, </text:span><text:span text:style-name="T3">cv</text:span><text:span text:style-name="T4">::Scalar(</text:span><text:span text:style-name="T9">255</text:span><text:span text:style-name="T4">), </text:span><text:span text:style-name="T9">1</text:span><text:span text:style-name="T4">);</text:span><text:line-break/><text:line-break/><text:span text:style-name="T4"> <text:s text:c="19"/></text:span><text:span text:style-name="T3">cv</text:span><text:span text:style-name="T4">::imshow(</text:span><text:span text:style-name="T2">"R roi1"</text:span><text:span text:style-name="T4">, R_roi);</text:span><text:line-break/><text:span text:style-name="T1">#endif</text:span><text:line-break/><text:span text:style-name="T1"> <text:s text:c="19"/></text:span><text:span text:style-name="T6">// std::cout&lt;&lt;ratio&lt;&lt;std::endl;</text:span><text:line-break/><text:span text:style-name="T6"> <text:s text:c="19"/></text:span><text:span text:style-name="T10">if </text:span><text:span text:style-name="T4">(</text:span><text:span text:style-name="T13">rune_param</text:span><text:span text:style-name="T4">.</text:span><text:span text:style-name="T13">min_r_ratio </text:span><text:span text:style-name="T4">&lt; ratio &amp;&amp; ratio &lt; </text:span><text:span text:style-name="T13">rune_param</text:span><text:span text:style-name="T4">.</text:span><text:span text:style-name="T13">max_r_ratio</text:span><text:span text:style-name="T4">) {</text:span><text:line-break/><text:span text:style-name="T4"> <text:s text:c="23"/></text:span><text:span text:style-name="T13">r_center </text:span><text:span text:style-name="T15">= </text:span><text:span text:style-name="T4">(rect.br() </text:span><text:span text:style-name="T15">+ </text:span><text:span text:style-name="T4">rect.tl()) </text:span><text:span text:style-name="T15">* </text:span><text:span text:style-name="T9">0.5</text:span><text:span text:style-name="T4">; <text:s/></text:span><text:span text:style-name="T6">//R</text:span><text:span text:style-name="T7">标中心</text:span><text:line-break/><text:span text:style-name="T7"> <text:s text:c="23"/></text:span><text:span text:style-name="T3">std</text:span><text:span text:style-name="T4">::cout</text:span><text:span text:style-name="T15">&lt;&lt;</text:span><text:span text:style-name="T13">r_center</text:span><text:span text:style-name="T4">.</text:span><text:span text:style-name="T13">x</text:span><text:span text:style-name="T15">&lt;&lt;</text:span><text:span text:style-name="T3">std</text:span><text:span text:style-name="T4">::endl;</text:span><text:line-break/><text:span text:style-name="T4"> <text:s text:c="23"/></text:span><text:span text:style-name="T3">std</text:span><text:span text:style-name="T4">::cout</text:span><text:span text:style-name="T15">&lt;&lt;</text:span><text:span text:style-name="T13">r_center</text:span><text:span text:style-name="T4">.</text:span><text:span text:style-name="T13">y</text:span><text:span text:style-name="T15">&lt;&lt;</text:span><text:span text:style-name="T3">std</text:span><text:span text:style-name="T4">::endl;</text:span><text:line-break/><text:line-break/><text:line-break/><text:line-break/><text:span text:style-name="T4"> <text:s text:c="23"/></text:span><text:span text:style-name="T13">final_fan</text:span><text:span text:style-name="T4">.</text:span><text:span text:style-name="T13">fan_angle </text:span><text:span text:style-name="T4">= <text:s/></text:span><text:span text:style-name="T3">cv</text:span><text:span text:style-name="T4">::fastAtan2(</text:span><text:span text:style-name="T13">final_fan</text:span><text:span text:style-name="T4">.</text:span><text:span text:style-name="T13">flow_far_from_center</text:span><text:span text:style-name="T4">.</text:span><text:span text:style-name="T13">y </text:span><text:span text:style-name="T4">- </text:span><text:span text:style-name="T13">r_center</text:span><text:span text:style-name="T4">.</text:span><text:span text:style-name="T13">y</text:span><text:span text:style-name="T4">, </text:span><text:span text:style-name="T13">final_fan</text:span><text:span text:style-name="T4">.</text:span><text:span text:style-name="T13">flow_far_from_center</text:span><text:span text:style-name="T4">.</text:span><text:span text:style-name="T13">x </text:span><text:span text:style-name="T4">- </text:span><text:span text:style-name="T13">r_center</text:span><text:span text:style-name="T4">.</text:span><text:span text:style-name="T13">x</text:span><text:span text:style-name="T4">);</text:span><text:line-break/><text:span text:style-name="T4"> <text:s text:c="23"/></text:span><text:span text:style-name="T3">cv</text:span><text:span text:style-name="T4">::circle(</text:span><text:span text:style-name="T13">rune_debug</text:span><text:span text:style-name="T4">, </text:span><text:span text:style-name="T13">r_center</text:span><text:span text:style-name="T4">, </text:span><text:span text:style-name="T9">3</text:span><text:span text:style-name="T4">, </text:span><text:span text:style-name="T3">cv</text:span><text:span text:style-name="T4">::Scalar(</text:span><text:span text:style-name="T9">251</text:span><text:span text:style-name="T4">, </text:span><text:span text:style-name="T9">206</text:span><text:span text:style-name="T4">, </text:span><text:span text:style-name="T9">235</text:span><text:span text:style-name="T4">), </text:span><text:span text:style-name="T9">2</text:span><text:span text:style-name="T4">);</text:span><text:line-break/><text:line-break/><text:span text:style-name="T1">#define </text:span><text:span text:style-name="T8">SHOW_RUNE_CENTER</text:span><text:line-break/><text:span text:style-name="T1">#ifdef </text:span><text:span text:style-name="T8">SHOW_RUNE_CENTER</text:span><text:line-break/><text:span text:style-name="T6">// <text:s text:c="24"/>circle(rune_detector_debug, foot_point, 1, cv::Scalar(255, 255, 255), 10);</text:span><text:line-break/><text:span text:style-name="T6"> <text:s text:c="23"/></text:span><text:span text:style-name="T4">imshow(</text:span><text:span text:style-name="T2">"R roi"</text:span><text:span text:style-name="T4">, R_roi);</text:span><text:line-break/><text:span text:style-name="T4"> <text:s text:c="23"/>imshow(</text:span><text:span text:style-name="T2">"rune detector debug"</text:span><text:span text:style-name="T4">, </text:span><text:span text:style-name="T13">rune_detector_debug</text:span><text:span text:style-name="T4">);</text:span><text:line-break/><text:span text:style-name="T1">#endif</text:span><text:line-break/><text:span text:style-name="T1"> <text:s text:c="23"/></text:span><text:span text:style-name="T6">// auto time_cap = std::chrono::steady_clock::now();</text:span><text:line-break/><text:span text:style-name="T6"> <text:s text:c="23"/>// auto time1 = (std::chrono::duration&lt;double, std::milli&gt;(time_cap - time_q).count());</text:span><text:line-break/><text:span text:style-name="T6"> <text:s text:c="23"/></text:span><text:span text:style-name="T10">return true</text:span><text:span text:style-name="T4">;</text:span><text:line-break/><text:span text:style-name="T4"> <text:s text:c="19"/>}</text:span><text:line-break/><text:span text:style-name="T4"> <text:s text:c="15"/>}</text:span><text:line-break/><text:span text:style-name="T4"> <text:s text:c="11"/>}</text:span><text:line-break/><text:span text:style-name="T4"> <text:s text:c="11"/></text:span><text:span text:style-name="T10">return false</text:span><text:span text:style-name="T4">;</text:span><text:line-break/><text:span text:style-name="T4"> <text:s text:c="7"/>} </text:span><text:span text:style-name="T10">else</text:span><text:line-break/><text:span text:style-name="T10"> <text:s text:c="11"/>return false</text:span><text:span text:style-name="T4">;</text:span><text:line-break/><text:span text:style-name="T4"> <text:s text:c="3"/>}</text:span><text:line-break/><text:span text:style-name="T4"> <text:s text:c="3"/></text:span><text:span text:style-name="T10">return false</text:span><text:span text:style-name="T4">;</text:span><text:line-break/><text:span text:style-name="T4">}</text:span><text:line-break/><text:line-break/><text:line-break/><text:line-break/><text:line-break/><text:span text:style-name="T10">int </text:span><text:span text:style-name="T12">main</text:span><text:span text:style-name="T4">() {</text:span><text:line-break/><text:span text:style-name="T4"> <text:s text:c="3"/></text:span><text:span text:style-name="T6">/*</text:span><text:span text:style-name="T7">容器，存放分离通道后的图像</text:span><text:span text:style-name="T6">*/</text:span><text:line-break/><text:span text:style-name="T6"> <text:s text:c="3"/></text:span><text:span text:style-name="T3">Mat </text:span><text:span text:style-name="T4">image;</text:span><text:line-break/><text:span text:style-name="T4"> <text:s text:c="3"/>image</text:span><text:span text:style-name="T15">= </text:span><text:span text:style-name="T4">imread(</text:span><text:span text:style-name="T2">"/home/yukki/Static.png"</text:span><text:span text:style-name="T4">);</text:span><text:line-break/><text:span text:style-name="T4"> <text:s text:c="3"/></text:span><text:span text:style-name="T3">vector</text:span><text:span text:style-name="T4">&lt;</text:span><text:span text:style-name="T3">Mat</text:span><text:span text:style-name="T4">&gt; Channels;</text:span><text:line-break/><text:span text:style-name="T4"> <text:s text:c="3"/>split(image, Channels);</text:span><text:line-break/><text:line-break/><text:soft-page-break/><text:line-break/><text:span text:style-name="T4"> <text:s text:c="3"/></text:span><text:span text:style-name="T3">Mat </text:span><text:span text:style-name="T4">redimage = Channels.at(</text:span><text:span text:style-name="T9">2</text:span><text:span text:style-name="T4">) </text:span><text:span text:style-name="T15">- </text:span><text:span text:style-name="T4">Channels.at(</text:span><text:span text:style-name="T9">0</text:span><text:span text:style-name="T4">);</text:span><text:line-break/><text:span text:style-name="T4"> <text:s text:c="3"/></text:span><text:span text:style-name="T6">/*</text:span><text:span text:style-name="T7">二值化</text:span><text:span text:style-name="T6">*/</text:span><text:line-break/><text:span text:style-name="T6"> <text:s text:c="3"/></text:span><text:span text:style-name="T3">Mat </text:span><text:span text:style-name="T4">binaryImage;</text:span><text:line-break/><text:span text:style-name="T4"> <text:s text:c="3"/>threshold(redimage, binaryImage, </text:span><text:span text:style-name="T9">140</text:span><text:span text:style-name="T4">, </text:span><text:span text:style-name="T9">255</text:span><text:span text:style-name="T4">, </text:span><text:span text:style-name="T11">THRESH_BINARY</text:span><text:span text:style-name="T4">);</text:span><text:line-break/><text:span text:style-name="T4"> <text:s text:c="3"/></text:span><text:span text:style-name="T6">/*</text:span><text:span text:style-name="T7">蓝色</text:span><text:span text:style-name="T6">*</text:span><text:line-break/><text:span text:style-name="T6"> <text:s text:c="3"/>Mat blueImage = Channels.at(0) - Channels.at(2);</text:span><text:line-break/><text:span text:style-name="T6"> <text:s text:c="3"/>/*</text:span><text:span text:style-name="T7">找到圆周运动的圆心</text:span><text:span text:style-name="T6">——R*/</text:span><text:line-break/><text:span text:style-name="T6"> <text:s text:c="3"/></text:span><text:span text:style-name="T3">vector</text:span><text:span text:style-name="T4">&lt;</text:span><text:span text:style-name="T3">vector</text:span><text:span text:style-name="T4">&lt;</text:span><text:span text:style-name="T14">Point</text:span><text:span text:style-name="T4">&gt;&gt; outlines;</text:span><text:line-break/><text:span text:style-name="T4"> <text:s text:c="3"/></text:span><text:span text:style-name="T3">vector</text:span><text:span text:style-name="T4">&lt;</text:span><text:span text:style-name="T14">Vec4i</text:span><text:span text:style-name="T4">&gt; hierarchies;</text:span><text:line-break/><text:span text:style-name="T4"> <text:s text:c="3"/></text:span><text:span text:style-name="T10">int </text:span><text:span text:style-name="T4">minArea = </text:span><text:span text:style-name="T9">10000</text:span><text:span text:style-name="T4">;</text:span><text:line-break/><text:span text:style-name="T4"> <text:s text:c="3"/></text:span><text:span text:style-name="T10">int </text:span><text:span text:style-name="T4">minId;</text:span><text:line-break/><text:span text:style-name="T4"> <text:s text:c="3"/></text:span><text:span text:style-name="T14">Point2f </text:span><text:span text:style-name="T4">center; <text:s/></text:span><text:span text:style-name="T6">/*</text:span><text:span text:style-name="T7">定义外接圆中心坐标</text:span><text:span text:style-name="T6">*/</text:span><text:line-break/><text:span text:style-name="T6"> <text:s text:c="3"/></text:span><text:span text:style-name="T10">float </text:span><text:span text:style-name="T4">radius; <text:s/></text:span><text:span text:style-name="T6">/*</text:span><text:span text:style-name="T7">定义外接圆半径</text:span><text:span text:style-name="T6">*/</text:span><text:line-break/><text:span text:style-name="T6"> <text:s text:c="3"/></text:span><text:span text:style-name="T4">findContours(binaryImage, outlines, hierarchies, </text:span><text:span text:style-name="T11">RETR_TREE</text:span><text:span text:style-name="T4">, </text:span><text:span text:style-name="T11">CHAIN_APPROX_NONE</text:span><text:span text:style-name="T4">);</text:span><text:line-break/><text:span text:style-name="T4"> <text:s text:c="3"/></text:span><text:span text:style-name="T10">for </text:span><text:span text:style-name="T4">(</text:span><text:span text:style-name="T10">int </text:span><text:span text:style-name="T4">i = </text:span><text:span text:style-name="T9">0</text:span><text:span text:style-name="T4">; i &lt; outlines.size(); i++) {</text:span><text:line-break/><text:span text:style-name="T4"> <text:s text:c="7"/></text:span><text:span text:style-name="T3">vector</text:span><text:span text:style-name="T4">&lt;</text:span><text:span text:style-name="T14">Point</text:span><text:span text:style-name="T4">&gt;points;</text:span><text:line-break/><text:span text:style-name="T4"> <text:s text:c="7"/></text:span><text:span text:style-name="T10">double </text:span><text:span text:style-name="T4">area = contourArea(outlines</text:span><text:span text:style-name="T15">[</text:span><text:span text:style-name="T4">i</text:span><text:span text:style-name="T15">]</text:span><text:span text:style-name="T4">);</text:span><text:line-break/><text:span text:style-name="T4"> <text:s text:c="7"/></text:span><text:span text:style-name="T6">/*</text:span><text:span text:style-name="T7">面积排除噪声</text:span><text:span text:style-name="T6">*/</text:span><text:line-break/><text:span text:style-name="T6"> <text:s text:c="7"/></text:span><text:span text:style-name="T10">if </text:span><text:span text:style-name="T4">(area &lt; </text:span><text:span text:style-name="T9">10 </text:span><text:span text:style-name="T4">|| area&gt;</text:span><text:span text:style-name="T9">10000</text:span><text:span text:style-name="T4">)</text:span><text:line-break/><text:span text:style-name="T4"> <text:s text:c="11"/></text:span><text:span text:style-name="T10">continue</text:span><text:span text:style-name="T4">;</text:span><text:line-break/><text:span text:style-name="T4"> <text:s text:c="7"/></text:span><text:span text:style-name="T6">/*</text:span><text:span text:style-name="T7">找到没有父轮廓的轮廓</text:span><text:span text:style-name="T6">*/</text:span><text:line-break/><text:span text:style-name="T6"> <text:s text:c="7"/></text:span><text:span text:style-name="T10">if </text:span><text:span text:style-name="T4">(hierarchies</text:span><text:span text:style-name="T15">[</text:span><text:span text:style-name="T4">i</text:span><text:span text:style-name="T15">][</text:span><text:span text:style-name="T9">3</text:span><text:span text:style-name="T15">] </text:span><text:span text:style-name="T4">&gt;= </text:span><text:span text:style-name="T9">0 </text:span><text:span text:style-name="T4">&amp;&amp; hierarchies</text:span><text:span text:style-name="T15">[</text:span><text:span text:style-name="T4">i</text:span><text:span text:style-name="T15">][</text:span><text:span text:style-name="T9">3</text:span><text:span text:style-name="T15">] </text:span><text:span text:style-name="T4">&lt; outlines.size())</text:span><text:line-break/><text:span text:style-name="T4"> <text:s text:c="11"/></text:span><text:span text:style-name="T10">continue</text:span><text:span text:style-name="T4">;</text:span><text:line-break/><text:span text:style-name="T4"> <text:s text:c="7"/></text:span><text:span text:style-name="T6">/*</text:span><text:span text:style-name="T7">找有子轮廓的</text:span><text:span text:style-name="T6">*/</text:span><text:line-break/><text:span text:style-name="T6"> <text:s text:c="7"/></text:span><text:span text:style-name="T10">if </text:span><text:span text:style-name="T4">(hierarchies</text:span><text:span text:style-name="T15">[</text:span><text:span text:style-name="T4">i</text:span><text:span text:style-name="T15">][</text:span><text:span text:style-name="T9">2</text:span><text:span text:style-name="T15">] </text:span><text:span text:style-name="T4">&lt; </text:span><text:span text:style-name="T9">0 </text:span><text:span text:style-name="T4">|| hierarchies</text:span><text:span text:style-name="T15">[</text:span><text:span text:style-name="T4">i</text:span><text:span text:style-name="T15">][</text:span><text:span text:style-name="T9">2</text:span><text:span text:style-name="T15">] </text:span><text:span text:style-name="T4">&gt;= outlines.size())</text:span><text:line-break/><text:span text:style-name="T4"> <text:s text:c="11"/></text:span><text:span text:style-name="T10">continue</text:span><text:span text:style-name="T4">;</text:span><text:line-break/><text:span text:style-name="T4"> <text:s text:c="7"/></text:span><text:span text:style-name="T6">/*</text:span><text:span text:style-name="T7">控制误差范围</text:span><text:span text:style-name="T6">*/</text:span><text:line-break/><text:span text:style-name="T6"> <text:s text:c="7"/></text:span><text:span text:style-name="T10">if </text:span><text:span text:style-name="T4">(area &lt;= minArea + </text:span><text:span text:style-name="T9">10 </text:span><text:span text:style-name="T4">&amp;&amp; area &gt;= minArea - </text:span><text:span text:style-name="T9">20</text:span><text:span text:style-name="T4">) {</text:span><text:line-break/><text:span text:style-name="T4"> <text:s text:c="11"/>minArea = area;</text:span><text:line-break/><text:span text:style-name="T4"> <text:s text:c="11"/>minId = i;</text:span><text:line-break/><text:span text:style-name="T4"> <text:s text:c="11"/></text:span><text:span text:style-name="T10">continue</text:span><text:span text:style-name="T4">;</text:span><text:line-break/><text:span text:style-name="T4"> <text:s text:c="7"/>}</text:span><text:line-break/><text:span text:style-name="T4"> <text:s text:c="7"/></text:span><text:span text:style-name="T6">/*</text:span><text:span text:style-name="T7">面积最小的轮廓</text:span><text:span text:style-name="T6">*/</text:span><text:line-break/><text:span text:style-name="T6"> <text:s text:c="7"/></text:span><text:span text:style-name="T10">if </text:span><text:span text:style-name="T4">(minArea &gt;= area)</text:span><text:line-break/><text:span text:style-name="T4"> <text:s text:c="7"/>{</text:span><text:line-break/><text:span text:style-name="T4"> <text:s text:c="11"/>minArea = area;</text:span><text:line-break/><text:span text:style-name="T4"> <text:s text:c="11"/>minId = i;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6">/*</text:span><text:span text:style-name="T7">防止</text:span><text:span text:style-name="T6">minId</text:span><text:span text:style-name="T7">不在范围内报错</text:span><text:span text:style-name="T6">*/</text:span><text:line-break/><text:span text:style-name="T6"> <text:s text:c="3"/></text:span><text:span text:style-name="T3">Mat </text:span><text:span text:style-name="T4">test=binaryImage.clone();</text:span><text:line-break/><text:span text:style-name="T4"> <text:s text:c="3"/></text:span><text:span text:style-name="T10">if </text:span><text:span text:style-name="T4">(minId &gt;= </text:span><text:span text:style-name="T9">0 </text:span><text:span text:style-name="T4">&amp;&amp; minId &lt; outlines.size()) {</text:span><text:line-break/><text:span text:style-name="T4"> <text:s text:c="7"/></text:span><text:span text:style-name="T6">/*</text:span><text:span text:style-name="T7">画外接圆并找到圆心</text:span><text:span text:style-name="T6">*/</text:span><text:line-break/><text:span text:style-name="T6"> <text:s text:c="7"/></text:span><text:span text:style-name="T4">minEnclosingCircle(Mat(outlines</text:span><text:span text:style-name="T15">[</text:span><text:span text:style-name="T4">minId</text:span><text:span text:style-name="T15">]</text:span><text:span text:style-name="T4">), center, radius);</text:span><text:line-break/><text:span text:style-name="T4"> <text:s text:c="7"/>circle(test, center, radius, Scalar(</text:span><text:span text:style-name="T9">0</text:span><text:span text:style-name="T4">, </text:span><text:span text:style-name="T9">0</text:span><text:span text:style-name="T4">, </text:span><text:span text:style-name="T9">255</text:span><text:span text:style-name="T4">), </text:span><text:span text:style-name="T9">1</text:span><text:span text:style-name="T4">, </text:span><text:span text:style-name="T9">8</text:span><text:span text:style-name="T4">, </text:span><text:span text:style-name="T9">0</text:span><text:span text:style-name="T4">);</text:span><text:line-break/><text:span text:style-name="T4"> <text:s text:c="3"/>}</text:span><text:line-break/><text:soft-page-break/><text:span text:style-name="T4"> <text:s text:c="3"/></text:span><text:span text:style-name="T10">else </text:span><text:span text:style-name="T4">{</text:span><text:line-break/><text:span text:style-name="T4"> <text:s text:c="7"/></text:span><text:span text:style-name="T6">//</text:span><text:span text:style-name="T7">退出</text:span><text:line-break/><text:span text:style-name="T7"> <text:s text:c="3"/></text:span><text:span text:style-name="T4">}</text:span><text:line-break/><text:span text:style-name="T4"> <text:s text:c="3"/></text:span><text:span text:style-name="T6">/*</text:span><text:span text:style-name="T7">膨胀操作</text:span><text:span text:style-name="T6">*/</text:span><text:line-break/><text:span text:style-name="T6"> <text:s text:c="3"/></text:span><text:span text:style-name="T3">Mat </text:span><text:span text:style-name="T4">element = getStructuringElement(</text:span><text:span text:style-name="T9">0</text:span><text:span text:style-name="T4">, Size(</text:span><text:span text:style-name="T9">3</text:span><text:span text:style-name="T4">, </text:span><text:span text:style-name="T9">3</text:span><text:span text:style-name="T4">));</text:span><text:line-break/><text:span text:style-name="T4"> <text:s text:c="3"/></text:span><text:span text:style-name="T3">Mat </text:span><text:span text:style-name="T4">dilateImage;</text:span><text:line-break/><text:span text:style-name="T4"> <text:s text:c="3"/></text:span><text:span text:style-name="T6">/*dilate</text:span><text:span text:style-name="T7">最后一个数字是膨胀次数</text:span><text:span text:style-name="T6">*/</text:span><text:line-break/><text:span text:style-name="T6"> <text:s text:c="3"/></text:span><text:span text:style-name="T4">dilate(binaryImage, dilateImage, element, Point(-</text:span><text:span text:style-name="T9">1</text:span><text:span text:style-name="T4">, -</text:span><text:span text:style-name="T9">1</text:span><text:span text:style-name="T4">), </text:span><text:span text:style-name="T9">2</text:span><text:span text:style-name="T4">);</text:span><text:line-break/><text:span text:style-name="T4"> <text:s text:c="3"/></text:span><text:span text:style-name="T6">/*</text:span><text:span text:style-name="T7">轮廓发现</text:span><text:span text:style-name="T6">*/</text:span><text:line-break/><text:span text:style-name="T6"> <text:s text:c="3"/></text:span><text:span text:style-name="T3">vector</text:span><text:span text:style-name="T4">&lt;</text:span><text:span text:style-name="T3">vector</text:span><text:span text:style-name="T4">&lt;</text:span><text:span text:style-name="T14">Point</text:span><text:span text:style-name="T4">&gt;&gt; contours;</text:span><text:line-break/><text:span text:style-name="T4"> <text:s text:c="3"/></text:span><text:span text:style-name="T3">vector</text:span><text:span text:style-name="T4">&lt;</text:span><text:span text:style-name="T14">Vec4i</text:span><text:span text:style-name="T4">&gt; hierarchy;</text:span><text:line-break/><text:span text:style-name="T4"> <text:s text:c="3"/></text:span><text:span text:style-name="T10">double </text:span><text:span text:style-name="T4">maxArea = -</text:span><text:span text:style-name="T9">1</text:span><text:span text:style-name="T4">;</text:span><text:line-break/><text:span text:style-name="T4"> <text:s text:c="3"/></text:span><text:span text:style-name="T10">int </text:span><text:span text:style-name="T4">maxId;</text:span><text:line-break/><text:span text:style-name="T4"> <text:s text:c="3"/>findContours(dilateImage, contours, hierarchy, </text:span><text:span text:style-name="T11">RETR_TREE</text:span><text:span text:style-name="T4">, </text:span><text:span text:style-name="T11">CHAIN_APPROX_NONE</text:span><text:span text:style-name="T4">);</text:span><text:line-break/><text:span text:style-name="T4"> <text:s text:c="3"/></text:span><text:span text:style-name="T10">for </text:span><text:span text:style-name="T4">(</text:span><text:span text:style-name="T10">int </text:span><text:span text:style-name="T4">i = </text:span><text:span text:style-name="T9">0</text:span><text:span text:style-name="T4">; i &lt; contours.size(); i++) {</text:span><text:line-break/><text:span text:style-name="T4"> <text:s text:c="7"/></text:span><text:span text:style-name="T3">vector</text:span><text:span text:style-name="T4">&lt;</text:span><text:span text:style-name="T14">Point</text:span><text:span text:style-name="T4">&gt;points;</text:span><text:line-break/><text:span text:style-name="T4"> <text:s text:c="7"/></text:span><text:span text:style-name="T10">double </text:span><text:span text:style-name="T4">area = contourArea(contours</text:span><text:span text:style-name="T15">[</text:span><text:span text:style-name="T4">i</text:span><text:span text:style-name="T15">]</text:span><text:span text:style-name="T4">);</text:span><text:line-break/><text:span text:style-name="T4"> <text:s text:c="7"/></text:span><text:span text:style-name="T6">/*</text:span><text:span text:style-name="T7">面积排除噪声</text:span><text:span text:style-name="T6">*/</text:span><text:line-break/><text:span text:style-name="T6"> <text:s text:c="7"/></text:span><text:span text:style-name="T10">if </text:span><text:span text:style-name="T4">(area &lt; </text:span><text:span text:style-name="T9">20 </text:span><text:span text:style-name="T4">|| area&gt;</text:span><text:span text:style-name="T9">10000</text:span><text:span text:style-name="T4">)</text:span><text:line-break/><text:span text:style-name="T4"> <text:s text:c="11"/></text:span><text:span text:style-name="T10">continue</text:span><text:span text:style-name="T4">;</text:span><text:line-break/><text:span text:style-name="T4"> <text:s text:c="7"/></text:span><text:span text:style-name="T6">/*</text:span><text:span text:style-name="T7">找到没有父轮廓的轮廓</text:span><text:span text:style-name="T6">*/</text:span><text:line-break/><text:span text:style-name="T6"> <text:s text:c="7"/></text:span><text:span text:style-name="T10">if </text:span><text:span text:style-name="T4">(hierarchy</text:span><text:span text:style-name="T15">[</text:span><text:span text:style-name="T4">i</text:span><text:span text:style-name="T15">][</text:span><text:span text:style-name="T9">3</text:span><text:span text:style-name="T15">] </text:span><text:span text:style-name="T4">&gt;= </text:span><text:span text:style-name="T9">0 </text:span><text:span text:style-name="T4">&amp;&amp; hierarchy</text:span><text:span text:style-name="T15">[</text:span><text:span text:style-name="T4">i</text:span><text:span text:style-name="T15">][</text:span><text:span text:style-name="T9">3</text:span><text:span text:style-name="T15">] </text:span><text:span text:style-name="T4">&lt; contours.size())</text:span><text:line-break/><text:span text:style-name="T4"> <text:s text:c="11"/></text:span><text:span text:style-name="T10">continue</text:span><text:span text:style-name="T4">;</text:span><text:line-break/><text:span text:style-name="T4"> <text:s text:c="7"/></text:span><text:span text:style-name="T6">/*</text:span><text:span text:style-name="T7">找没子轮廓的</text:span><text:span text:style-name="T6">*/</text:span><text:line-break/><text:span text:style-name="T6"> <text:s text:c="7"/></text:span><text:span text:style-name="T10">if </text:span><text:span text:style-name="T4">(hierarchy</text:span><text:span text:style-name="T15">[</text:span><text:span text:style-name="T4">i</text:span><text:span text:style-name="T15">][</text:span><text:span text:style-name="T9">2</text:span><text:span text:style-name="T15">] </text:span><text:span text:style-name="T4">&gt;= </text:span><text:span text:style-name="T9">0 </text:span><text:span text:style-name="T4">&amp;&amp; hierarchy</text:span><text:span text:style-name="T15">[</text:span><text:span text:style-name="T4">i</text:span><text:span text:style-name="T15">][</text:span><text:span text:style-name="T9">2</text:span><text:span text:style-name="T15">] </text:span><text:span text:style-name="T4">&lt; contours.size())</text:span><text:line-break/><text:span text:style-name="T4"> <text:s text:c="11"/></text:span><text:span text:style-name="T10">continue</text:span><text:span text:style-name="T4">;</text:span><text:line-break/><text:span text:style-name="T4"> <text:s text:c="7"/></text:span><text:span text:style-name="T6">/*</text:span><text:span text:style-name="T7">找面积最大的轮廓</text:span><text:span text:style-name="T6">*/</text:span><text:line-break/><text:span text:style-name="T6"> <text:s text:c="7"/></text:span><text:span text:style-name="T10">if </text:span><text:span text:style-name="T4">(maxArea &lt;= area)</text:span><text:line-break/><text:span text:style-name="T4"> <text:s text:c="7"/>{</text:span><text:line-break/><text:span text:style-name="T4"> <text:s text:c="11"/>maxArea = area;</text:span><text:line-break/><text:span text:style-name="T4"> <text:s text:c="11"/>maxId = i;</text:span><text:line-break/><text:span text:style-name="T4"> <text:s text:c="7"/>}</text:span><text:line-break/><text:span text:style-name="T4"> <text:s text:c="7"/></text:span><text:span text:style-name="T6">/*</text:span><text:span text:style-name="T7">控制误差范围</text:span><text:span text:style-name="T6">*/</text:span><text:line-break/><text:span text:style-name="T6"> <text:s text:c="7"/></text:span><text:span text:style-name="T10">if </text:span><text:span text:style-name="T4">(area &lt;= maxArea + </text:span><text:span text:style-name="T9">50 </text:span><text:span text:style-name="T4">&amp;&amp; area &gt;= maxArea - </text:span><text:span text:style-name="T9">50</text:span><text:span text:style-name="T4">) {</text:span><text:line-break/><text:span text:style-name="T4"> <text:s text:c="11"/>maxArea = area;</text:span><text:line-break/><text:span text:style-name="T4"> <text:s text:c="11"/>maxId = i;</text:span><text:line-break/><text:span text:style-name="T4"> <text:s text:c="7"/>}</text:span><text:line-break/><text:span text:style-name="T4"> <text:s text:c="3"/>}</text:span><text:line-break/><text:span text:style-name="T4"> <text:s text:c="3"/></text:span><text:span text:style-name="T10">if </text:span><text:span text:style-name="T4">(maxId &gt;= </text:span><text:span text:style-name="T9">0 </text:span><text:span text:style-name="T4">&amp;&amp; maxId &lt; contours.size()) {</text:span><text:line-break/><text:span text:style-name="T4"> <text:s text:c="7"/></text:span><text:span text:style-name="T6">/*</text:span><text:span text:style-name="T7">画出需打部位轮廓</text:span><text:span text:style-name="T6">*/</text:span><text:line-break/><text:span text:style-name="T6"> <text:s text:c="7"/></text:span><text:span text:style-name="T4">drawContours(test, contours, maxId, Scalar(</text:span><text:span text:style-name="T9">0</text:span><text:span text:style-name="T4">, </text:span><text:span text:style-name="T9">255</text:span><text:span text:style-name="T4">, </text:span><text:span text:style-name="T9">255</text:span><text:span text:style-name="T4">), </text:span><text:span text:style-name="T9">1</text:span><text:span text:style-name="T4">, </text:span><text:span text:style-name="T9">8</text:span><text:span text:style-name="T4">);</text:span><text:line-break/><text:span text:style-name="T4"> <text:s text:c="3"/>}</text:span><text:line-break/><text:span text:style-name="T4"> <text:s text:c="3"/></text:span><text:span text:style-name="T14">Point2f </text:span><text:span text:style-name="T4">rectMid;</text:span><text:span text:style-name="T6">/*</text:span><text:span text:style-name="T7">半径参考长度所在轮廓几何中心</text:span><text:span text:style-name="T6">*/</text:span><text:line-break/><text:line-break/><text:span text:style-name="T6"> <text:s text:c="3"/></text:span><text:span text:style-name="T10">if </text:span><text:span text:style-name="T4">(maxId &gt;= </text:span><text:span text:style-name="T9">0 </text:span><text:span text:style-name="T4">&amp;&amp; maxId &lt; contours.size()) {</text:span><text:line-break/><text:span text:style-name="T4"> <text:s text:c="7"/></text:span><text:span text:style-name="T6">/*</text:span><text:span text:style-name="T7">计算矩</text:span><text:span text:style-name="T6">*/</text:span><text:line-break/><text:span text:style-name="T6"> <text:s text:c="7"/></text:span><text:span text:style-name="T3">Moments </text:span><text:span text:style-name="T4">rect;</text:span><text:line-break/><text:span text:style-name="T4"> <text:s text:c="7"/>rect = moments(contours</text:span><text:span text:style-name="T15">[</text:span><text:span text:style-name="T4">maxId</text:span><text:span text:style-name="T15">]</text:span><text:span text:style-name="T4">, </text:span><text:span text:style-name="T10">false</text:span><text:span text:style-name="T4">);</text:span><text:line-break/><text:soft-page-break/><text:span text:style-name="T4"> <text:s text:c="7"/></text:span><text:span text:style-name="T6">/*</text:span><text:span text:style-name="T7">计算中心矩</text:span><text:span text:style-name="T6">:*/</text:span><text:line-break/><text:span text:style-name="T6"> <text:s text:c="7"/></text:span><text:span text:style-name="T14">Point2f </text:span><text:span text:style-name="T4">rectmid;</text:span><text:line-break/><text:span text:style-name="T4"> <text:s text:c="7"/>rectmid </text:span><text:span text:style-name="T15">= </text:span><text:span text:style-name="T4">Point2f(rect.</text:span><text:span text:style-name="T13">m10 </text:span><text:span text:style-name="T4">/ rect.</text:span><text:span text:style-name="T13">m00</text:span><text:span text:style-name="T4">, rect.</text:span><text:span text:style-name="T13">m01 </text:span><text:span text:style-name="T4">/ rect.</text:span><text:span text:style-name="T13">m00</text:span><text:span text:style-name="T4">);</text:span><text:line-break/><text:span text:style-name="T4"> <text:s text:c="7"/></text:span><text:span text:style-name="T6">/*</text:span><text:span text:style-name="T7">画出需打部位轮廓</text:span><text:span text:style-name="T6">*/</text:span><text:line-break/><text:span text:style-name="T6"> <text:s text:c="7"/></text:span><text:span text:style-name="T4">drawContours(test, contours, maxId, Scalar(</text:span><text:span text:style-name="T9">0</text:span><text:span text:style-name="T4">, </text:span><text:span text:style-name="T9">255</text:span><text:span text:style-name="T4">, </text:span><text:span text:style-name="T9">255</text:span><text:span text:style-name="T4">), </text:span><text:span text:style-name="T9">1</text:span><text:span text:style-name="T4">, </text:span><text:span text:style-name="T9">8</text:span><text:span text:style-name="T4">);</text:span><text:line-break/><text:span text:style-name="T4"> <text:s text:c="7"/>rectMid </text:span><text:span text:style-name="T15">= </text:span><text:span text:style-name="T4">rectmid;</text:span><text:line-break/><text:span text:style-name="T4"> <text:s text:c="3"/>}</text:span><text:line-break/><text:line-break/><text:span text:style-name="T4"> <text:s text:c="3"/></text:span><text:span text:style-name="T6">/*</text:span><text:span text:style-name="T7">长度</text:span><text:span text:style-name="T6">2</text:span><text:span text:style-name="T7">：</text:span><text:span text:style-name="T6">1</text:span><text:span text:style-name="T7">计算需打击部位</text:span><text:span text:style-name="T6">,</text:span><text:span text:style-name="T7">存放</text:span><text:span text:style-name="T6">*/</text:span><text:line-break/><text:line-break/><text:span text:style-name="T6"> <text:s text:c="3"/></text:span><text:span text:style-name="T14">Point2f </text:span><text:span text:style-name="T4">target;</text:span><text:span text:style-name="T6">/*</text:span><text:span text:style-name="T7">目标点</text:span><text:span text:style-name="T6">*/</text:span><text:line-break/><text:span text:style-name="T6"> <text:s text:c="3"/></text:span><text:span text:style-name="T10">double </text:span><text:span text:style-name="T4">multiple = </text:span><text:span text:style-name="T9">1.5</text:span><text:span text:style-name="T4">;</text:span><text:span text:style-name="T6">/*</text:span><text:span text:style-name="T7">倍率，换算目标点所用</text:span><text:span text:style-name="T6">*/</text:span><text:line-break/><text:line-break/><text:span text:style-name="T6"> <text:s text:c="3"/>/*</text:span><text:span text:style-name="T7">第一象限</text:span><text:span text:style-name="T6">*/</text:span><text:line-break/><text:span text:style-name="T6"> <text:s text:c="3"/></text:span><text:span text:style-name="T10">if </text:span><text:span text:style-name="T4">(rectMid.</text:span><text:span text:style-name="T13">x </text:span><text:span text:style-name="T4">&gt;= center.</text:span><text:span text:style-name="T13">x </text:span><text:span text:style-name="T4">&amp;&amp; rectMid.</text:span><text:span text:style-name="T13">y </text:span><text:span text:style-name="T4">&lt;= center.</text:span><text:span text:style-name="T13">y</text:span><text:span text:style-name="T4">) {</text:span><text:line-break/><text:span text:style-name="T4"> <text:s text:c="7"/>target </text:span><text:span text:style-name="T15">= </text:span><text:span text:style-name="T4">Point2f(center.</text:span><text:span text:style-name="T13">x </text:span><text:span text:style-name="T4">+ (rectMid.</text:span><text:span text:style-name="T13">x </text:span><text:span text:style-name="T4">- center.</text:span><text:span text:style-name="T13">x</text:span><text:span text:style-name="T4">) * multiple, center.</text:span><text:span text:style-name="T13">y </text:span><text:span text:style-name="T4">- (center.</text:span><text:span text:style-name="T13">y </text:span><text:span text:style-name="T4">- rectMid.</text:span><text:span text:style-name="T13">y</text:span><text:span text:style-name="T4">) * multiple);</text:span><text:line-break/><text:line-break/><text:span text:style-name="T4"> <text:s text:c="3"/>}</text:span><text:line-break/><text:span text:style-name="T4"> <text:s text:c="3"/></text:span><text:span text:style-name="T6">/*</text:span><text:span text:style-name="T7">第二象限</text:span><text:span text:style-name="T6">*/</text:span><text:line-break/><text:span text:style-name="T6"> <text:s text:c="3"/></text:span><text:span text:style-name="T10">if </text:span><text:span text:style-name="T4">(rectMid.</text:span><text:span text:style-name="T13">x </text:span><text:span text:style-name="T4">&lt;= center.</text:span><text:span text:style-name="T13">x </text:span><text:span text:style-name="T4">&amp;&amp; rectMid.</text:span><text:span text:style-name="T13">y </text:span><text:span text:style-name="T4">&lt;= center.</text:span><text:span text:style-name="T13">y</text:span><text:span text:style-name="T4">) {</text:span><text:line-break/><text:span text:style-name="T4"> <text:s text:c="7"/>target </text:span><text:span text:style-name="T15">= </text:span><text:span text:style-name="T4">Point2f(center.</text:span><text:span text:style-name="T13">x </text:span><text:span text:style-name="T4">- (center.</text:span><text:span text:style-name="T13">x </text:span><text:span text:style-name="T4">- rectMid.</text:span><text:span text:style-name="T13">x</text:span><text:span text:style-name="T4">) * multiple, center.</text:span><text:span text:style-name="T13">y </text:span><text:span text:style-name="T4">- (center.</text:span><text:span text:style-name="T13">y </text:span><text:span text:style-name="T4">- rectMid.</text:span><text:span text:style-name="T13">y</text:span><text:span text:style-name="T4">) * multiple);</text:span><text:line-break/><text:line-break/><text:span text:style-name="T4"> <text:s text:c="3"/>}</text:span><text:line-break/><text:span text:style-name="T4"> <text:s text:c="3"/></text:span><text:span text:style-name="T6">/*</text:span><text:span text:style-name="T7">第三象限</text:span><text:span text:style-name="T6">*/</text:span><text:line-break/><text:span text:style-name="T6"> <text:s text:c="3"/></text:span><text:span text:style-name="T10">if </text:span><text:span text:style-name="T4">(rectMid.</text:span><text:span text:style-name="T13">x </text:span><text:span text:style-name="T4">&lt;= center.</text:span><text:span text:style-name="T13">x </text:span><text:span text:style-name="T4">&amp;&amp; rectMid.</text:span><text:span text:style-name="T13">y </text:span><text:span text:style-name="T4">&gt;= center.</text:span><text:span text:style-name="T13">y</text:span><text:span text:style-name="T4">) {</text:span><text:line-break/><text:span text:style-name="T4"> <text:s text:c="7"/>target </text:span><text:span text:style-name="T15">= </text:span><text:span text:style-name="T4">Point2f(center.</text:span><text:span text:style-name="T13">x </text:span><text:span text:style-name="T4">- (center.</text:span><text:span text:style-name="T13">x </text:span><text:span text:style-name="T4">- rectMid.</text:span><text:span text:style-name="T13">x</text:span><text:span text:style-name="T4">) * multiple, center.</text:span><text:span text:style-name="T13">y </text:span><text:span text:style-name="T4">+ (rectMid.</text:span><text:span text:style-name="T13">y </text:span><text:span text:style-name="T4">- center.</text:span><text:span text:style-name="T13">y</text:span><text:span text:style-name="T4">) * multiple);</text:span><text:line-break/><text:line-break/><text:span text:style-name="T4"> <text:s text:c="3"/>}</text:span><text:line-break/><text:span text:style-name="T4"> <text:s text:c="3"/></text:span><text:span text:style-name="T6">/*</text:span><text:span text:style-name="T7">第四象限</text:span><text:span text:style-name="T6">*/</text:span><text:line-break/><text:span text:style-name="T6"> <text:s text:c="3"/></text:span><text:span text:style-name="T10">if </text:span><text:span text:style-name="T4">(rectMid.</text:span><text:span text:style-name="T13">x </text:span><text:span text:style-name="T4">&gt;= center.</text:span><text:span text:style-name="T13">x </text:span><text:span text:style-name="T4">&amp;&amp; rectMid.</text:span><text:span text:style-name="T13">y </text:span><text:span text:style-name="T4">&gt;= center.</text:span><text:span text:style-name="T13">y</text:span><text:span text:style-name="T4">) {</text:span><text:line-break/><text:span text:style-name="T4"> <text:s text:c="7"/>target </text:span><text:span text:style-name="T15">= </text:span><text:span text:style-name="T4">Point2f(center.</text:span><text:span text:style-name="T13">x </text:span><text:span text:style-name="T4">+ (rectMid.</text:span><text:span text:style-name="T13">x </text:span><text:span text:style-name="T4">- center.</text:span><text:span text:style-name="T13">x</text:span><text:span text:style-name="T4">) * multiple, center.</text:span><text:span text:style-name="T13">y </text:span><text:span text:style-name="T4">+ (rectMid.</text:span><text:span text:style-name="T13">y </text:span><text:span text:style-name="T4">- center.</text:span><text:span text:style-name="T13">y</text:span><text:span text:style-name="T4">) * multiple);</text:span><text:line-break/><text:line-break/><text:span text:style-name="T4"> <text:s text:c="3"/>}</text:span><text:line-break/><text:span text:style-name="T4"> <text:s text:c="3"/>circle(test, target, </text:span><text:span text:style-name="T9">1</text:span><text:span text:style-name="T4">, Scalar(</text:span><text:span text:style-name="T9">255</text:span><text:span text:style-name="T4">), -</text:span><text:span text:style-name="T9">1</text:span><text:span text:style-name="T4">, </text:span><text:span text:style-name="T9">8</text:span><text:span text:style-name="T4">, </text:span><text:span text:style-name="T9">0</text:span><text:span text:style-name="T4">);</text:span><text:line-break/><text:line-break/><text:span text:style-name="T4"> <text:s text:c="3"/>imshow(</text:span><text:span text:style-name="T2">"image"</text:span><text:span text:style-name="T4">, test);</text:span><text:line-break/><text:span text:style-name="T4"> <text:s text:c="3"/>waitKey();</text:span><text:line-break/><text:span text:style-name="T4"> <text:s text:c="3"/></text:span><text:span text:style-name="T10">return </text:span><text:span text:style-name="T9">0</text:span><text:span text:style-name="T4">;</text:span><text:line-break/><text:span text:style-name="T4">}</text:span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6">/**</text:span><text:line-break/><text:span text:style-name="T6">VideoCapture imread("/home/yuuki/Downloads/RedMove.mp4");</text:span><text:line-break/><text:span text:style-name="T6">Mat frame;</text:span><text:line-break/><text:span text:style-name="T6">for (;;) {</text:span><text:line-break/><text:span text:style-name="T6">Rect point_array[20];</text:span><text:line-break/><text:span text:style-name="T6">imread &gt;&gt; frame;</text:span><text:line-break/><text:span text:style-name="T6">if (frame.empty()) {</text:span><text:line-break/><text:span text:style-name="T6">break;</text:span><text:line-break/><text:span text:style-name="T6">}</text:span><text:line-break/><text:span text:style-name="T6">Mat gray_img, thresh_img;</text:span><text:line-break/><text:span text:style-name="T6">//</text:span><text:span text:style-name="T7">灰度</text:span><text:line-break/><text:soft-page-break/><text:span text:style-name="T6">cvtColor(frame, gray_img, COLOR_BGR2GRAY);</text:span><text:line-break/><text:span text:style-name="T6">threshold(gray_img, thresh_img, 0, 255, THRESH_TRIANGLE);</text:span><text:line-break/><text:span text:style-name="T6">//</text:span><text:span text:style-name="T7">开运算</text:span><text:line-break/><text:span text:style-name="T6">Mat ellipse = getStructuringElement(MORPH_ELLIPSE, Size(13, 13));</text:span><text:line-break/><text:span text:style-name="T6">morphologyEx(thresh_img, thresh_img, MORPH_OPEN, ellipse, Point(-1, -1), 2);</text:span><text:line-break/><text:span text:style-name="T6">//</text:span><text:span text:style-name="T7">寻找轮廓</text:span><text:line-break/><text:span text:style-name="T6">vector&lt;vector&lt;Point&gt;&gt; contours;</text:span><text:line-break/><text:span text:style-name="T6">vector&lt;Vec4i&gt; hierarchy1;</text:span><text:line-break/><text:span text:style-name="T6">findContours(thresh_img, contours, hierarchy1, RETR_LIST, CHAIN_APPROX_NONE, Point());</text:span><text:line-break/><text:span text:style-name="T6">//</text:span><text:span text:style-name="T7">获取某一轮廓重心点</text:span><text:line-break/><text:span text:style-name="T6">Moments M;</text:span><text:line-break/><text:span text:style-name="T6">M = moments(contours[0]);</text:span><text:line-break/><text:span text:style-name="T6">double cX = double(M.m10 / M.m00);</text:span><text:line-break/><text:span text:style-name="T6">double cY = double(M.m01 / M.m00);</text:span><text:line-break/><text:span text:style-name="T6">//</text:span><text:span text:style-name="T7">绘制轮廓</text:span><text:line-break/><text:span text:style-name="T6">drawContours(frame, contours, 0, Scalar(0, 255, 0), 2, 8, hierarchy1);</text:span><text:line-break/><text:span text:style-name="T6">//</text:span><text:span text:style-name="T7">显示轮廓重心并提取坐标点</text:span><text:line-break/><text:span text:style-name="T6">circle(frame, Point2d(cX, cY), 6, Scalar(0, 255, 0), 2, 8);</text:span><text:line-break/><text:span text:style-name="T6">namedWindow("Center Point", WINDOW_NORMAL);</text:span><text:line-break/><text:span text:style-name="T6">imshow("Center Point", frame);</text:span><text:line-break/><text:span text:style-name="T6">//imwrite("D:\\Besktop\\1\\22_21_27.bmp", img);</text:span><text:line-break/><text:span text:style-name="T6">putText(frame, "center", Point2d(cX - 20, cY - 20), FONT_HERSHEY_SIMPLEX, 0.5, Scalar(0, 255, 0), 1, 8);</text:span><text:line-break/><text:span text:style-name="T6">cout &lt;&lt; "</text:span><text:span text:style-name="T7">重心坐标：</text:span><text:span text:style-name="T6">" &lt;&lt; cX &lt;&lt; " " &lt;&lt; cY &lt;&lt; endl &lt;&lt; endl;</text:span><text:line-break/><text:span text:style-name="T6">if (waitKey(50) &gt;= 0) {</text:span><text:line-break/><text:span text:style-name="T6">break;</text:span><text:line-break/><text:span text:style-name="T6">}</text:span><text:line-break/><text:line-break/><text:span text:style-name="T6"> // </text:span><text:span text:style-name="T7">假设</text:span><text:span text:style-name="T6"> RuneDetector </text:span><text:span text:style-name="T7">类的简化版本</text:span><text:line-break/><text:span text:style-name="T6">class RuneDetector {</text:span><text:line-break/><text:span text:style-name="T6">public:</text:span><text:line-break/><text:span text:style-name="T6"> <text:s text:c="3"/>// </text:span><text:span text:style-name="T7">假设</text:span><text:span text:style-name="T6"> imageProcess </text:span><text:span text:style-name="T7">函数接收一个图像对象引用，并进行处理</text:span><text:line-break/><text:span text:style-name="T6"> <text:s text:c="3"/>void imageProcess(Image&amp; src) {</text:span><text:line-break/><text:span text:style-name="T6"> <text:s text:c="7"/>// </text:span><text:span text:style-name="T7">这里是对图像</text:span><text:span text:style-name="T6">src</text:span><text:span text:style-name="T7">进行处理的代码</text:span><text:line-break/><text:span text:style-name="T6"> <text:s text:c="7"/>// </text:span><text:span text:style-name="T7">例如：灰度化、二值化、特征提取等</text:span><text:line-break/><text:span text:style-name="T6"> <text:s text:c="7"/>processImage(src);</text:span><text:line-break/><text:span text:style-name="T6"> <text:s text:c="3"/>}</text:span><text:line-break/><text:line-break/><text:span text:style-name="T6">private:</text:span><text:line-break/><text:span text:style-name="T6"> <text:s text:c="3"/>// </text:span><text:span text:style-name="T7">这里是内部用于图像处理的辅助函数</text:span><text:line-break/><text:span text:style-name="T6"> <text:s text:c="3"/>void processImage(Image&amp; img) {</text:span><text:line-break/><text:span text:style-name="T6"> <text:s text:c="7"/>// </text:span><text:span text:style-name="T7">实现你的图像处理算法</text:span><text:line-break/><text:span text:style-name="T6"> <text:s text:c="3"/>}</text:span><text:line-break/><text:span text:style-name="T6">};</text:span><text:line-break/><text:line-break/><text:span text:style-name="T6">// </text:span><text:span text:style-name="T7">使用示例</text:span><text:line-break/><text:span text:style-name="T6">int main() {</text:span><text:line-break/><text:soft-page-break/><text:span text:style-name="T6"> <text:s text:c="3"/>// </text:span><text:span text:style-name="T7">创建一个</text:span><text:span text:style-name="T6">Image</text:span><text:span text:style-name="T7">对象</text:span><text:line-break/><text:span text:style-name="T6"> <text:s text:c="3"/>Image src = loadImage("input.jpg");</text:span><text:line-break/><text:line-break/><text:span text:style-name="T6"> <text:s text:c="3"/>// </text:span><text:span text:style-name="T7">创建</text:span><text:span text:style-name="T6">RuneDetector</text:span><text:span text:style-name="T7">对象</text:span><text:line-break/><text:span text:style-name="T6"> <text:s text:c="3"/>RuneDetector detector;</text:span><text:line-break/><text:line-break/><text:span text:style-name="T6"> <text:s text:c="3"/>// </text:span><text:span text:style-name="T7">对图像进行处理</text:span><text:line-break/><text:span text:style-name="T6"> <text:s text:c="3"/>detector.imageProcess(src);</text:span><text:line-break/><text:line-break/><text:span text:style-name="T6"> <text:s text:c="3"/>return 0;</text:span><text:line-break/><text:span text:style-name="T6">}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6"> }**/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5:50:54.439302757</meta:creation-date>
    <dc:date>2024-01-27T15:51:29.394000185</dc:date>
    <meta:editing-duration>PT35S</meta:editing-duration>
    <meta:editing-cycles>1</meta:editing-cycles>
    <meta:document-statistic meta:table-count="0" meta:image-count="0" meta:object-count="0" meta:page-count="20" meta:paragraph-count="1" meta:word-count="3696" meta:character-count="30625" meta:non-whitespace-character-count="20894"/>
    <meta:generator>LibreOffice/7.3.7.2$Linux_X86_64 LibreOffice_project/30$Build-2</meta:generator>
  </office:meta>
</office:document-meta>
</file>